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Verdana" svg:font-family="Verdana, sans-serif"/>
    <style:font-face style:name="Cambria1" svg:font-family="Cambria" style:font-family-generic="roman" style:font-pitch="variable"/>
    <style:font-face style:name="Cambria" svg:font-family="Cambria" style:font-adornments="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automatic-styles>
    <style:style style:name="Table1" style:family="table">
      <style:table-properties style:width="17.572cm" fo:margin-left="-0.018cm" fo:margin-top="0cm" fo:margin-bottom="0cm" table:align="left" style:writing-mode="lr-tb"/>
    </style:style>
    <style:style style:name="Table1.A" style:family="table-column">
      <style:table-column-properties style:column-width="5.022cm"/>
    </style:style>
    <style:style style:name="Table1.B" style:family="table-column">
      <style:table-column-properties style:column-width="12.548cm"/>
    </style:style>
    <style:style style:name="Table1.1" style:family="table-row">
      <style:table-row-properties fo:keep-together="auto"/>
    </style:style>
    <style:style style:name="Table1.A1" style:family="table-cell">
      <style:table-cell-properties style:vertical-align="" fo:padding="0cm" fo:border-left="0.25pt solid #000001" fo:border-right="none" fo:border-top="0.25pt solid #000001" fo:border-bottom="0.25pt solid #000001"/>
    </style:style>
    <style:style style:name="Table1.B1" style:family="table-cell">
      <style:table-cell-properties style:vertical-align="" fo:padding="0cm" fo:border="0.25pt solid #000001"/>
    </style:style>
    <style:style style:name="Table1.A2" style:family="table-cell">
      <style:table-cell-properties style:vertical-align="" fo:padding="0cm" fo:border-left="0.25pt solid #000001" fo:border-right="none" fo:border-top="none" fo:border-bottom="0.25pt solid #000001"/>
    </style:style>
    <style:style style:name="Table1.B2" style:family="table-cell">
      <style:table-cell-properties style:vertical-align="" fo:padding="0cm" fo:border-left="0.25pt solid #000001" fo:border-right="0.25pt solid #000001" fo:border-top="none" fo:border-bottom="0.25pt solid #000001"/>
    </style:style>
    <style:style style:name="Table2" style:family="table">
      <style:table-properties style:width="17.572cm" fo:margin-left="-0.018cm" fo:margin-top="0cm" fo:margin-bottom="0cm" table:align="left" style:writing-mode="lr-tb"/>
    </style:style>
    <style:style style:name="Table2.A" style:family="table-column">
      <style:table-column-properties style:column-width="5.022cm"/>
    </style:style>
    <style:style style:name="Table2.B" style:family="table-column">
      <style:table-column-properties style:column-width="12.548cm"/>
    </style:style>
    <style:style style:name="Table2.1" style:family="table-row">
      <style:table-row-properties fo:keep-together="auto"/>
    </style:style>
    <style:style style:name="Table2.A1" style:family="table-cell">
      <style:table-cell-properties style:vertical-align="" fo:padding="0cm" fo:border-left="0.25pt solid #000001" fo:border-right="none" fo:border-top="0.25pt solid #000001" fo:border-bottom="0.25pt solid #000001"/>
    </style:style>
    <style:style style:name="Table2.B1" style:family="table-cell">
      <style:table-cell-properties style:vertical-align="" fo:padding="0cm" fo:border="0.25pt solid #000001"/>
    </style:style>
    <style:style style:name="Table2.A2" style:family="table-cell">
      <style:table-cell-properties style:vertical-align="" fo:padding="0cm" fo:border-left="0.25pt solid #000001" fo:border-right="none" fo:border-top="none" fo:border-bottom="0.25pt solid #000001"/>
    </style:style>
    <style:style style:name="Table2.B2" style:family="table-cell">
      <style:table-cell-properties style:vertical-align="" fo:padding="0cm" fo:border-left="0.25pt solid #000001" fo:border-right="0.25pt solid #000001" fo:border-top="none" fo:border-bottom="0.25pt solid #000001"/>
    </style:style>
    <style:style style:name="Table3" style:family="table">
      <style:table-properties style:width="17.572cm" fo:margin-left="-0.018cm" fo:margin-top="0cm" fo:margin-bottom="0cm" table:align="left" style:writing-mode="lr-tb"/>
    </style:style>
    <style:style style:name="Table3.A" style:family="table-column">
      <style:table-column-properties style:column-width="5.022cm"/>
    </style:style>
    <style:style style:name="Table3.B" style:family="table-column">
      <style:table-column-properties style:column-width="12.548cm"/>
    </style:style>
    <style:style style:name="Table3.1" style:family="table-row">
      <style:table-row-properties fo:keep-together="auto"/>
    </style:style>
    <style:style style:name="Table3.A1" style:family="table-cell">
      <style:table-cell-properties style:vertical-align="" fo:padding="0cm" fo:border-left="0.25pt solid #000001" fo:border-right="none" fo:border-top="0.25pt solid #000001" fo:border-bottom="0.25pt solid #000001"/>
    </style:style>
    <style:style style:name="Table3.B1" style:family="table-cell">
      <style:table-cell-properties style:vertical-align="" fo:padding="0cm" fo:border="0.25pt solid #000001"/>
    </style:style>
    <style:style style:name="Table3.A2" style:family="table-cell">
      <style:table-cell-properties style:vertical-align="" fo:padding="0cm" fo:border-left="0.25pt solid #000001" fo:border-right="none" fo:border-top="none" fo:border-bottom="0.25pt solid #000001"/>
    </style:style>
    <style:style style:name="Table3.B2" style:family="table-cell">
      <style:table-cell-properties style:vertical-align="" fo:padding="0cm" fo:border-left="0.25pt solid #000001" fo:border-right="0.25pt solid #000001" fo:border-top="none" fo:border-bottom="0.25pt solid #000001"/>
    </style:style>
    <style:style style:name="Table4" style:family="table">
      <style:table-properties style:width="17.572cm" fo:margin-left="-0.018cm" fo:margin-top="0cm" fo:margin-bottom="0cm" table:align="left" style:writing-mode="lr-tb"/>
    </style:style>
    <style:style style:name="Table4.A" style:family="table-column">
      <style:table-column-properties style:column-width="5.022cm"/>
    </style:style>
    <style:style style:name="Table4.B" style:family="table-column">
      <style:table-column-properties style:column-width="12.548cm"/>
    </style:style>
    <style:style style:name="Table4.1" style:family="table-row">
      <style:table-row-properties fo:keep-together="auto"/>
    </style:style>
    <style:style style:name="Table4.A1" style:family="table-cell">
      <style:table-cell-properties style:vertical-align="" fo:padding="0cm" fo:border-left="0.25pt solid #000001" fo:border-right="none" fo:border-top="0.25pt solid #000001" fo:border-bottom="0.25pt solid #000001"/>
    </style:style>
    <style:style style:name="Table4.B1" style:family="table-cell">
      <style:table-cell-properties style:vertical-align="" fo:padding="0cm" fo:border="0.25pt solid #000001"/>
    </style:style>
    <style:style style:name="Table4.A2" style:family="table-cell">
      <style:table-cell-properties style:vertical-align="" fo:padding="0cm" fo:border-left="0.25pt solid #000001" fo:border-right="none" fo:border-top="none" fo:border-bottom="0.25pt solid #000001"/>
    </style:style>
    <style:style style:name="Table4.B2" style:family="table-cell">
      <style:table-cell-properties style:vertical-align="" fo:padding="0cm" fo:border-left="0.25pt solid #000001" fo:border-right="0.25pt solid #000001" fo:border-top="none" fo:border-bottom="0.25pt solid #000001"/>
    </style:style>
    <style:style style:name="Table5" style:family="table">
      <style:table-properties style:width="17.572cm" fo:margin-left="-0.018cm" fo:margin-top="0cm" fo:margin-bottom="0cm" table:align="left" style:writing-mode="lr-tb"/>
    </style:style>
    <style:style style:name="Table5.A" style:family="table-column">
      <style:table-column-properties style:column-width="5.022cm"/>
    </style:style>
    <style:style style:name="Table5.B" style:family="table-column">
      <style:table-column-properties style:column-width="12.548cm"/>
    </style:style>
    <style:style style:name="Table5.1" style:family="table-row">
      <style:table-row-properties fo:keep-together="auto"/>
    </style:style>
    <style:style style:name="Table5.A1" style:family="table-cell">
      <style:table-cell-properties style:vertical-align="" fo:padding="0cm" fo:border-left="0.25pt solid #000001" fo:border-right="none" fo:border-top="0.25pt solid #000001" fo:border-bottom="0.25pt solid #000001"/>
    </style:style>
    <style:style style:name="Table5.B1" style:family="table-cell">
      <style:table-cell-properties style:vertical-align="" fo:padding="0cm" fo:border="0.25pt solid #000001"/>
    </style:style>
    <style:style style:name="Table5.A2" style:family="table-cell">
      <style:table-cell-properties style:vertical-align="" fo:padding="0cm" fo:border-left="0.25pt solid #000001" fo:border-right="none" fo:border-top="none" fo:border-bottom="0.25pt solid #000001"/>
    </style:style>
    <style:style style:name="Table5.B2" style:family="table-cell">
      <style:table-cell-properties style:vertical-align="" fo:padding="0cm" fo:border-left="0.25pt solid #000001" fo:border-right="0.25pt solid #000001" fo:border-top="none" fo:border-bottom="0.25pt solid #000001"/>
    </style:style>
    <style:style style:name="Table6" style:family="table">
      <style:table-properties style:width="17.572cm" fo:margin-left="-0.018cm" fo:margin-top="0cm" fo:margin-bottom="0cm" table:align="left" style:writing-mode="lr-tb"/>
    </style:style>
    <style:style style:name="Table6.A" style:family="table-column">
      <style:table-column-properties style:column-width="5.022cm"/>
    </style:style>
    <style:style style:name="Table6.B" style:family="table-column">
      <style:table-column-properties style:column-width="12.548cm"/>
    </style:style>
    <style:style style:name="Table6.1" style:family="table-row">
      <style:table-row-properties fo:keep-together="auto"/>
    </style:style>
    <style:style style:name="Table6.A1" style:family="table-cell">
      <style:table-cell-properties style:vertical-align="" fo:padding="0cm" fo:border-left="0.25pt solid #000001" fo:border-right="none" fo:border-top="0.25pt solid #000001" fo:border-bottom="0.25pt solid #000001"/>
    </style:style>
    <style:style style:name="Table6.B1" style:family="table-cell">
      <style:table-cell-properties style:vertical-align="" fo:padding="0cm" fo:border="0.25pt solid #000001"/>
    </style:style>
    <style:style style:name="Table6.A2" style:family="table-cell">
      <style:table-cell-properties style:vertical-align="" fo:padding="0cm" fo:border-left="0.25pt solid #000001" fo:border-right="none" fo:border-top="none" fo:border-bottom="0.25pt solid #000001"/>
    </style:style>
    <style:style style:name="Table6.B2" style:family="table-cell">
      <style:table-cell-properties style:vertical-align="" fo:padding="0cm" fo:border-left="0.25pt solid #000001" fo:border-right="0.25pt solid #000001" fo:border-top="none" fo:border-bottom="0.25pt solid #000001"/>
    </style:style>
    <style:style style:name="Table7" style:family="table">
      <style:table-properties style:width="17.572cm" fo:margin-left="-0.018cm" fo:margin-top="0cm" fo:margin-bottom="0cm" table:align="left" style:writing-mode="lr-tb"/>
    </style:style>
    <style:style style:name="Table7.A" style:family="table-column">
      <style:table-column-properties style:column-width="5.022cm"/>
    </style:style>
    <style:style style:name="Table7.B" style:family="table-column">
      <style:table-column-properties style:column-width="12.548cm"/>
    </style:style>
    <style:style style:name="Table7.1" style:family="table-row">
      <style:table-row-properties fo:keep-together="auto"/>
    </style:style>
    <style:style style:name="Table7.A1" style:family="table-cell">
      <style:table-cell-properties style:vertical-align="" fo:padding="0cm" fo:border-left="0.25pt solid #000001" fo:border-right="none" fo:border-top="0.25pt solid #000001" fo:border-bottom="0.25pt solid #000001"/>
    </style:style>
    <style:style style:name="Table7.B1" style:family="table-cell">
      <style:table-cell-properties style:vertical-align="" fo:padding="0cm" fo:border="0.25pt solid #000001"/>
    </style:style>
    <style:style style:name="Table7.A2" style:family="table-cell">
      <style:table-cell-properties style:vertical-align="" fo:padding="0cm" fo:border-left="0.25pt solid #000001" fo:border-right="none" fo:border-top="none" fo:border-bottom="0.25pt solid #000001"/>
    </style:style>
    <style:style style:name="Table7.B2" style:family="table-cell">
      <style:table-cell-properties style:vertical-align="" fo:padding="0cm" fo:border-left="0.25pt solid #000001" fo:border-right="0.25pt solid #000001" fo:border-top="none" fo:border-bottom="0.25pt solid #000001"/>
    </style:style>
    <style:style style:name="Table8" style:family="table">
      <style:table-properties style:width="17.572cm" fo:margin-left="-0.018cm" fo:margin-top="0cm" fo:margin-bottom="0cm" table:align="left" style:writing-mode="lr-tb"/>
    </style:style>
    <style:style style:name="Table8.A" style:family="table-column">
      <style:table-column-properties style:column-width="5.022cm"/>
    </style:style>
    <style:style style:name="Table8.B" style:family="table-column">
      <style:table-column-properties style:column-width="12.548cm"/>
    </style:style>
    <style:style style:name="Table8.1" style:family="table-row">
      <style:table-row-properties fo:keep-together="auto"/>
    </style:style>
    <style:style style:name="Table8.A1" style:family="table-cell">
      <style:table-cell-properties style:vertical-align="" fo:padding="0cm" fo:border-left="0.25pt solid #000001" fo:border-right="none" fo:border-top="0.25pt solid #000001" fo:border-bottom="0.25pt solid #000001"/>
    </style:style>
    <style:style style:name="Table8.B1" style:family="table-cell">
      <style:table-cell-properties style:vertical-align="" fo:padding="0cm" fo:border="0.25pt solid #000001"/>
    </style:style>
    <style:style style:name="Table8.A2" style:family="table-cell">
      <style:table-cell-properties style:vertical-align="" fo:padding="0cm" fo:border-left="0.25pt solid #000001" fo:border-right="none" fo:border-top="none" fo:border-bottom="0.25pt solid #000001"/>
    </style:style>
    <style:style style:name="Table8.B2" style:family="table-cell">
      <style:table-cell-properties style:vertical-align="" fo:padding="0cm" fo:border-left="0.25pt solid #000001" fo:border-right="0.25pt solid #000001" fo:border-top="none" fo:border-bottom="0.25pt solid #000001"/>
    </style:style>
    <style:style style:name="Table9" style:family="table">
      <style:table-properties style:width="17.572cm" fo:margin-left="-0.018cm" fo:margin-top="0cm" fo:margin-bottom="0cm" table:align="left" style:writing-mode="lr-tb"/>
    </style:style>
    <style:style style:name="Table9.A" style:family="table-column">
      <style:table-column-properties style:column-width="5.022cm"/>
    </style:style>
    <style:style style:name="Table9.B" style:family="table-column">
      <style:table-column-properties style:column-width="12.548cm"/>
    </style:style>
    <style:style style:name="Table9.1" style:family="table-row">
      <style:table-row-properties fo:keep-together="auto"/>
    </style:style>
    <style:style style:name="Table9.A1" style:family="table-cell">
      <style:table-cell-properties style:vertical-align="" fo:padding="0cm" fo:border-left="0.25pt solid #000001" fo:border-right="none" fo:border-top="0.25pt solid #000001" fo:border-bottom="0.25pt solid #000001"/>
    </style:style>
    <style:style style:name="Table9.B1" style:family="table-cell">
      <style:table-cell-properties style:vertical-align="" fo:padding="0cm" fo:border="0.25pt solid #000001"/>
    </style:style>
    <style:style style:name="Table9.A2" style:family="table-cell">
      <style:table-cell-properties style:vertical-align="" fo:padding="0cm" fo:border-left="0.25pt solid #000001" fo:border-right="none" fo:border-top="none" fo:border-bottom="0.25pt solid #000001"/>
    </style:style>
    <style:style style:name="Table9.B2" style:family="table-cell">
      <style:table-cell-properties style:vertical-align="" fo:padding="0cm" fo:border-left="0.25pt solid #000001" fo:border-right="0.25pt solid #000001" fo:border-top="none" fo:border-bottom="0.25pt solid #000001"/>
    </style:style>
    <style:style style:name="Table10" style:family="table">
      <style:table-properties style:width="17.572cm" fo:margin-left="-0.018cm" fo:margin-top="0cm" fo:margin-bottom="0cm" table:align="left" style:writing-mode="lr-tb"/>
    </style:style>
    <style:style style:name="Table10.A" style:family="table-column">
      <style:table-column-properties style:column-width="5.022cm"/>
    </style:style>
    <style:style style:name="Table10.B" style:family="table-column">
      <style:table-column-properties style:column-width="12.548cm"/>
    </style:style>
    <style:style style:name="Table10.1" style:family="table-row">
      <style:table-row-properties fo:keep-together="auto"/>
    </style:style>
    <style:style style:name="Table10.A1" style:family="table-cell">
      <style:table-cell-properties style:vertical-align="" fo:padding="0cm" fo:border-left="0.25pt solid #000001" fo:border-right="none" fo:border-top="0.25pt solid #000001" fo:border-bottom="0.25pt solid #000001"/>
    </style:style>
    <style:style style:name="Table10.B1" style:family="table-cell">
      <style:table-cell-properties style:vertical-align="" fo:padding="0cm" fo:border="0.25pt solid #000001"/>
    </style:style>
    <style:style style:name="Table10.A2" style:family="table-cell">
      <style:table-cell-properties style:vertical-align="" fo:padding="0cm" fo:border-left="0.25pt solid #000001" fo:border-right="none" fo:border-top="none" fo:border-bottom="0.25pt solid #000001"/>
    </style:style>
    <style:style style:name="Table10.B2" style:family="table-cell">
      <style:table-cell-properties style:vertical-align="" fo:padding="0cm" fo:border-left="0.25pt solid #000001" fo:border-right="0.25pt solid #000001" fo:border-top="none" fo:border-bottom="0.25pt solid #000001"/>
    </style:style>
    <style:style style:name="Table11" style:family="table">
      <style:table-properties style:width="17.572cm" fo:margin-left="-0.018cm" fo:margin-top="0cm" fo:margin-bottom="0cm" table:align="left" style:writing-mode="lr-tb"/>
    </style:style>
    <style:style style:name="Table11.A" style:family="table-column">
      <style:table-column-properties style:column-width="5.022cm"/>
    </style:style>
    <style:style style:name="Table11.B" style:family="table-column">
      <style:table-column-properties style:column-width="12.548cm"/>
    </style:style>
    <style:style style:name="Table11.1" style:family="table-row">
      <style:table-row-properties fo:keep-together="auto"/>
    </style:style>
    <style:style style:name="Table11.A1" style:family="table-cell">
      <style:table-cell-properties style:vertical-align="" fo:padding="0cm" fo:border-left="0.25pt solid #000001" fo:border-right="none" fo:border-top="0.25pt solid #000001" fo:border-bottom="0.25pt solid #000001"/>
    </style:style>
    <style:style style:name="Table11.B1" style:family="table-cell">
      <style:table-cell-properties style:vertical-align="" fo:padding="0cm" fo:border="0.25pt solid #000001"/>
    </style:style>
    <style:style style:name="Table11.A2" style:family="table-cell">
      <style:table-cell-properties style:vertical-align="" fo:padding="0cm" fo:border-left="0.25pt solid #000001" fo:border-right="none" fo:border-top="none" fo:border-bottom="0.25pt solid #000001"/>
    </style:style>
    <style:style style:name="Table11.B2" style:family="table-cell">
      <style:table-cell-properties style:vertical-align="" fo:padding="0cm" fo:border-left="0.25pt solid #000001" fo:border-right="0.25pt solid #000001" fo:border-top="none" fo:border-bottom="0.25pt solid #000001"/>
    </style:style>
    <style:style style:name="Table12" style:family="table">
      <style:table-properties style:width="17.572cm" fo:margin-left="-0.018cm" fo:margin-top="0cm" fo:margin-bottom="0cm" table:align="left" style:writing-mode="lr-tb"/>
    </style:style>
    <style:style style:name="Table12.A" style:family="table-column">
      <style:table-column-properties style:column-width="5.022cm"/>
    </style:style>
    <style:style style:name="Table12.B" style:family="table-column">
      <style:table-column-properties style:column-width="12.548cm"/>
    </style:style>
    <style:style style:name="Table12.1" style:family="table-row">
      <style:table-row-properties fo:keep-together="auto"/>
    </style:style>
    <style:style style:name="Table12.A1" style:family="table-cell">
      <style:table-cell-properties style:vertical-align="" fo:padding="0cm" fo:border-left="0.25pt solid #000001" fo:border-right="none" fo:border-top="0.25pt solid #000001" fo:border-bottom="0.25pt solid #000001"/>
    </style:style>
    <style:style style:name="Table12.B1" style:family="table-cell">
      <style:table-cell-properties style:vertical-align="" fo:padding="0cm" fo:border="0.25pt solid #000001"/>
    </style:style>
    <style:style style:name="Table12.A2" style:family="table-cell">
      <style:table-cell-properties style:vertical-align="" fo:padding="0cm" fo:border-left="0.25pt solid #000001" fo:border-right="none" fo:border-top="none" fo:border-bottom="0.25pt solid #000001"/>
    </style:style>
    <style:style style:name="Table12.B2" style:family="table-cell">
      <style:table-cell-properties style:vertical-align="" fo:padding="0cm" fo:border-left="0.25pt solid #000001" fo:border-right="0.25pt solid #000001" fo:border-top="none" fo:border-bottom="0.25pt solid #000001"/>
    </style:style>
    <style:style style:name="Table13" style:family="table">
      <style:table-properties style:width="17.572cm" fo:margin-left="-0.018cm" fo:margin-top="0cm" fo:margin-bottom="0cm" table:align="left" style:writing-mode="lr-tb"/>
    </style:style>
    <style:style style:name="Table13.A" style:family="table-column">
      <style:table-column-properties style:column-width="5.022cm"/>
    </style:style>
    <style:style style:name="Table13.B" style:family="table-column">
      <style:table-column-properties style:column-width="12.548cm"/>
    </style:style>
    <style:style style:name="Table13.1" style:family="table-row">
      <style:table-row-properties fo:keep-together="auto"/>
    </style:style>
    <style:style style:name="Table13.A1" style:family="table-cell">
      <style:table-cell-properties style:vertical-align="" fo:padding="0cm" fo:border-left="0.25pt solid #000001" fo:border-right="none" fo:border-top="0.25pt solid #000001" fo:border-bottom="0.25pt solid #000001"/>
    </style:style>
    <style:style style:name="Table13.B1" style:family="table-cell">
      <style:table-cell-properties style:vertical-align="" fo:padding="0cm" fo:border="0.25pt solid #000001"/>
    </style:style>
    <style:style style:name="Table13.A2" style:family="table-cell">
      <style:table-cell-properties style:vertical-align="" fo:padding="0cm" fo:border-left="0.25pt solid #000001" fo:border-right="none" fo:border-top="none" fo:border-bottom="0.25pt solid #000001"/>
    </style:style>
    <style:style style:name="Table13.B2" style:family="table-cell">
      <style:table-cell-properties style:vertical-align="" fo:padding="0cm" fo:border-left="0.25pt solid #000001" fo:border-right="0.25pt solid #000001" fo:border-top="none" fo:border-bottom="0.25pt solid #000001"/>
    </style:style>
    <style:style style:name="Table14" style:family="table">
      <style:table-properties style:width="17.572cm" fo:margin-left="-0.018cm" fo:margin-top="0cm" fo:margin-bottom="0cm" table:align="left" style:writing-mode="lr-tb"/>
    </style:style>
    <style:style style:name="Table14.A" style:family="table-column">
      <style:table-column-properties style:column-width="5.022cm"/>
    </style:style>
    <style:style style:name="Table14.B" style:family="table-column">
      <style:table-column-properties style:column-width="12.548cm"/>
    </style:style>
    <style:style style:name="Table14.1" style:family="table-row">
      <style:table-row-properties fo:keep-together="auto"/>
    </style:style>
    <style:style style:name="Table14.A1" style:family="table-cell">
      <style:table-cell-properties style:vertical-align="" fo:padding="0cm" fo:border-left="0.25pt solid #000001" fo:border-right="none" fo:border-top="0.25pt solid #000001" fo:border-bottom="0.25pt solid #000001"/>
    </style:style>
    <style:style style:name="Table14.B1" style:family="table-cell">
      <style:table-cell-properties style:vertical-align="" fo:padding="0cm" fo:border="0.25pt solid #000001"/>
    </style:style>
    <style:style style:name="Table14.A2" style:family="table-cell">
      <style:table-cell-properties style:vertical-align="" fo:padding="0cm" fo:border-left="0.25pt solid #000001" fo:border-right="none" fo:border-top="none" fo:border-bottom="0.25pt solid #000001"/>
    </style:style>
    <style:style style:name="Table14.B2" style:family="table-cell">
      <style:table-cell-properties style:vertical-align="" fo:padding="0cm" fo:border-left="0.25pt solid #000001" fo:border-right="0.25pt solid #000001" fo:border-top="none" fo:border-bottom="0.25pt solid #000001"/>
    </style:style>
    <style:style style:name="Table15" style:family="table">
      <style:table-properties style:width="17.572cm" fo:margin-left="-0.018cm" fo:margin-top="0cm" fo:margin-bottom="0cm" table:align="left" style:writing-mode="lr-tb"/>
    </style:style>
    <style:style style:name="Table15.A" style:family="table-column">
      <style:table-column-properties style:column-width="5.022cm"/>
    </style:style>
    <style:style style:name="Table15.B" style:family="table-column">
      <style:table-column-properties style:column-width="12.548cm"/>
    </style:style>
    <style:style style:name="Table15.1" style:family="table-row">
      <style:table-row-properties fo:keep-together="auto"/>
    </style:style>
    <style:style style:name="Table15.A1" style:family="table-cell">
      <style:table-cell-properties style:vertical-align="" fo:padding="0cm" fo:border-left="0.25pt solid #000001" fo:border-right="none" fo:border-top="0.25pt solid #000001" fo:border-bottom="0.25pt solid #000001"/>
    </style:style>
    <style:style style:name="Table15.B1" style:family="table-cell">
      <style:table-cell-properties style:vertical-align="" fo:padding="0cm" fo:border="0.25pt solid #000001"/>
    </style:style>
    <style:style style:name="Table15.A2" style:family="table-cell">
      <style:table-cell-properties style:vertical-align="" fo:padding="0cm" fo:border-left="0.25pt solid #000001" fo:border-right="none" fo:border-top="none" fo:border-bottom="0.25pt solid #000001"/>
    </style:style>
    <style:style style:name="Table15.B2" style:family="table-cell">
      <style:table-cell-properties style:vertical-align="" fo:padding="0cm" fo:border-left="0.25pt solid #000001" fo:border-right="0.25pt solid #000001" fo:border-top="none" fo:border-bottom="0.25pt solid #000001"/>
    </style:style>
    <style:style style:name="Table16" style:family="table">
      <style:table-properties style:width="17.572cm" fo:margin-left="-0.018cm" fo:margin-top="0cm" fo:margin-bottom="0cm" table:align="left" style:writing-mode="lr-tb"/>
    </style:style>
    <style:style style:name="Table16.A" style:family="table-column">
      <style:table-column-properties style:column-width="5.022cm"/>
    </style:style>
    <style:style style:name="Table16.B" style:family="table-column">
      <style:table-column-properties style:column-width="12.548cm"/>
    </style:style>
    <style:style style:name="Table16.1" style:family="table-row">
      <style:table-row-properties fo:keep-together="auto"/>
    </style:style>
    <style:style style:name="Table16.A1" style:family="table-cell">
      <style:table-cell-properties style:vertical-align="" fo:padding="0cm" fo:border-left="0.25pt solid #000001" fo:border-right="none" fo:border-top="0.25pt solid #000001" fo:border-bottom="0.25pt solid #000001"/>
    </style:style>
    <style:style style:name="Table16.B1" style:family="table-cell">
      <style:table-cell-properties style:vertical-align="" fo:padding="0cm" fo:border="0.25pt solid #000001"/>
    </style:style>
    <style:style style:name="Table16.A2" style:family="table-cell">
      <style:table-cell-properties style:vertical-align="" fo:padding="0cm" fo:border-left="0.25pt solid #000001" fo:border-right="none" fo:border-top="none" fo:border-bottom="0.25pt solid #000001"/>
    </style:style>
    <style:style style:name="Table16.B2" style:family="table-cell">
      <style:table-cell-properties style:vertical-align="" fo:padding="0cm" fo:border-left="0.25pt solid #000001" fo:border-right="0.25pt solid #000001" fo:border-top="none" fo:border-bottom="0.25pt solid #000001"/>
    </style:style>
    <style:style style:name="Table17" style:family="table">
      <style:table-properties style:width="17.572cm" fo:margin-left="-0.018cm" fo:margin-top="0cm" fo:margin-bottom="0cm" table:align="left" style:writing-mode="lr-tb"/>
    </style:style>
    <style:style style:name="Table17.A" style:family="table-column">
      <style:table-column-properties style:column-width="5.022cm"/>
    </style:style>
    <style:style style:name="Table17.B" style:family="table-column">
      <style:table-column-properties style:column-width="12.548cm"/>
    </style:style>
    <style:style style:name="Table17.1" style:family="table-row">
      <style:table-row-properties fo:keep-together="auto"/>
    </style:style>
    <style:style style:name="Table17.A1" style:family="table-cell">
      <style:table-cell-properties style:vertical-align="" fo:padding="0cm" fo:border-left="0.25pt solid #000001" fo:border-right="none" fo:border-top="0.25pt solid #000001" fo:border-bottom="0.25pt solid #000001"/>
    </style:style>
    <style:style style:name="Table17.B1" style:family="table-cell">
      <style:table-cell-properties style:vertical-align="" fo:padding="0cm" fo:border="0.25pt solid #000001"/>
    </style:style>
    <style:style style:name="Table17.A2" style:family="table-cell">
      <style:table-cell-properties style:vertical-align="" fo:padding="0cm" fo:border-left="0.25pt solid #000001" fo:border-right="none" fo:border-top="none" fo:border-bottom="0.25pt solid #000001"/>
    </style:style>
    <style:style style:name="Table17.B2" style:family="table-cell">
      <style:table-cell-properties style:vertical-align="" fo:padding="0cm" fo:border-left="0.25pt solid #000001" fo:border-right="0.25pt solid #000001" fo:border-top="none" fo:border-bottom="0.25pt solid #000001"/>
    </style:style>
    <style:style style:name="Table18" style:family="table">
      <style:table-properties style:width="17.572cm" fo:margin-left="-0.018cm" fo:margin-top="0cm" fo:margin-bottom="0cm" table:align="left" style:writing-mode="lr-tb"/>
    </style:style>
    <style:style style:name="Table18.A" style:family="table-column">
      <style:table-column-properties style:column-width="5.022cm"/>
    </style:style>
    <style:style style:name="Table18.B" style:family="table-column">
      <style:table-column-properties style:column-width="12.548cm"/>
    </style:style>
    <style:style style:name="Table18.1" style:family="table-row">
      <style:table-row-properties fo:keep-together="auto"/>
    </style:style>
    <style:style style:name="Table18.A1" style:family="table-cell">
      <style:table-cell-properties style:vertical-align="" fo:padding="0cm" fo:border-left="0.25pt solid #000001" fo:border-right="none" fo:border-top="0.25pt solid #000001" fo:border-bottom="0.25pt solid #000001"/>
    </style:style>
    <style:style style:name="Table18.B1" style:family="table-cell">
      <style:table-cell-properties style:vertical-align="" fo:padding="0cm" fo:border="0.25pt solid #000001"/>
    </style:style>
    <style:style style:name="Table18.A2" style:family="table-cell">
      <style:table-cell-properties style:vertical-align="" fo:padding="0cm" fo:border-left="0.25pt solid #000001" fo:border-right="none" fo:border-top="none" fo:border-bottom="0.25pt solid #000001"/>
    </style:style>
    <style:style style:name="Table18.B2" style:family="table-cell">
      <style:table-cell-properties style:vertical-align="" fo:padding="0cm" fo:border-left="0.25pt solid #000001" fo:border-right="0.25pt solid #000001" fo:border-top="none" fo:border-bottom="0.25pt solid #000001"/>
    </style:style>
    <style:style style:name="Table19" style:family="table">
      <style:table-properties style:width="17.572cm" fo:margin-left="-0.018cm" fo:margin-top="0cm" fo:margin-bottom="0cm" table:align="left" style:writing-mode="lr-tb"/>
    </style:style>
    <style:style style:name="Table19.A" style:family="table-column">
      <style:table-column-properties style:column-width="5.022cm"/>
    </style:style>
    <style:style style:name="Table19.B" style:family="table-column">
      <style:table-column-properties style:column-width="12.548cm"/>
    </style:style>
    <style:style style:name="Table19.1" style:family="table-row">
      <style:table-row-properties fo:keep-together="auto"/>
    </style:style>
    <style:style style:name="Table19.A1" style:family="table-cell">
      <style:table-cell-properties style:vertical-align="" fo:padding="0cm" fo:border-left="0.25pt solid #000001" fo:border-right="none" fo:border-top="0.25pt solid #000001" fo:border-bottom="0.25pt solid #000001"/>
    </style:style>
    <style:style style:name="Table19.B1" style:family="table-cell">
      <style:table-cell-properties style:vertical-align="" fo:padding="0cm" fo:border="0.25pt solid #000001"/>
    </style:style>
    <style:style style:name="Table19.A2" style:family="table-cell">
      <style:table-cell-properties style:vertical-align="" fo:padding="0cm" fo:border-left="0.25pt solid #000001" fo:border-right="none" fo:border-top="none" fo:border-bottom="0.25pt solid #000001"/>
    </style:style>
    <style:style style:name="Table19.B2" style:family="table-cell">
      <style:table-cell-properties style:vertical-align="" fo:padding="0cm" fo:border-left="0.25pt solid #000001" fo:border-right="0.25pt solid #000001" fo:border-top="none" fo:border-bottom="0.25pt solid #000001"/>
    </style:style>
    <style:style style:name="Table20" style:family="table">
      <style:table-properties style:width="17.572cm" fo:margin-left="-0.018cm" fo:margin-top="0cm" fo:margin-bottom="0cm" table:align="left" style:writing-mode="lr-tb"/>
    </style:style>
    <style:style style:name="Table20.A" style:family="table-column">
      <style:table-column-properties style:column-width="5.022cm"/>
    </style:style>
    <style:style style:name="Table20.B" style:family="table-column">
      <style:table-column-properties style:column-width="12.548cm"/>
    </style:style>
    <style:style style:name="Table20.1" style:family="table-row">
      <style:table-row-properties fo:keep-together="auto"/>
    </style:style>
    <style:style style:name="Table20.A1" style:family="table-cell">
      <style:table-cell-properties style:vertical-align="" fo:padding="0cm" fo:border-left="0.25pt solid #000001" fo:border-right="none" fo:border-top="0.25pt solid #000001" fo:border-bottom="0.25pt solid #000001"/>
    </style:style>
    <style:style style:name="Table20.B1" style:family="table-cell">
      <style:table-cell-properties style:vertical-align="" fo:padding="0cm" fo:border="0.25pt solid #000001"/>
    </style:style>
    <style:style style:name="Table20.A2" style:family="table-cell">
      <style:table-cell-properties style:vertical-align="" fo:padding="0cm" fo:border-left="0.25pt solid #000001" fo:border-right="none" fo:border-top="none" fo:border-bottom="0.25pt solid #000001"/>
    </style:style>
    <style:style style:name="Table20.B2" style:family="table-cell">
      <style:table-cell-properties style:vertical-align="" fo:padding="0cm" fo:border-left="0.25pt solid #000001" fo:border-right="0.25pt solid #000001" fo:border-top="none" fo:border-bottom="0.25pt solid #000001"/>
    </style:style>
    <style:style style:name="Table21" style:family="table">
      <style:table-properties style:width="17.572cm" fo:margin-left="-0.018cm" fo:margin-top="0cm" fo:margin-bottom="0cm" table:align="left" style:writing-mode="lr-tb"/>
    </style:style>
    <style:style style:name="Table21.A" style:family="table-column">
      <style:table-column-properties style:column-width="5.022cm"/>
    </style:style>
    <style:style style:name="Table21.B" style:family="table-column">
      <style:table-column-properties style:column-width="12.548cm"/>
    </style:style>
    <style:style style:name="Table21.1" style:family="table-row">
      <style:table-row-properties fo:keep-together="auto"/>
    </style:style>
    <style:style style:name="Table21.A1" style:family="table-cell">
      <style:table-cell-properties style:vertical-align="" fo:padding="0cm" fo:border-left="0.25pt solid #000001" fo:border-right="none" fo:border-top="0.25pt solid #000001" fo:border-bottom="0.25pt solid #000001"/>
    </style:style>
    <style:style style:name="Table21.B1" style:family="table-cell">
      <style:table-cell-properties style:vertical-align="" fo:padding="0cm" fo:border="0.25pt solid #000001"/>
    </style:style>
    <style:style style:name="Table21.A2" style:family="table-cell">
      <style:table-cell-properties style:vertical-align="" fo:padding="0cm" fo:border-left="0.25pt solid #000001" fo:border-right="none" fo:border-top="none" fo:border-bottom="0.25pt solid #000001"/>
    </style:style>
    <style:style style:name="Table21.B2" style:family="table-cell">
      <style:table-cell-properties style:vertical-align="" fo:padding="0cm" fo:border-left="0.25pt solid #000001" fo:border-right="0.25pt solid #000001" fo:border-top="none" fo:border-bottom="0.25pt solid #000001"/>
    </style:style>
    <style:style style:name="Table22" style:family="table">
      <style:table-properties style:width="17.572cm" fo:margin-left="-0.018cm" fo:margin-top="0cm" fo:margin-bottom="0cm" table:align="left" style:writing-mode="lr-tb"/>
    </style:style>
    <style:style style:name="Table22.A" style:family="table-column">
      <style:table-column-properties style:column-width="5.022cm"/>
    </style:style>
    <style:style style:name="Table22.B" style:family="table-column">
      <style:table-column-properties style:column-width="12.548cm"/>
    </style:style>
    <style:style style:name="Table22.1" style:family="table-row">
      <style:table-row-properties fo:keep-together="auto"/>
    </style:style>
    <style:style style:name="Table22.A1" style:family="table-cell">
      <style:table-cell-properties style:vertical-align="" fo:padding="0cm" fo:border-left="0.25pt solid #000001" fo:border-right="none" fo:border-top="0.25pt solid #000001" fo:border-bottom="0.25pt solid #000001"/>
    </style:style>
    <style:style style:name="Table22.B1" style:family="table-cell">
      <style:table-cell-properties style:vertical-align="" fo:padding="0cm" fo:border="0.25pt solid #000001"/>
    </style:style>
    <style:style style:name="Table22.A2" style:family="table-cell">
      <style:table-cell-properties style:vertical-align="" fo:padding="0cm" fo:border-left="0.25pt solid #000001" fo:border-right="none" fo:border-top="none" fo:border-bottom="0.25pt solid #000001"/>
    </style:style>
    <style:style style:name="Table22.B2" style:family="table-cell">
      <style:table-cell-properties style:vertical-align="" fo:padding="0cm" fo:border-left="0.25pt solid #000001" fo:border-right="0.25pt solid #000001" fo:border-top="none" fo:border-bottom="0.25pt solid #000001"/>
    </style:style>
    <style:style style:name="Table23" style:family="table">
      <style:table-properties style:width="17.572cm" fo:margin-left="-0.018cm" fo:margin-top="0cm" fo:margin-bottom="0cm" table:align="left" style:writing-mode="lr-tb"/>
    </style:style>
    <style:style style:name="Table23.A" style:family="table-column">
      <style:table-column-properties style:column-width="5.022cm"/>
    </style:style>
    <style:style style:name="Table23.B" style:family="table-column">
      <style:table-column-properties style:column-width="12.548cm"/>
    </style:style>
    <style:style style:name="Table23.1" style:family="table-row">
      <style:table-row-properties fo:keep-together="auto"/>
    </style:style>
    <style:style style:name="Table23.A1" style:family="table-cell">
      <style:table-cell-properties style:vertical-align="" fo:padding="0cm" fo:border-left="0.25pt solid #000001" fo:border-right="none" fo:border-top="0.25pt solid #000001" fo:border-bottom="0.25pt solid #000001"/>
    </style:style>
    <style:style style:name="Table23.B1" style:family="table-cell">
      <style:table-cell-properties style:vertical-align="" fo:padding="0cm" fo:border="0.25pt solid #000001"/>
    </style:style>
    <style:style style:name="Table23.A2" style:family="table-cell">
      <style:table-cell-properties style:vertical-align="" fo:padding="0cm" fo:border-left="0.25pt solid #000001" fo:border-right="none" fo:border-top="none" fo:border-bottom="0.25pt solid #000001"/>
    </style:style>
    <style:style style:name="Table23.B2" style:family="table-cell">
      <style:table-cell-properties style:vertical-align="" fo:padding="0cm" fo:border-left="0.25pt solid #000001" fo:border-right="0.25pt solid #000001" fo:border-top="none" fo:border-bottom="0.25pt solid #000001"/>
    </style:style>
    <style:style style:name="Table24" style:family="table">
      <style:table-properties style:width="6.719cm" table:align="left"/>
    </style:style>
    <style:style style:name="Table24.A" style:family="table-column">
      <style:table-column-properties style:column-width="1.764cm"/>
    </style:style>
    <style:style style:name="Table24.B" style:family="table-column">
      <style:table-column-properties style:column-width="1.501cm"/>
    </style:style>
    <style:style style:name="Table24.D" style:family="table-column">
      <style:table-column-properties style:column-width="0.399cm"/>
    </style:style>
    <style:style style:name="Table24.E" style:family="table-column">
      <style:table-column-properties style:column-width="1.554cm"/>
    </style:style>
    <style:style style:name="Table24.A1" style:family="table-cell">
      <style:table-cell-properties style:vertical-align="middle" fo:padding="0.106cm" fo:border="0.05pt solid #bbbbbb"/>
    </style:style>
    <style:style style:name="Table25" style:family="table">
      <style:table-properties style:width="7.354cm" table:align="left"/>
    </style:style>
    <style:style style:name="Table25.A" style:family="table-column">
      <style:table-column-properties style:column-width="2.399cm"/>
    </style:style>
    <style:style style:name="Table25.B" style:family="table-column">
      <style:table-column-properties style:column-width="1.501cm"/>
    </style:style>
    <style:style style:name="Table25.D" style:family="table-column">
      <style:table-column-properties style:column-width="0.399cm"/>
    </style:style>
    <style:style style:name="Table25.E" style:family="table-column">
      <style:table-column-properties style:column-width="1.554cm"/>
    </style:style>
    <style:style style:name="Table25.A1" style:family="table-cell">
      <style:table-cell-properties style:vertical-align="middle" fo:padding="0.106cm" fo:border="0.05pt solid #bbbbbb"/>
    </style:style>
    <style:style style:name="P1" style:family="paragraph" style:parent-style-name="Header">
      <style:text-properties officeooo:rsid="0002fdaa" officeooo:paragraph-rsid="0002fdaa"/>
    </style:style>
    <style:style style:name="P2" style:family="paragraph" style:parent-style-name="Heading_20_1">
      <style:text-properties style:font-name="Cambria1" fo:language="fr" fo:country="CA" officeooo:paragraph-rsid="000572b7"/>
    </style:style>
    <style:style style:name="P3" style:family="paragraph" style:parent-style-name="Heading_20_1" style:master-page-name="Standard">
      <style:paragraph-properties style:page-number="auto" fo:break-before="page"/>
      <style:text-properties style:font-name="Cambria1" fo:language="fr" fo:country="CA" officeooo:rsid="00055393" officeooo:paragraph-rsid="00055393"/>
    </style:style>
    <style:style style:name="P4" style:family="paragraph" style:parent-style-name="Heading_20_1" style:master-page-name="Standard">
      <style:paragraph-properties style:page-number="auto" fo:break-before="page"/>
      <style:text-properties style:font-name="Cambria1" fo:language="fr" fo:country="CA"/>
    </style:style>
    <style:style style:name="P5" style:family="paragraph" style:parent-style-name="Heading_20_1">
      <style:paragraph-properties fo:break-before="page"/>
    </style:style>
    <style:style style:name="P6" style:family="paragraph" style:parent-style-name="Heading_20_1" style:list-style-name="" style:master-page-name="First_20_Page">
      <style:paragraph-properties fo:text-align="center" style:justify-single-word="false" style:page-number="1"/>
      <style:text-properties style:font-name="Cambria1" fo:language="fr" fo:country="CA" officeooo:paragraph-rsid="000572b7"/>
    </style:style>
    <style:style style:name="P7" style:family="paragraph" style:parent-style-name="Heading_20_2">
      <style:text-properties style:font-name="Cambria1" fo:language="fr" fo:country="CA"/>
    </style:style>
    <style:style style:name="P8" style:family="paragraph" style:parent-style-name="Heading_20_3">
      <style:text-properties style:font-name="Cambria1" fo:language="fr" fo:country="CA"/>
    </style:style>
    <style:style style:name="P9" style:family="paragraph" style:parent-style-name="Contents_20_Heading" style:master-page-name="Standard">
      <style:paragraph-properties style:page-number="1" fo:break-before="page"/>
    </style:style>
    <style:style style:name="P10" style:family="paragraph" style:parent-style-name="Corps_20_de_20_texte">
      <style:paragraph-properties fo:margin-top="0cm" fo:margin-bottom="0.212cm" loext:contextual-spacing="false" fo:line-height="110%" fo:text-align="start" style:justify-single-word="false" fo:orphans="0" fo:widows="0"/>
      <style:text-properties fo:font-variant="normal" fo:text-transform="none" fo:color="#000000" style:text-line-through-style="none" style:text-line-through-type="none" style:font-name="Cambria1" fo:font-size="12pt" fo:language="fr" fo:country="CA" fo:font-style="normal" style:text-underline-style="none" fo:font-weight="normal" officeooo:paragraph-rsid="0002fdaa" style:letter-kerning="true" style:text-blinking="false" style:font-name-asian="Mangal" style:font-size-asian="12pt" style:language-asian="hi" style:country-asian="IN" style:font-style-asian="normal" style:font-weight-asian="normal"/>
    </style:style>
    <style:style style:name="P11" style:family="paragraph" style:parent-style-name="Corps_20_de_20_texte">
      <style:paragraph-properties fo:margin-top="0cm" fo:margin-bottom="0.212cm" loext:contextual-spacing="false" fo:line-height="110%" fo:text-align="start" style:justify-single-word="false" fo:orphans="0" fo:widows="0"/>
      <style:text-properties fo:color="#000000" style:font-name="Cambria1" fo:font-size="12pt" fo:language="fr" fo:country="CA" officeooo:paragraph-rsid="0002fdaa" style:letter-kerning="true" style:font-name-asian="Mangal" style:font-size-asian="12pt" style:language-asian="hi" style:country-asian="IN"/>
    </style:style>
    <style:style style:name="P12" style:family="paragraph" style:parent-style-name="Corps_20_de_20_texte">
      <style:paragraph-properties fo:margin-top="0cm" fo:margin-bottom="0.212cm" loext:contextual-spacing="false" fo:line-height="110%" fo:text-align="start" style:justify-single-word="false" fo:orphans="0" fo:widows="0"/>
      <style:text-properties style:font-name="Cambria1" fo:language="fr" fo:country="CA" officeooo:paragraph-rsid="0002fdaa"/>
    </style:style>
    <style:style style:name="P13" style:family="paragraph" style:parent-style-name="Corps_20_de_20_texte">
      <style:paragraph-properties fo:margin-top="0cm" fo:margin-bottom="0.212cm" loext:contextual-spacing="false" fo:text-align="start" style:justify-single-word="false" fo:orphans="0" fo:widows="0"/>
      <style:text-properties style:font-name="Cambria1" fo:language="fr" fo:country="CA" officeooo:paragraph-rsid="0002fdaa"/>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List_20_Paragraph" style:list-style-name="WWNum2">
      <style:paragraph-properties fo:margin-left="1.27cm" fo:margin-right="0cm" fo:margin-top="0cm" fo:margin-bottom="0.212cm" loext:contextual-spacing="true" fo:text-align="start" style:justify-single-word="false" fo:orphans="0" fo:widows="0" fo:text-indent="-0.635cm" style:auto-text-indent="false" style:vertical-align="auto">
        <style:tab-stops/>
      </style:paragraph-properties>
      <style:text-properties style:font-name="Cambria1" fo:language="fr" fo:country="CA" officeooo:paragraph-rsid="00055393"/>
    </style:style>
    <style:style style:name="P16" style:family="paragraph" style:parent-style-name="List_20_Paragraph" style:list-style-name="WWNum1">
      <style:paragraph-properties fo:margin-left="1.27cm" fo:margin-right="0cm" fo:margin-top="0cm" fo:margin-bottom="0.212cm" loext:contextual-spacing="true" fo:text-align="start" style:justify-single-word="false" fo:orphans="0" fo:widows="0" fo:text-indent="-0.635cm" style:auto-text-indent="false" style:vertical-align="auto">
        <style:tab-stops/>
      </style:paragraph-properties>
      <style:text-properties style:font-name="Cambria1" fo:language="fr" fo:country="CA" officeooo:paragraph-rsid="00055393"/>
    </style:style>
    <style:style style:name="P17" style:family="paragraph" style:parent-style-name="Table_20_Contents">
      <style:text-properties fo:color="#000000" style:font-name="Cambria1" fo:font-size="12pt" fo:language="fr" fo:country="CA" style:font-size-asian="12pt" style:font-size-complex="12pt"/>
    </style:style>
    <style:style style:name="P18" style:family="paragraph" style:parent-style-name="Standard">
      <style:paragraph-properties fo:margin-left="0cm" fo:margin-right="0cm" fo:margin-top="0cm" fo:margin-bottom="0.212cm" loext:contextual-spacing="false" fo:text-align="start" style:justify-single-word="false" fo:orphans="0" fo:widows="0" fo:text-indent="0cm" style:auto-text-indent="false" style:vertical-align="auto"/>
      <style:text-properties style:font-name="Cambria1" fo:font-size="12pt" fo:language="fr" fo:country="CA" officeooo:paragraph-rsid="00055393" style:letter-kerning="true" style:font-name-asian="Times New Roman1" style:font-size-asian="12pt" style:language-asian="fr" style:country-asian="FR" style:font-name-complex="Times New Roman1" style:font-size-complex="12pt" style:language-complex="ar" style:country-complex="SA"/>
    </style:style>
    <style:style style:name="P19" style:family="paragraph" style:parent-style-name="Standard">
      <style:paragraph-properties fo:margin-left="0cm" fo:margin-right="0cm" fo:margin-top="0cm" fo:margin-bottom="0.212cm" loext:contextual-spacing="false" fo:text-align="start" style:justify-single-word="false" fo:orphans="0" fo:widows="0" fo:text-indent="0cm" style:auto-text-indent="false" style:vertical-align="auto"/>
      <style:text-properties style:font-name="Cambria1" fo:font-size="12pt" fo:language="fr" fo:country="CA" officeooo:paragraph-rsid="00055393" style:letter-kerning="true" style:font-name-asian="TimesNewRomanPSMT" style:font-size-asian="12pt" style:language-asian="fr" style:country-asian="FR" style:font-name-complex="TimesNewRomanPSMT" style:font-size-complex="12pt" style:language-complex="ar" style:country-complex="SA"/>
    </style:style>
    <style:style style:name="P20" style:family="paragraph" style:parent-style-name="Standard">
      <style:paragraph-properties fo:margin-left="0cm" fo:margin-right="0cm" fo:margin-top="0cm" fo:margin-bottom="0.212cm" loext:contextual-spacing="false" fo:text-align="start" style:justify-single-word="false" fo:orphans="0" fo:widows="0" fo:text-indent="0cm" style:auto-text-indent="false" style:vertical-align="auto"/>
      <style:text-properties style:font-name="Cambria1" fo:font-size="12pt" fo:language="fr" fo:country="CA" fo:font-weight="bold" officeooo:paragraph-rsid="00055393" style:letter-kerning="true" style:font-name-asian="Times New Roman1" style:font-size-asian="12pt" style:language-asian="fr" style:country-asian="FR" style:font-weight-asian="bold" style:font-name-complex="Times New Roman1" style:font-size-complex="12pt" style:language-complex="ar" style:country-complex="SA"/>
    </style:style>
    <style:style style:name="P21" style:family="paragraph" style:parent-style-name="Standard">
      <style:paragraph-properties fo:margin-left="0cm" fo:margin-right="0cm" fo:margin-top="0cm" fo:margin-bottom="0.212cm" loext:contextual-spacing="false" fo:text-align="start" style:justify-single-word="false" fo:orphans="0" fo:widows="0" fo:text-indent="0cm" style:auto-text-indent="false" style:vertical-align="auto"/>
      <style:text-properties style:font-name="Cambria1" fo:language="fr" fo:country="CA" officeooo:paragraph-rsid="00055393"/>
    </style:style>
    <style:style style:name="P22" style:family="paragraph" style:parent-style-name="Standard">
      <style:paragraph-properties fo:margin-left="0cm" fo:margin-right="0cm" fo:margin-top="0cm" fo:margin-bottom="0.212cm" loext:contextual-spacing="false" fo:text-align="start" style:justify-single-word="false" fo:orphans="2" fo:widows="2" fo:text-indent="0cm" style:auto-text-indent="false" style:vertical-align="auto"/>
      <style:text-properties style:font-name="Cambria1" fo:language="fr" fo:country="CA" officeooo:paragraph-rsid="00055393"/>
    </style:style>
    <style:style style:name="P23" style:family="paragraph" style:parent-style-name="Standard">
      <style:paragraph-properties fo:margin-left="0cm" fo:margin-right="0cm" fo:margin-top="0cm" fo:margin-bottom="0.212cm" loext:contextual-spacing="false" fo:text-align="justify" style:justify-single-word="false" fo:orphans="0" fo:widows="0" fo:text-indent="0cm" style:auto-text-indent="false" style:vertical-align="auto"/>
      <style:text-properties style:font-name="Cambria1" fo:language="fr" fo:country="CA" officeooo:paragraph-rsid="00055393"/>
    </style:style>
    <style:style style:name="P24" style:family="paragraph" style:parent-style-name="Standard">
      <style:paragraph-properties fo:margin-left="0cm" fo:margin-right="0cm" fo:margin-top="0cm" fo:margin-bottom="0.212cm" loext:contextual-spacing="false" fo:text-align="justify" style:justify-single-word="false" fo:orphans="0" fo:widows="0" fo:text-indent="0cm" style:auto-text-indent="false" style:vertical-align="auto"/>
      <style:text-properties fo:color="#000000" style:font-name="Cambria1" fo:font-size="12pt" fo:language="fr" fo:country="CA" officeooo:paragraph-rsid="00055393" style:font-size-asian="12pt" style:font-size-complex="12pt"/>
    </style:style>
    <style:style style:name="P25"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055393" style:letter-kerning="true" style:font-name-asian="Times New Roman1" style:font-size-asian="12pt" style:language-asian="fr" style:country-asian="FR" style:font-name-complex="Times New Roman1" style:font-size-complex="12pt" style:language-complex="ar" style:country-complex="SA"/>
    </style:style>
    <style:style style:name="P26" style:family="paragraph" style:parent-style-name="Standard">
      <style:paragraph-properties fo:margin-left="0cm" fo:margin-right="0cm" fo:text-align="start" style:justify-single-word="false" fo:orphans="2" fo:widows="2" fo:text-indent="0cm" style:auto-text-indent="false" style:vertical-align="auto"/>
      <style:text-properties style:font-name="Cambria1" fo:font-size="12pt" fo:language="fr" fo:country="CA" officeooo:paragraph-rsid="00055393" style:font-name-asian="MS Mincho" style:font-size-asian="12pt" style:language-asian="fr" style:country-asian="FR" style:font-name-complex="Times New Roman1" style:font-size-complex="12pt" style:language-complex="ar" style:country-complex="SA"/>
    </style:style>
    <style:style style:name="P27"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language="fr" fo:country="CA" officeooo:paragraph-rsid="00055393"/>
    </style:style>
    <style:style style:name="P28" style:family="paragraph" style:parent-style-name="Standard">
      <style:paragraph-properties fo:text-align="center" style:justify-single-word="false" fo:orphans="0" fo:widows="0"/>
      <style:text-properties fo:color="#000000" style:font-name="Cambria1" fo:font-size="12pt" fo:language="fr" fo:country="CA" fo:font-weight="bold" officeooo:paragraph-rsid="00055393" style:letter-kerning="true" style:font-name-asian="Mangal" style:font-size-asian="12pt" style:language-asian="hi" style:country-asian="IN" style:font-weight-asian="bold"/>
    </style:style>
    <style:style style:name="P29" style:family="paragraph" style:parent-style-name="Standard">
      <style:paragraph-properties fo:text-align="justify" style:justify-single-word="false" fo:orphans="0" fo:widows="0"/>
      <style:text-properties fo:color="#000000" style:font-name="Cambria1" fo:font-size="12pt" fo:language="fr" fo:country="CA" fo:font-weight="bold" officeooo:paragraph-rsid="00055393" style:letter-kerning="true" style:font-name-asian="Mangal" style:font-size-asian="12pt" style:language-asian="hi" style:country-asian="IN" style:font-weight-asian="bold"/>
    </style:style>
    <style:style style:name="P30" style:family="paragraph" style:parent-style-name="Standard">
      <style:paragraph-properties fo:text-align="justify" style:justify-single-word="false" fo:orphans="0" fo:widows="0"/>
      <style:text-properties fo:color="#000000" style:font-name="Cambria1" fo:font-size="12pt" fo:language="fr" fo:country="CA" fo:font-weight="normal" officeooo:paragraph-rsid="00055393" style:letter-kerning="true" style:font-name-asian="Mangal" style:font-size-asian="12pt" style:language-asian="hi" style:country-asian="IN" style:font-weight-asian="normal"/>
    </style:style>
    <style:style style:name="P31" style:family="paragraph" style:parent-style-name="Standard">
      <style:paragraph-properties fo:text-align="justify" style:justify-single-word="false" fo:orphans="0" fo:widows="0"/>
      <style:text-properties fo:color="#000000" style:font-name="Cambria1" fo:font-size="12pt" fo:language="fr" fo:country="CA" fo:font-style="italic" fo:font-weight="bold" officeooo:paragraph-rsid="00055393" style:letter-kerning="true" style:font-name-asian="Mangal" style:font-size-asian="12pt" style:language-asian="hi" style:country-asian="IN" style:font-style-asian="italic" style:font-weight-asian="bold"/>
    </style:style>
    <style:style style:name="P32" style:family="paragraph" style:parent-style-name="Standard">
      <style:paragraph-properties fo:text-align="justify" style:justify-single-word="false" fo:orphans="0" fo:widows="0"/>
      <style:text-properties style:font-name="Cambria1" fo:language="fr" fo:country="CA" officeooo:paragraph-rsid="00055393"/>
    </style:style>
    <style:style style:name="P33" style:family="paragraph" style:parent-style-name="Standard">
      <style:paragraph-properties fo:margin-left="1.27cm" fo:margin-right="0cm" fo:margin-top="0.423cm" fo:margin-bottom="0.212cm" loext:contextual-spacing="false" fo:text-align="start" style:justify-single-word="false" fo:orphans="0" fo:widows="0" fo:text-indent="-1.27cm" style:auto-text-indent="false" style:vertical-align="auto"/>
      <style:text-properties style:font-name="Cambria1" fo:language="fr" fo:country="CA" officeooo:paragraph-rsid="00055393"/>
    </style:style>
    <style:style style:name="P34" style:family="paragraph" style:parent-style-name="Standard">
      <style:paragraph-properties fo:margin-left="1.27cm" fo:margin-right="0cm" fo:margin-top="0cm" fo:margin-bottom="0.212cm" loext:contextual-spacing="false" fo:text-align="start" style:justify-single-word="false" fo:orphans="0" fo:widows="0" fo:text-indent="-0.635cm" style:auto-text-indent="false" style:vertical-align="auto"/>
      <style:text-properties style:font-name="Cambria1" fo:font-size="12pt" fo:language="fr" fo:country="CA" officeooo:paragraph-rsid="00055393" style:letter-kerning="true" style:font-name-asian="Times New Roman1" style:font-size-asian="12pt" style:language-asian="fr" style:country-asian="FR" style:font-name-complex="Times New Roman1" style:font-size-complex="12pt" style:language-complex="ar" style:country-complex="SA"/>
    </style:style>
    <style:style style:name="P35" style:family="paragraph" style:parent-style-name="Standard">
      <style:paragraph-properties fo:margin-left="0.635cm" fo:margin-right="0cm" fo:margin-top="0cm" fo:margin-bottom="0.212cm" loext:contextual-spacing="false" fo:text-align="start" style:justify-single-word="false" fo:orphans="0" fo:widows="0" fo:text-indent="0cm" style:auto-text-indent="false" style:vertical-align="auto"/>
      <style:text-properties style:font-name="Cambria1" fo:font-size="12pt" fo:language="fr" fo:country="CA" officeooo:paragraph-rsid="00055393" style:letter-kerning="true" style:font-name-asian="Times New Roman1" style:font-size-asian="12pt" style:language-asian="fr" style:country-asian="FR" style:font-name-complex="Times New Roman1" style:font-size-complex="12pt" style:language-complex="ar" style:country-complex="SA"/>
    </style:style>
    <style:style style:name="P36"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055393"/>
    </style:style>
    <style:style style:name="P37" style:family="paragraph" style:parent-style-name="Standard" style:list-style-name="WWNum4">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055393"/>
    </style:style>
    <style:style style:name="P38"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055393"/>
    </style:style>
    <style:style style:name="P39" style:family="paragraph" style:parent-style-name="Standard" style:list-style-name="WWNum2">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055393"/>
    </style:style>
    <style:style style:name="P40"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style:font-name="Cambria1" fo:language="fr" fo:country="CA" officeooo:paragraph-rsid="00055393"/>
    </style:style>
    <style:style style:name="P41" style:family="paragraph" style:parent-style-name="Text_20_body">
      <style:text-properties style:font-name="Cambria1" fo:language="fr" fo:country="CA" officeooo:paragraph-rsid="00055393"/>
    </style:style>
    <style:style style:name="P42" style:family="paragraph" style:parent-style-name="Text_20_body" style:list-style-name="">
      <style:paragraph-properties fo:text-align="center" style:justify-single-word="false"/>
      <style:text-properties style:font-name="Cambria1" fo:language="fr" fo:country="CA" officeooo:paragraph-rsid="000572b7"/>
    </style:style>
    <style:style style:name="P43" style:family="paragraph" style:parent-style-name="Text_20_body" style:list-style-name="">
      <style:paragraph-properties fo:text-align="center" style:justify-single-word="false"/>
      <style:text-properties style:font-name="Cambria1" fo:font-size="24pt" fo:language="fr" fo:country="CA" officeooo:rsid="000572b7" officeooo:paragraph-rsid="000572b7" style:font-size-asian="21pt" style:font-size-complex="24pt"/>
    </style:style>
    <style:style style:name="P44" style:family="paragraph" style:parent-style-name="Text_20_body" style:list-style-nam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margin-top="0cm" fo:margin-bottom="0cm" loext:contextual-spacing="false" fo:text-indent="0cm" style:auto-text-indent="false"/>
    </style:style>
    <style:style style:name="P47" style:family="paragraph" style:parent-style-name="Text_20_body">
      <style:paragraph-properties fo:margin-left="0cm" fo:margin-right="0cm" fo:margin-top="0cm" fo:margin-bottom="0.212cm" loext:contextual-spacing="false" fo:text-align="justify" style:justify-single-word="false" fo:orphans="0" fo:widows="0" fo:text-indent="0cm" style:auto-text-indent="false" style:vertical-align="auto"/>
      <style:text-properties style:font-name="Cambria1" officeooo:paragraph-rsid="00055393"/>
    </style:style>
    <style:style style:name="T1" style:family="text">
      <style:text-properties fo:font-variant="normal" fo:text-transform="none" fo:color="#000000" style:text-line-through-style="none" style:text-line-through-type="none" fo:font-size="14pt" fo:font-style="normal" style:text-underline-style="none" fo:font-weight="bold" style:letter-kerning="true" style:text-blinking="false" style:font-name-asian="Mangal" style:font-size-asian="14pt" style:language-asian="hi" style:country-asian="IN" style:font-style-asian="normal" style:font-weight-asian="bold"/>
    </style:style>
    <style:style style:name="T2" style:family="text">
      <style:text-properties fo:font-variant="normal" fo:text-transform="none" fo:color="#000000" style:text-line-through-style="none" style:text-line-through-type="none" fo:font-size="12pt" fo:font-style="normal" style:text-underline-style="none" fo:font-weight="normal" style:letter-kerning="true" style:text-blinking="false" style:font-name-asian="Mangal" style:font-size-asian="12pt" style:language-asian="hi" style:country-asian="IN" style:font-style-asian="normal" style:font-weight-asian="normal"/>
    </style:style>
    <style:style style:name="T3" style:family="text">
      <style:text-properties fo:font-variant="normal" fo:text-transform="none" fo:color="#000000" fo:font-size="12pt" fo:letter-spacing="normal" fo:language="fr" fo:country="CA" fo:font-style="normal" fo:font-weight="normal" style:font-size-asian="12pt" style:font-size-complex="12pt"/>
    </style:style>
    <style:style style:name="T4" style:family="text">
      <style:text-properties fo:font-variant="normal" fo:text-transform="none" fo:color="#000000" fo:font-size="12pt" fo:letter-spacing="normal" fo:language="fr" fo:country="CA" fo:font-style="normal" fo:font-weight="normal" style:font-size-asian="12pt" style:font-weight-asian="normal" style:font-size-complex="12pt" style:font-weight-complex="normal"/>
    </style:style>
    <style:style style:name="T5" style:family="text">
      <style:text-properties fo:font-variant="normal" fo:text-transform="none" fo:color="#000000" fo:font-size="12pt" fo:letter-spacing="normal" fo:language="fr" fo:country="CA" fo:font-style="normal" fo:font-weight="bold" style:font-size-asian="12pt" style:font-weight-asian="bold" style:font-size-complex="12pt" style:font-weight-complex="bold"/>
    </style:style>
    <style:style style:name="T6" style:family="text">
      <style:text-properties fo:font-variant="normal" fo:text-transform="none" fo:color="#000000" style:font-name="Cambria1" fo:font-size="12pt" fo:letter-spacing="normal" fo:language="fr" fo:country="CA" fo:font-style="normal" fo:font-weight="normal" style:font-size-asian="12pt" style:font-size-complex="12pt"/>
    </style:style>
    <style:style style:name="T7" style:family="text">
      <style:text-properties fo:font-variant="normal" fo:text-transform="none" fo:color="#000000" style:font-name="Cambria1" fo:font-size="12pt" fo:letter-spacing="normal" fo:language="fr" fo:country="CA" fo:font-style="normal" fo:font-weight="normal" style:font-size-asian="12pt" style:font-weight-asian="normal" style:font-size-complex="12pt" style:font-weight-complex="normal"/>
    </style:style>
    <style:style style:name="T8" style:family="text">
      <style:text-properties fo:font-variant="normal" fo:text-transform="none" fo:color="#000000" style:font-name="Cambria1" fo:font-size="12pt" fo:letter-spacing="normal" fo:language="fr" fo:country="CA" fo:font-style="normal" style:font-size-asian="12pt" style:font-size-complex="12pt"/>
    </style:style>
    <style:style style:name="T9" style:family="text">
      <style:text-properties fo:font-variant="normal" fo:text-transform="none" fo:color="#000000" style:font-name="Cambria1" fo:font-size="12pt" fo:letter-spacing="normal" fo:language="fr" fo:country="CA" fo:font-style="normal" fo:font-weight="bold" style:font-size-asian="12pt" style:font-weight-asian="bold" style:font-size-complex="12pt" style:font-weight-complex="bold"/>
    </style:style>
    <style:style style:name="T10" style:family="text">
      <style:text-properties fo:font-variant="normal" fo:text-transform="none" style:text-line-through-style="none" style:text-line-through-type="none" fo:font-style="normal" style:text-underline-style="none" fo:font-weight="normal" style:text-blinking="false" style:font-style-asian="normal" style:font-weight-asian="normal"/>
    </style:style>
    <style:style style:name="T11" style:family="text">
      <style:text-properties fo:color="#000000" fo:font-size="12pt" style:letter-kerning="true" style:font-name-asian="Mangal" style:font-size-asian="12pt" style:language-asian="hi" style:country-asian="IN"/>
    </style:style>
    <style:style style:name="T12" style:family="text">
      <style:text-properties fo:color="#000000" fo:font-size="12pt" fo:font-weight="bold" style:letter-kerning="true" style:font-name-asian="Mangal" style:font-size-asian="12pt" style:language-asian="hi" style:country-asian="IN" style:font-weight-asian="bold"/>
    </style:style>
    <style:style style:name="T13" style:family="text">
      <style:text-properties fo:color="#000000" fo:font-size="12pt" fo:font-weight="normal" style:letter-kerning="true" style:font-name-asian="Mangal" style:font-size-asian="12pt" style:language-asian="hi" style:country-asian="IN" style:font-weight-asian="normal"/>
    </style:style>
    <style:style style:name="T14" style:family="text">
      <style:text-properties fo:color="#000000" fo:font-size="12pt" fo:font-style="italic" fo:font-weight="normal" style:letter-kerning="true" style:font-name-asian="Mangal" style:font-size-asian="12pt" style:language-asian="hi" style:country-asian="IN" style:font-style-asian="italic" style:font-weight-asian="normal"/>
    </style:style>
    <style:style style:name="T15" style:family="text">
      <style:text-properties fo:color="#000000" fo:font-size="12pt" fo:font-style="normal" fo:font-weight="normal" style:letter-kerning="true" style:font-name-asian="Mangal" style:font-size-asian="12pt" style:language-asian="hi" style:country-asian="IN" style:font-style-asian="normal" style:font-weight-asian="normal"/>
    </style:style>
    <style:style style:name="T16" style:family="text">
      <style:text-properties fo:color="#000000" fo:font-size="12pt" fo:font-style="normal" fo:font-weight="bold" style:letter-kerning="true" style:font-name-asian="Mangal" style:font-size-asian="12pt" style:language-asian="hi" style:country-asian="IN" style:font-style-asian="normal" style:font-weight-asian="bold"/>
    </style:style>
    <style:style style:name="T17" style:family="text">
      <style:text-properties fo:font-size="14pt" fo:font-weight="bold" style:letter-kerning="true" style:font-name-asian="MS Mincho" style:font-size-asian="14pt" style:language-asian="fr" style:country-asian="FR" style:font-weight-asian="bold" style:font-name-complex="Times New Roman1" style:font-size-complex="14pt" style:language-complex="ar" style:country-complex="SA" style:font-weight-complex="bold"/>
    </style:style>
    <style:style style:name="T18" style:family="text">
      <style:text-properties fo:font-size="14pt" fo:font-weight="bol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T19" style:family="text">
      <style:text-properties fo:font-size="14pt" fo:font-weight="bold" style:letter-kerning="true" style:font-name-asian="ArialMT" style:font-size-asian="14pt" style:language-asian="fr" style:country-asian="FR" style:font-weight-asian="bold" style:font-name-complex="ArialMT" style:font-size-complex="14pt" style:language-complex="ar" style:country-complex="SA" style:font-weight-complex="bold"/>
    </style:style>
    <style:style style:name="T20" style:family="text">
      <style:text-properties fo:font-size="14pt" style:letter-kerning="true" style:font-name-asian="MS Mincho" style:font-size-asian="14pt" style:language-asian="fr" style:country-asian="FR" style:font-name-complex="Times New Roman1" style:font-size-complex="12pt" style:language-complex="ar" style:country-complex="SA"/>
    </style:style>
    <style:style style:name="T21" style:family="text">
      <style:text-properties fo:font-size="12pt" style:letter-kerning="true" style:font-name-asian="MS Mincho" style:font-size-asian="12pt" style:language-asian="fr" style:country-asian="FR" style:font-name-complex="Times New Roman1" style:font-size-complex="12pt" style:language-complex="ar" style:country-complex="SA"/>
    </style:style>
    <style:style style:name="T22" style:family="text">
      <style:text-properties fo:font-size="12pt" officeooo:rsid="00181742" style:letter-kerning="true" style:font-name-asian="MS Mincho" style:font-size-asian="12pt" style:language-asian="fr" style:country-asian="FR" style:font-name-complex="Times New Roman1" style:font-size-complex="12pt" style:language-complex="ar" style:country-complex="SA"/>
    </style:style>
    <style:style style:name="T23" style:family="text">
      <style:text-properties fo:font-size="12pt" style:letter-kerning="true" style:font-name-asian="MS Mincho" style:font-size-asian="12pt" style:language-asian="fr" style:country-asian="FR" style:font-name-complex="TimesNewRomanPSMT" style:font-size-complex="12pt" style:language-complex="ar" style:country-complex="SA"/>
    </style:style>
    <style:style style:name="T24" style:family="text">
      <style:text-properties fo:font-size="12pt" officeooo:rsid="00181742" style:letter-kerning="true" style:font-name-asian="MS Mincho" style:font-size-asian="12pt" style:language-asian="fr" style:country-asian="FR" style:font-name-complex="TimesNewRomanPSMT" style:font-size-complex="12pt" style:language-complex="ar" style:country-complex="SA"/>
    </style:style>
    <style:style style:name="T25" style:family="text">
      <style:text-properties fo:font-size="12pt" style:letter-kerning="true" style:font-name-asian="MS Mincho" style:font-size-asian="12pt" style:language-asian="fr" style:country-asian="FR" style:font-name-complex="Calibri" style:font-size-complex="12pt" style:language-complex="ar" style:country-complex="SA"/>
    </style:style>
    <style:style style:name="T26" style:family="text">
      <style:text-properties fo:font-size="12pt" style:letter-kerning="true" style:font-name-asian="MS Mincho" style:font-size-asian="12pt" style:language-asian="fr" style:country-asian="CA" style:font-name-complex="TimesNewRomanPSMT" style:font-size-complex="12pt" style:language-complex="ar" style:country-complex="SA"/>
    </style:style>
    <style:style style:name="T27" style:family="text">
      <style:text-properties fo:font-size="12pt" style:letter-kerning="true" style:font-name-asian="MS Mincho" style:font-size-asian="12pt" style:language-asian="fr" style:country-asian="CA" style:font-name-complex="Times New Roman1" style:font-size-complex="12pt" style:language-complex="ar" style:country-complex="SA"/>
    </style:style>
    <style:style style:name="T28" style:family="text">
      <style:text-properties fo:font-size="12pt" style:letter-kerning="true" style:font-name-asian="Times New Roman1" style:font-size-asian="12pt" style:language-asian="fr" style:country-asian="FR" style:font-name-complex="Times New Roman1" style:font-size-complex="12pt" style:language-complex="ar" style:country-complex="SA"/>
    </style:style>
    <style:style style:name="T29" style:family="text">
      <style:text-properties fo:font-size="12pt" style:font-name-asian="MS Mincho" style:font-size-asian="12pt" style:language-asian="fr" style:country-asian="FR" style:font-name-complex="Times New Roman1" style:font-size-complex="12pt" style:language-complex="ar" style:country-complex="SA"/>
    </style:style>
    <style:style style:name="T30" style:family="text">
      <style:text-properties fo:font-size="12pt" officeooo:rsid="00181742" style:font-name-asian="MS Mincho" style:font-size-asian="12pt" style:language-asian="fr" style:country-asian="FR" style:font-name-complex="Times New Roman1" style:font-size-complex="12pt" style:language-complex="ar" style:country-complex="SA"/>
    </style:style>
    <style:style style:name="T31" style:family="text">
      <style:text-properties fo:font-size="12pt" style:font-name-asian="MS Mincho" style:font-size-asian="12pt" style:language-asian="fr" style:country-asian="CA" style:font-name-complex="Times New Roman1" style:font-size-complex="12pt" style:language-complex="ar" style:country-complex="SA"/>
    </style:style>
    <style:style style:name="T32" style:family="text">
      <style:text-properties fo:font-size="12pt" style:font-name-asian="Times New Roman1" style:font-size-asian="12pt" style:language-asian="fr" style:country-asian="FR" style:font-name-complex="Times New Roman1" style:font-size-complex="12pt" style:language-complex="ar" style:country-complex="SA"/>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style:font-name="Cambria1" fo:font-size="10pt" style:font-size-asian="10pt" style:font-size-complex="10pt"/>
    </style:style>
    <style:style style:name="T35" style:family="text">
      <style:text-properties style:font-name="Comic Sans MS" fo:font-style="normal" fo:font-weight="normal" style:font-style-asian="normal" style:font-weight-asian="normal" style:font-style-complex="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
      <text:h text:style-name="P42" text:outline-level="1"/>
      <text:h text:style-name="P42" text:outline-level="1"/>
      <text:h text:style-name="P44" text:outline-level="1"><text:bookmark-start text:name="__RefHeading__7688_698844749"/>IFT-2007<text:bookmark-end text:name="__RefHeading__7688_698844749"/></text:h>
      <text:h text:style-name="P44" text:outline-level="1"><text:bookmark-start text:name="__RefHeading__7690_698844749"/>Projet de session<text:bookmark-end text:name="__RefHeading__7690_698844749"/></text:h>
      <text:h text:style-name="P44" text:outline-level="1"><text:bookmark-start text:name="__RefHeading__7692_698844749"/>Livrable 1<text:bookmark-end text:name="__RefHeading__7692_698844749"/></text:h>
      <text:h text:style-name="P44" text:outline-level="1"/>
      <text:h text:style-name="P44" text:outline-level="1"/>
      <text:h text:style-name="P44" text:outline-level="1"><text:bookmark-start text:name="__RefHeading__7694_698844749"/>Présenté à : Walid Boulabiar<text:bookmark-end text:name="__RefHeading__7694_698844749"/></text:h>
      <text:h text:style-name="P44" text:outline-level="1"/>
      <text:h text:style-name="P44" text:outline-level="1"/>
      <text:h text:style-name="P44" text:outline-level="1"><text:bookmark-start text:name="__RefHeading__7696_698844749"/>Équipe <text:span text:style-name="T33">Smiley</text:span><text:span text:style-name="T35"> :)</text:span><text:bookmark-end text:name="__RefHeading__7696_698844749"/></text:h>
      <text:h text:style-name="P44" text:outline-level="1"><text:bookmark-start text:name="__RefHeading__7698_698844749"/>Marc-Antoine Bouchard Marceau<text:bookmark-end text:name="__RefHeading__7698_698844749"/></text:h>
      <text:h text:style-name="P44" text:outline-level="1"><text:bookmark-start text:name="__RefHeading__7700_698844749"/>Danny Lebel<text:bookmark-end text:name="__RefHeading__7700_698844749"/></text:h>
      <text:h text:style-name="P44" text:outline-level="1"><text:bookmark-start text:name="__RefHeading__7702_698844749"/>Simon Rodier<text:bookmark-end text:name="__RefHeading__7702_698844749"/></text:h>
      <text:h text:style-name="P44" text:outline-level="1"><text:bookmark-start text:name="__RefHeading__7704_698844749"/>Keita Shimoda<text:bookmark-end text:name="__RefHeading__7704_698844749"/></text:h>
      <text:h text:style-name="P43" text:outline-level="1"/>
      <text:h text:style-name="P43" text:outline-level="1"/>
      <text:h text:style-name="P43" text:outline-level="1"/>
      <text:table-of-content text:style-name="Sect1" text:name="Table of Content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Table des matières</text:p>
          </text:index-title>
          <text:p text:style-name="P14"><text:a xlink:type="simple" xlink:href="#__RefHeading__7688_698844749" text:style-name="Index_20_Link" text:visited-style-name="Index_20_Link">IFT-2007<text:tab/>1</text:a></text:p>
          <text:p text:style-name="P14"><text:a xlink:type="simple" xlink:href="#__RefHeading__7690_698844749" text:style-name="Index_20_Link" text:visited-style-name="Index_20_Link">Projet de session<text:tab/>1</text:a></text:p>
          <text:p text:style-name="P14"><text:a xlink:type="simple" xlink:href="#__RefHeading__7692_698844749" text:style-name="Index_20_Link" text:visited-style-name="Index_20_Link">Livrable 1<text:tab/>1</text:a></text:p>
          <text:p text:style-name="P14"><text:a xlink:type="simple" xlink:href="#__RefHeading__7694_698844749" text:style-name="Index_20_Link" text:visited-style-name="Index_20_Link">Présenté à : Walid Boulabiar<text:tab/>1</text:a></text:p>
          <text:p text:style-name="P14"><text:a xlink:type="simple" xlink:href="#__RefHeading__7696_698844749" text:style-name="Index_20_Link" text:visited-style-name="Index_20_Link">Équipe Smiley :)<text:tab/>1</text:a></text:p>
          <text:p text:style-name="P14"><text:a xlink:type="simple" xlink:href="#__RefHeading__7698_698844749" text:style-name="Index_20_Link" text:visited-style-name="Index_20_Link">Marc-Antoine Bouchard Marceau<text:tab/>1</text:a></text:p>
          <text:p text:style-name="P14"><text:a xlink:type="simple" xlink:href="#__RefHeading__7700_698844749" text:style-name="Index_20_Link" text:visited-style-name="Index_20_Link">Danny Lebel<text:tab/>1</text:a></text:p>
          <text:p text:style-name="P14"><text:a xlink:type="simple" xlink:href="#__RefHeading__7702_698844749" text:style-name="Index_20_Link" text:visited-style-name="Index_20_Link">Simon Rodier<text:tab/>1</text:a></text:p>
          <text:p text:style-name="P14"><text:a xlink:type="simple" xlink:href="#__RefHeading__7704_698844749" text:style-name="Index_20_Link" text:visited-style-name="Index_20_Link">Keita Shimoda<text:tab/>1</text:a></text:p>
          <text:p text:style-name="P14"><text:a xlink:type="simple" xlink:href="#__RefHeading__6933_698844749" text:style-name="Index_20_Link" text:visited-style-name="Index_20_Link">Vision du projet<text:tab/>1</text:a></text:p>
          <text:p text:style-name="P14"><text:a xlink:type="simple" xlink:href="#__RefHeading__6935_698844749" text:style-name="Index_20_Link" text:visited-style-name="Index_20_Link">Cas d'utilisations<text:tab/>3</text:a></text:p>
          <text:p text:style-name="P14"><text:a xlink:type="simple" xlink:href="#__RefHeading__6937_698844749" text:style-name="Index_20_Link" text:visited-style-name="Index_20_Link">Spécifications supplémentaires<text:tab/>14</text:a></text:p>
          <text:p text:style-name="P14"><text:a xlink:type="simple" xlink:href="#__RefHeading__6961_698844749" text:style-name="Index_20_Link" text:visited-style-name="Index_20_Link">Glossaire<text:tab/>16</text:a></text:p>
        </text:index-body>
      </text:table-of-content>
      <text:h text:style-name="P2" text:outline-level="1"><text:bookmark-start text:name="__RefHeading__6933_698844749"/><text:span text:style-name="T1">Vi</text:span><text:bookmark text:name="__UnoMark__989_531702059"/><text:bookmark text:name="__UnoMark__965_531702059"/><text:bookmark text:name="__UnoMark__941_531702059"/><text:bookmark text:name="__UnoMark__917_531702059"/><text:span text:style-name="T1">sion du projet</text:span><text:bookmark-end text:name="__RefHeading__6933_698844749"/></text:h>
      <text:p text:style-name="P11"><text:span text:style-name="T10"><text:tab/>Le présent document explique notre vision du projet RecyclApp. Afin de faire une explication claire et concise du projet, une description de l'application sera présentée, ainsi qu'un traitement des fonctionnalités supportées, une estimation du coût et des risques du projet et finalement, de l’échéancier approximatif du projet. </text:span></text:p>
      <text:p text:style-name="P10"><text:tab/>Premièrement, le projet consiste en une application permettant de faire le design d’un centre de tri. Cette application sera donc utilisée principalement par le concepteur. L’application sera de type graphique afin de permettre au concepteur une vision efficace du design du centre de tri. L’application fera la gestion des entrants et des extrants, de l’équipement faisant le tri et la transformation des entrants et des convoyeurs reliant l’équipement. De plus, l’application va afficher plusieurs informations sur les quantités en kg/h de chaque produit partout sur le réseau.</text:p>
      <text:p text:style-name="P12"><text:span text:style-name="T2"><text:tab/>Deuxièmement, l’application va supporter plusieurs fonctionnalités. Dans le cadre de l’édition du design d’un centre de tri, l’application devra permettre d’ajouter, de supprimer, de modifier et de sélectionner une machine et un arc (représentant un convoyeur). L’application devra permettre aussi d’ajouter une matière que les machines vont transformer et que les convoyeurs vont transporter de machine en machine. Ce traitement du côté design du centre de tri sert à faire des simulations afin de vérifier s’il y a des goulots d’étranglement. De plus, afin </text:span><text:bookmark-start text:name="__UnoMark__367_2015723156"/><text:bookmark-start text:name="__UnoMark__395_2015723156"/><text:bookmark-start text:name="__UnoMark__423_2015723156"/><text:bookmark-start text:name="__UnoMark__451_2015723156"/><text:span text:style-name="T2">d</text:span><text:bookmark-end text:name="__UnoMark__367_2015723156"/><text:bookmark-end text:name="__UnoMark__395_2015723156"/><text:bookmark-end text:name="__UnoMark__423_2015723156"/><text:bookmark-end text:name="__UnoMark__451_2015723156"/><text:span text:style-name="T2">'être plus facile d'utilisation l'application va proposer des fonctionnalités telles qu'annuler et refaire les actions, enregistrer le plan, exporter le plan sous forme d'image le tout pour permettre à l'utilisateur un travail plus efficace.</text:span></text:p>
      <text:p text:style-name="P11"><text:span text:style-name="T10"><text:tab/>Troisièmement, si l’application était faite dans un cadre commercial le coût serait estimé à 10 080 $. En effet, c'est le prix que coûterait une équipe de travail de quatre travaillant 9 h par semaine pendant 14 semaines.</text:span></text:p>
      <text:p text:style-name="P13"><text:soft-page-break/><text:span text:style-name="T11"><text:tab/>Quatrièmement, les risques présents dans le projet sont pe</text:span><text:bookmark text:name="__UnoMark__733_531702059"/><text:bookmark text:name="__UnoMark__553_531702059"/><text:bookmark text:name="__UnoMark__373_531702059"/><text:bookmark text:name="__UnoMark__193_531702059"/><text:span text:style-name="T11">u nombreux. Cependant, la gestion par la souris (glisser et déposer) de la grille pourrait poser problème, ainsi que la gestion de l'annulation et de la restauration. Les membres de l'équipe de travail ont peu fait d'applications utilisant ces types de fonctionnalités, et devront donc porter une attention particulière à ces aspects du projet.</text:span></text:p>
      <text:p text:style-name="P11"><text:span text:style-name="T10"><text:tab/>Finalement, les tâches se feront dans un cadre d’itération d’une semaine. L’application finale sera remise le 16 décembre 2014 en fonction des contraintes du client.</text:span></text:p>
      <text:p text:style-name="P13"/>
      <text:p text:style-name="P13"/>
      <text:h text:style-name="P3" text:outline-level="1"><text:bookmark-start text:name="__RefHeading__6935_698844749"/>Cas d'utilisations<text:bookmark-end text:name="__RefHeading__6935_698844749"/></text:h>
      <text:p text:style-name="P41"/>
      <table:table table:name="Table1" table:style-name="Table1">
        <table:table-column table:style-name="Table1.A"/>
        <table:table-column table:style-name="Table1.B"/>
        <table:table-row table:style-name="Table1.1">
          <table:table-cell table:style-name="Table1.A1" office:value-type="string">
            <text:p text:style-name="P33"><text:span text:style-name="T17">Cas d'utilisation</text:span></text:p>
          </table:table-cell>
          <table:table-cell table:style-name="Table1.B1" office:value-type="string">
            <text:p text:style-name="P33"><text:span text:style-name="T18">CU1</text:span><text:span text:style-name="T19"> </text:span><text:span text:style-name="T18">: Ajouter un type de matière</text:span></text:p>
          </table:table-cell>
        </table:table-row>
        <table:table-row table:style-name="Table1.1">
          <table:table-cell table:style-name="Table1.A2" office:value-type="string">
            <text:p text:style-name="P27"><text:span text:style-name="T21">Système</text:span></text:p>
          </table:table-cell>
          <table:table-cell table:style-name="Table1.B2" office:value-type="string">
            <text:p text:style-name="P21"><text:span text:style-name="T24">A</text:span><text:span text:style-name="T23">pplication RecyclApp</text:span><text:span text:style-name="T26">.</text:span></text:p>
          </table:table-cell>
        </table:table-row>
        <table:table-row table:style-name="Table1.1">
          <table:table-cell table:style-name="Table1.A2" office:value-type="string">
            <text:p text:style-name="P27"><text:span text:style-name="T21">Acteur principal</text:span></text:p>
          </table:table-cell>
          <table:table-cell table:style-name="Table1.B2" office:value-type="string">
            <text:p text:style-name="P27"><text:span text:style-name="T21">L’utilisateur</text:span><text:span text:style-name="T27">.</text:span></text:p>
          </table:table-cell>
        </table:table-row>
        <table:table-row table:style-name="Table1.1">
          <table:table-cell table:style-name="Table1.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1.B2" office:value-type="string">
            <text:p text:style-name="P21"><text:span text:style-name="T29">L’utilisateur : ajouter un nouveau type de matière</text:span><text:span text:style-name="T31">.</text:span></text:p>
          </table:table-cell>
        </table:table-row>
        <table:table-row table:style-name="Table1.1">
          <table:table-cell table:style-name="Table1.A2" office:value-type="string">
            <text:p text:style-name="P27"><text:span text:style-name="T21">Préconditions</text:span></text:p>
          </table:table-cell>
          <table:table-cell table:style-name="Table1.B2" office:value-type="string">
            <text:p text:style-name="P27"><text:span text:style-name="T21">Le type de matière ne doit pas déjà exister</text:span><text:span text:style-name="T27">.</text:span></text:p>
          </table:table-cell>
        </table:table-row>
        <table:table-row table:style-name="Table1.1">
          <table:table-cell table:style-name="Table1.A2" office:value-type="string">
            <text:p text:style-name="P21"><text:span text:style-name="T23">Garanties en cas de succ</text:span><text:span text:style-name="T21">è</text:span><text:span text:style-name="T23">s (postcondition) :</text:span></text:p>
          </table:table-cell>
          <table:table-cell table:style-name="Table1.B2" office:value-type="string">
            <text:p text:style-name="P21"><text:span text:style-name="T21">Un nouveau type de matière est disponible</text:span><text:span text:style-name="T27">.</text:span></text:p>
          </table:table-cell>
        </table:table-row>
        <table:table-row table:style-name="Table1.1">
          <table:table-cell table:style-name="Table1.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1.B2" office:value-type="string">
            <text:p text:style-name="P21"><text:span text:style-name="T21">L’utilisateur ajoute un nouve</text:span><text:span text:style-name="T22">au</text:span><text:span text:style-name="T21"> type de matière au design en définissant ses propriétés.</text:span></text:p>
          </table:table-cell>
        </table:table-row>
        <table:table-row table:style-name="Table1.1">
          <table:table-cell table:style-name="Table1.A2" office:value-type="string">
            <text:p text:style-name="P21"><text:span text:style-name="T23">Extensions (ou sc</text:span><text:span text:style-name="T21">é</text:span><text:span text:style-name="T23">narios alternatifs) :</text:span></text:p>
          </table:table-cell>
          <table:table-cell table:style-name="Table1.B2" office:value-type="string">
            <text:p text:style-name="P18"/>
            <text:p text:style-name="P21"><text:span text:style-name="T21">Voir cas d’utilisation « défaire opération », « refaire opération » et « valider le design ».</text:span></text:p>
            <text:p text:style-name="P18"/>
          </table:table-cell>
        </table:table-row>
      </table:table>
      <text:p text:style-name="P19"/>
      <table:table table:name="Table2" table:style-name="Table2">
        <table:table-column table:style-name="Table2.A"/>
        <table:table-column table:style-name="Table2.B"/>
        <table:table-row table:style-name="Table2.1">
          <table:table-cell table:style-name="Table2.A1" office:value-type="string">
            <text:p text:style-name="P33"><text:span text:style-name="T17">Cas d'utilisation</text:span></text:p>
          </table:table-cell>
          <table:table-cell table:style-name="Table2.B1" office:value-type="string">
            <text:p text:style-name="P33"><text:span text:style-name="T18">CU2</text:span><text:span text:style-name="T19"> </text:span><text:span text:style-name="T18">: Supprimer un type de matière</text:span></text:p>
          </table:table-cell>
        </table:table-row>
        <table:table-row table:style-name="Table2.1">
          <table:table-cell table:style-name="Table2.A2" office:value-type="string">
            <text:p text:style-name="P27"><text:span text:style-name="T21">Système</text:span></text:p>
          </table:table-cell>
          <table:table-cell table:style-name="Table2.B2" office:value-type="string">
            <text:p text:style-name="P21"><text:span text:style-name="T24">A</text:span><text:span text:style-name="T23">pplication RecyclApp</text:span><text:span text:style-name="T26">.</text:span></text:p>
          </table:table-cell>
        </table:table-row>
        <table:table-row table:style-name="Table2.1">
          <table:table-cell table:style-name="Table2.A2" office:value-type="string">
            <text:p text:style-name="P27"><text:span text:style-name="T21">Acteur principal</text:span></text:p>
          </table:table-cell>
          <table:table-cell table:style-name="Table2.B2" office:value-type="string">
            <text:p text:style-name="P27"><text:span text:style-name="T21">L’utilisateur</text:span><text:span text:style-name="T27">.</text:span></text:p>
          </table:table-cell>
        </table:table-row>
        <table:table-row table:style-name="Table2.1">
          <table:table-cell table:style-name="Table2.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2.B2" office:value-type="string">
            <text:p text:style-name="P21"><text:span text:style-name="T29">L’utilisateur : supprimer un type de matière </text:span><text:span text:style-name="T30">d</text:span><text:span text:style-name="T29">u design</text:span><text:span text:style-name="T31">.</text:span></text:p>
          </table:table-cell>
        </table:table-row>
        <table:table-row table:style-name="Table2.1">
          <table:table-cell table:style-name="Table2.A2" office:value-type="string">
            <text:p text:style-name="P27"><text:span text:style-name="T21">Préconditions</text:span></text:p>
          </table:table-cell>
          <table:table-cell table:style-name="Table2.B2" office:value-type="string">
            <text:p text:style-name="P27"><text:span text:style-name="T21">Type de matière doit exister</text:span><text:span text:style-name="T27">.</text:span></text:p>
          </table:table-cell>
        </table:table-row>
        <table:table-row table:style-name="Table2.1">
          <table:table-cell table:style-name="Table2.A2" office:value-type="string">
            <text:p text:style-name="P21"><text:span text:style-name="T23">Garanties en cas de succ</text:span><text:span text:style-name="T21">è</text:span><text:span text:style-name="T23">s (postcondition) :</text:span></text:p>
          </table:table-cell>
          <table:table-cell table:style-name="Table2.B2" office:value-type="string">
            <text:p text:style-name="P21"><text:span text:style-name="T21">Le type de matière n’est plus disponible. </text:span></text:p>
          </table:table-cell>
        </table:table-row>
        <table:table-row table:style-name="Table2.1">
          <table:table-cell table:style-name="Table2.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2.B2" office:value-type="string">
            <text:p text:style-name="P21"><text:span text:style-name="T21">L’utilisateur sélectionne un type de matière et il le supprime.</text:span></text:p>
          </table:table-cell>
        </table:table-row>
        <table:table-row table:style-name="Table2.1">
          <table:table-cell table:style-name="Table2.A2" office:value-type="string">
            <text:p text:style-name="P21"><text:span text:style-name="T23">Extensions (ou sc</text:span><text:span text:style-name="T21">é</text:span><text:span text:style-name="T23">narios alternatifs) :</text:span></text:p>
          </table:table-cell>
          <table:table-cell table:style-name="Table2.B2" office:value-type="string">
            <text:p text:style-name="P21"><text:span text:style-name="T21">Voir cas d’utilisation « défaire opération », « refaire opération » et « valider le design »</text:span><text:span text:style-name="T27">.</text:span></text:p>
            <text:p text:style-name="P18"/>
            <text:p text:style-name="P18"/>
          </table:table-cell>
        </table:table-row>
      </table:table>
      <text:p text:style-name="P19"/>
      <table:table table:name="Table3" table:style-name="Table3">
        <table:table-column table:style-name="Table3.A"/>
        <table:table-column table:style-name="Table3.B"/>
        <text:soft-page-break/>
        <table:table-row table:style-name="Table3.1">
          <table:table-cell table:style-name="Table3.A1" office:value-type="string">
            <text:p text:style-name="P33"><text:span text:style-name="T17">Cas d'utilisation</text:span></text:p>
          </table:table-cell>
          <table:table-cell table:style-name="Table3.B1" office:value-type="string">
            <text:p text:style-name="P33"><text:span text:style-name="T18">CU3</text:span><text:span text:style-name="T19"> </text:span><text:span text:style-name="T18">: Sélectionner une station / jonction</text:span></text:p>
          </table:table-cell>
        </table:table-row>
        <table:table-row table:style-name="Table3.1">
          <table:table-cell table:style-name="Table3.A2" office:value-type="string">
            <text:p text:style-name="P27"><text:span text:style-name="T21">Système</text:span></text:p>
          </table:table-cell>
          <table:table-cell table:style-name="Table3.B2" office:value-type="string">
            <text:p text:style-name="P21"><text:span text:style-name="T24">A</text:span><text:span text:style-name="T23">pplication RecyclApp.</text:span></text:p>
          </table:table-cell>
        </table:table-row>
        <table:table-row table:style-name="Table3.1">
          <table:table-cell table:style-name="Table3.A2" office:value-type="string">
            <text:p text:style-name="P27"><text:span text:style-name="T21">Acteur principal</text:span></text:p>
          </table:table-cell>
          <table:table-cell table:style-name="Table3.B2" office:value-type="string">
            <text:p text:style-name="P27"><text:span text:style-name="T21">L’utilisateur</text:span><text:span text:style-name="T27">.</text:span></text:p>
          </table:table-cell>
        </table:table-row>
        <table:table-row table:style-name="Table3.1">
          <table:table-cell table:style-name="Table3.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3.B2" office:value-type="string">
            <text:p text:style-name="P21"><text:span text:style-name="T29">L’utilisateur : Sélectionner une station / jonction </text:span><text:span text:style-name="T30">à</text:span><text:span text:style-name="T29"> consulter ou modifier</text:span><text:span text:style-name="T31">.</text:span></text:p>
          </table:table-cell>
        </table:table-row>
        <table:table-row table:style-name="Table3.1">
          <table:table-cell table:style-name="Table3.A2" office:value-type="string">
            <text:p text:style-name="P27"><text:span text:style-name="T21">Préconditions</text:span></text:p>
          </table:table-cell>
          <table:table-cell table:style-name="Table3.B2" office:value-type="string">
            <text:p text:style-name="P27"><text:span text:style-name="T21">Il y a une station / jonction</text:span><text:span text:style-name="T27">.</text:span></text:p>
          </table:table-cell>
        </table:table-row>
        <table:table-row table:style-name="Table3.1">
          <table:table-cell table:style-name="Table3.A2" office:value-type="string">
            <text:p text:style-name="P21"><text:span text:style-name="T23">Garanties en cas de succ</text:span><text:span text:style-name="T21">è</text:span><text:span text:style-name="T23">s (postcondition) :</text:span></text:p>
          </table:table-cell>
          <table:table-cell table:style-name="Table3.B2" office:value-type="string">
            <text:p text:style-name="P21"><text:span text:style-name="T21">Une station / jonction est sélectionné</text:span><text:span text:style-name="T22">e</text:span><text:span text:style-name="T21">. </text:span></text:p>
          </table:table-cell>
        </table:table-row>
        <table:table-row table:style-name="Table3.1">
          <table:table-cell table:style-name="Table3.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3.B2" office:value-type="string">
            <text:p text:style-name="P21"><text:span text:style-name="T21">L’utilisateur sélectionne la station / jonction de son choix</text:span><text:span text:style-name="T28">.</text:span></text:p>
            <text:p text:style-name="P21"><text:span text:style-name="T23">Le syst</text:span><text:span text:style-name="T21">è</text:span><text:span text:style-name="T23">me affiche les param</text:span><text:span text:style-name="T21">è</text:span><text:span text:style-name="T23">tres de la station/jonction.</text:span></text:p>
          </table:table-cell>
        </table:table-row>
        <table:table-row table:style-name="Table3.1">
          <table:table-cell table:style-name="Table3.A2" office:value-type="string">
            <text:p text:style-name="P21"><text:span text:style-name="T23">Extensions (ou sc</text:span><text:span text:style-name="T21">é</text:span><text:span text:style-name="T23">narios alternatifs) :</text:span></text:p>
          </table:table-cell>
          <table:table-cell table:style-name="Table3.B2" office:value-type="string">
            <text:p text:style-name="P21"><text:span text:style-name="T21">Voir cas d’utilisation « défaire opération », « refaire opération » et « valider le design »</text:span><text:span text:style-name="T27">.</text:span></text:p>
            <text:p text:style-name="P20"/>
            <text:p text:style-name="P18"/>
          </table:table-cell>
        </table:table-row>
      </table:table>
      <text:p text:style-name="P19"/>
      <table:table table:name="Table4" table:style-name="Table4">
        <table:table-column table:style-name="Table4.A"/>
        <table:table-column table:style-name="Table4.B"/>
        <table:table-row table:style-name="Table4.1">
          <table:table-cell table:style-name="Table4.A1" office:value-type="string">
            <text:p text:style-name="P33"><text:span text:style-name="T17">Cas d'utilisation</text:span></text:p>
          </table:table-cell>
          <table:table-cell table:style-name="Table4.B1" office:value-type="string">
            <text:p text:style-name="P33"><text:span text:style-name="T18">CU4</text:span><text:span text:style-name="T19"> </text:span><text:span text:style-name="T18">: Ajouter une station / jonction</text:span></text:p>
          </table:table-cell>
        </table:table-row>
        <table:table-row table:style-name="Table4.1">
          <table:table-cell table:style-name="Table4.A2" office:value-type="string">
            <text:p text:style-name="P27"><text:span text:style-name="T21">Système</text:span></text:p>
          </table:table-cell>
          <table:table-cell table:style-name="Table4.B2" office:value-type="string">
            <text:p text:style-name="P21"><text:span text:style-name="T24">A</text:span><text:span text:style-name="T23">pplication RecyclApp.</text:span></text:p>
          </table:table-cell>
        </table:table-row>
        <table:table-row table:style-name="Table4.1">
          <table:table-cell table:style-name="Table4.A2" office:value-type="string">
            <text:p text:style-name="P27"><text:span text:style-name="T21">Acteur principal</text:span></text:p>
          </table:table-cell>
          <table:table-cell table:style-name="Table4.B2" office:value-type="string">
            <text:p text:style-name="P27"><text:span text:style-name="T21">L’utilisateur</text:span><text:span text:style-name="T27">.</text:span></text:p>
          </table:table-cell>
        </table:table-row>
        <table:table-row table:style-name="Table4.1">
          <table:table-cell table:style-name="Table4.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4.B2" office:value-type="string">
            <text:p text:style-name="P21"><text:span text:style-name="T29">L’utilisateur : ajouter une nouvelle station / jonction au design</text:span><text:span text:style-name="T31">.</text:span></text:p>
          </table:table-cell>
        </table:table-row>
        <table:table-row table:style-name="Table4.1">
          <table:table-cell table:style-name="Table4.A2" office:value-type="string">
            <text:p text:style-name="P27"><text:span text:style-name="T21">Préconditions</text:span></text:p>
          </table:table-cell>
          <table:table-cell table:style-name="Table4.B2" office:value-type="string">
            <text:p text:style-name="P27"><text:span text:style-name="T21">L’espace est suffisant</text:span><text:span text:style-name="T22">e</text:span><text:span text:style-name="T21"> pour l’ajout d’une station / jonction</text:span><text:span text:style-name="T27">.</text:span></text:p>
          </table:table-cell>
        </table:table-row>
        <table:table-row table:style-name="Table4.1">
          <table:table-cell table:style-name="Table4.A2" office:value-type="string">
            <text:p text:style-name="P21"><text:span text:style-name="T23">Garanties en cas de succ</text:span><text:span text:style-name="T21">è</text:span><text:span text:style-name="T23">s (postcondition) :</text:span></text:p>
          </table:table-cell>
          <table:table-cell table:style-name="Table4.B2" office:value-type="string">
            <text:p text:style-name="P21"><text:span text:style-name="T21">Une station / jonction est ajouté</text:span><text:span text:style-name="T22">e</text:span><text:span text:style-name="T21"> au design</text:span><text:span text:style-name="T28">.</text:span></text:p>
          </table:table-cell>
        </table:table-row>
        <table:table-row table:style-name="Table4.1">
          <table:table-cell table:style-name="Table4.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4.B2" office:value-type="string">
            <text:p text:style-name="P21"><text:span text:style-name="T21">L’utilisateur ajoute une station / jonction à un endroit du design.</text:span></text:p>
          </table:table-cell>
        </table:table-row>
        <table:table-row table:style-name="Table4.1">
          <table:table-cell table:style-name="Table4.A2" office:value-type="string">
            <text:p text:style-name="P21"><text:span text:style-name="T23">Extensions (ou sc</text:span><text:span text:style-name="T21">é</text:span><text:span text:style-name="T23">narios alternatifs) :</text:span></text:p>
          </table:table-cell>
          <table:table-cell table:style-name="Table4.B2" office:value-type="string">
            <text:p text:style-name="P21"><text:span text:style-name="T21">Voir cas d’utilisation « défaire opération », « refaire opération » et « valider le design »</text:span><text:span text:style-name="T27">.</text:span></text:p>
            <text:p text:style-name="P18"/>
          </table:table-cell>
        </table:table-row>
      </table:table>
      <text:p text:style-name="P19"/>
      <text:p text:style-name="P25"/>
      <table:table table:name="Table5" table:style-name="Table5">
        <table:table-column table:style-name="Table5.A"/>
        <table:table-column table:style-name="Table5.B"/>
        <table:table-row table:style-name="Table5.1">
          <table:table-cell table:style-name="Table5.A1" office:value-type="string">
            <text:p text:style-name="P33"><text:span text:style-name="T17">Cas d'utilisation</text:span></text:p>
          </table:table-cell>
          <table:table-cell table:style-name="Table5.B1" office:value-type="string">
            <text:p text:style-name="P33"><text:span text:style-name="T18">CU5</text:span><text:span text:style-name="T19"> </text:span><text:span text:style-name="T18">: Supprimer une station / jonction</text:span></text:p>
          </table:table-cell>
        </table:table-row>
        <table:table-row table:style-name="Table5.1">
          <table:table-cell table:style-name="Table5.A2" office:value-type="string">
            <text:p text:style-name="P27"><text:span text:style-name="T21">Système</text:span></text:p>
          </table:table-cell>
          <table:table-cell table:style-name="Table5.B2" office:value-type="string">
            <text:p text:style-name="P21"><text:span text:style-name="T24">A</text:span><text:span text:style-name="T23">pplication RecyclApp.</text:span></text:p>
          </table:table-cell>
        </table:table-row>
        <text:soft-page-break/>
        <table:table-row table:style-name="Table5.1">
          <table:table-cell table:style-name="Table5.A2" office:value-type="string">
            <text:p text:style-name="P27"><text:span text:style-name="T21">Acteur principal</text:span></text:p>
          </table:table-cell>
          <table:table-cell table:style-name="Table5.B2" office:value-type="string">
            <text:p text:style-name="P27"><text:span text:style-name="T21">L’utilisateur</text:span><text:span text:style-name="T27">.</text:span></text:p>
          </table:table-cell>
        </table:table-row>
        <table:table-row table:style-name="Table5.1">
          <table:table-cell table:style-name="Table5.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5.B2" office:value-type="string">
            <text:p text:style-name="P21"><text:span text:style-name="T29">L’utilisateur : Supprimer une station / jonction du plan</text:span><text:span text:style-name="T31">.</text:span></text:p>
          </table:table-cell>
        </table:table-row>
        <table:table-row table:style-name="Table5.1">
          <table:table-cell table:style-name="Table5.A2" office:value-type="string">
            <text:p text:style-name="P27"><text:span text:style-name="T21">Préconditions</text:span></text:p>
          </table:table-cell>
          <table:table-cell table:style-name="Table5.B2" office:value-type="string">
            <text:p text:style-name="P27"><text:span text:style-name="T21">Sélectionner une station / jonction du design</text:span><text:span text:style-name="T27">.</text:span></text:p>
          </table:table-cell>
        </table:table-row>
        <table:table-row table:style-name="Table5.1">
          <table:table-cell table:style-name="Table5.A2" office:value-type="string">
            <text:p text:style-name="P21"><text:span text:style-name="T23">Garanties en cas de succ</text:span><text:span text:style-name="T21">è</text:span><text:span text:style-name="T23">s (postcondition) :</text:span></text:p>
          </table:table-cell>
          <table:table-cell table:style-name="Table5.B2" office:value-type="string">
            <text:p text:style-name="P21"><text:span text:style-name="T21">La station / jonction est supprimé</text:span><text:span text:style-name="T22">e</text:span><text:span text:style-name="T21">. </text:span></text:p>
          </table:table-cell>
        </table:table-row>
        <table:table-row table:style-name="Table5.1">
          <table:table-cell table:style-name="Table5.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5.B2" office:value-type="string">
            <text:p text:style-name="P21"><text:span text:style-name="T21">L’utilisateur sélectionne une station / jonction et la supprime du design</text:span><text:span text:style-name="T27">.</text:span></text:p>
          </table:table-cell>
        </table:table-row>
        <table:table-row table:style-name="Table5.1">
          <table:table-cell table:style-name="Table5.A2" office:value-type="string">
            <text:p text:style-name="P21"><text:span text:style-name="T23">Extensions (ou sc</text:span><text:span text:style-name="T21">é</text:span><text:span text:style-name="T23">narios alternatifs) :</text:span></text:p>
          </table:table-cell>
          <table:table-cell table:style-name="Table5.B2" office:value-type="string">
            <text:p text:style-name="P21"><text:span text:style-name="T21">Voir cas d’utilisation « défaire opération », « refaire opération » et « valider le design »</text:span><text:span text:style-name="T27">.</text:span></text:p>
            <text:p text:style-name="P18"/>
            <text:p text:style-name="P18"/>
          </table:table-cell>
        </table:table-row>
      </table:table>
      <text:p text:style-name="P25"/>
      <text:p text:style-name="P25"/>
      <table:table table:name="Table6" table:style-name="Table6">
        <table:table-column table:style-name="Table6.A"/>
        <table:table-column table:style-name="Table6.B"/>
        <table:table-row table:style-name="Table6.1">
          <table:table-cell table:style-name="Table6.A1" office:value-type="string">
            <text:p text:style-name="P33"><text:span text:style-name="T17">Cas d'utilisation</text:span></text:p>
          </table:table-cell>
          <table:table-cell table:style-name="Table6.B1" office:value-type="string">
            <text:p text:style-name="P33"><text:span text:style-name="T18">CU6</text:span><text:span text:style-name="T19"> </text:span><text:span text:style-name="T18">: Modifier les paramètres d’une station / jonction</text:span></text:p>
          </table:table-cell>
        </table:table-row>
        <table:table-row table:style-name="Table6.1">
          <table:table-cell table:style-name="Table6.A2" office:value-type="string">
            <text:p text:style-name="P27"><text:span text:style-name="T21">Système</text:span></text:p>
          </table:table-cell>
          <table:table-cell table:style-name="Table6.B2" office:value-type="string">
            <text:p text:style-name="P21"><text:span text:style-name="T24">A</text:span><text:span text:style-name="T23">pplication RecyclApp.</text:span></text:p>
          </table:table-cell>
        </table:table-row>
        <table:table-row table:style-name="Table6.1">
          <table:table-cell table:style-name="Table6.A2" office:value-type="string">
            <text:p text:style-name="P27"><text:span text:style-name="T21">Acteur principal</text:span></text:p>
          </table:table-cell>
          <table:table-cell table:style-name="Table6.B2" office:value-type="string">
            <text:p text:style-name="P27"><text:span text:style-name="T21">L’utilisateur</text:span><text:span text:style-name="T27">.</text:span></text:p>
          </table:table-cell>
        </table:table-row>
        <table:table-row table:style-name="Table6.1">
          <table:table-cell table:style-name="Table6.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6.B2" office:value-type="string">
            <text:p text:style-name="P21"><text:span text:style-name="T29">L’utilisateur : modifier les paramètres d’une station / jonction</text:span><text:span text:style-name="T31">.</text:span></text:p>
          </table:table-cell>
        </table:table-row>
        <table:table-row table:style-name="Table6.1">
          <table:table-cell table:style-name="Table6.A2" office:value-type="string">
            <text:p text:style-name="P27"><text:span text:style-name="T21">Préconditions</text:span></text:p>
          </table:table-cell>
          <table:table-cell table:style-name="Table6.B2" office:value-type="string">
            <text:p text:style-name="P27"><text:span text:style-name="T21">Sélectionner une station / jonction du design</text:span><text:span text:style-name="T28">.</text:span></text:p>
          </table:table-cell>
        </table:table-row>
        <table:table-row table:style-name="Table6.1">
          <table:table-cell table:style-name="Table6.A2" office:value-type="string">
            <text:p text:style-name="P21"><text:span text:style-name="T23">Garanties en cas de succ</text:span><text:span text:style-name="T21">è</text:span><text:span text:style-name="T23">s (postcondition) :</text:span></text:p>
          </table:table-cell>
          <table:table-cell table:style-name="Table6.B2" office:value-type="string">
            <text:p text:style-name="P21"><text:span text:style-name="T21">Les paramètres modifiés sont appliqués au design. </text:span><text:span text:style-name="T23">Le syst</text:span><text:span text:style-name="T21">è</text:span><text:span text:style-name="T23">me propage la mise </text:span><text:span text:style-name="T21">à</text:span><text:span text:style-name="T23"> jour des valeurs des stations/jonctions qui y sont li</text:span><text:span text:style-name="T21">é</text:span><text:span text:style-name="T23">s.</text:span></text:p>
          </table:table-cell>
        </table:table-row>
        <table:table-row table:style-name="Table6.1">
          <table:table-cell table:style-name="Table6.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6.B2" office:value-type="string">
            <text:p text:style-name="P21"><text:span text:style-name="T21">L’utilisateur sélection une station / jonction et modifie ses paramètres</text:span><text:span text:style-name="T27">.</text:span></text:p>
          </table:table-cell>
        </table:table-row>
        <table:table-row table:style-name="Table6.1">
          <table:table-cell table:style-name="Table6.A2" office:value-type="string">
            <text:p text:style-name="P21"><text:span text:style-name="T23">Extensions (ou sc</text:span><text:span text:style-name="T21">é</text:span><text:span text:style-name="T23">narios alternatifs) :</text:span></text:p>
          </table:table-cell>
          <table:table-cell table:style-name="Table6.B2" office:value-type="string">
            <text:p text:style-name="P21"><text:span text:style-name="T21">Voir cas d’utilisation « défaire opération », « refaire opération » et « valider le design »</text:span><text:span text:style-name="T27">.</text:span></text:p>
            <text:p text:style-name="P18"/>
          </table:table-cell>
        </table:table-row>
      </table:table>
      <text:p text:style-name="P25"/>
      <text:p text:style-name="P25"/>
      <table:table table:name="Table7" table:style-name="Table7">
        <table:table-column table:style-name="Table7.A"/>
        <table:table-column table:style-name="Table7.B"/>
        <table:table-row table:style-name="Table7.1">
          <table:table-cell table:style-name="Table7.A1" office:value-type="string">
            <text:p text:style-name="P33"><text:span text:style-name="T17">Cas d'utilisation</text:span></text:p>
          </table:table-cell>
          <table:table-cell table:style-name="Table7.B1" office:value-type="string">
            <text:p text:style-name="P33"><text:span text:style-name="T18">CU7</text:span><text:span text:style-name="T19"> </text:span><text:span text:style-name="T18">: Ajouter un convoyeur</text:span></text:p>
          </table:table-cell>
        </table:table-row>
        <table:table-row table:style-name="Table7.1">
          <table:table-cell table:style-name="Table7.A2" office:value-type="string">
            <text:p text:style-name="P27"><text:span text:style-name="T21">Système</text:span></text:p>
          </table:table-cell>
          <table:table-cell table:style-name="Table7.B2" office:value-type="string">
            <text:p text:style-name="P21"><text:span text:style-name="T23">application RecyclApp</text:span></text:p>
          </table:table-cell>
        </table:table-row>
        <table:table-row table:style-name="Table7.1">
          <table:table-cell table:style-name="Table7.A2" office:value-type="string">
            <text:p text:style-name="P27"><text:span text:style-name="T21">Acteur principal</text:span></text:p>
          </table:table-cell>
          <table:table-cell table:style-name="Table7.B2" office:value-type="string">
            <text:p text:style-name="P27"><text:span text:style-name="T21">L’utilisateur</text:span></text:p>
          </table:table-cell>
        </table:table-row>
        <table:table-row table:style-name="Table7.1">
          <table:table-cell table:style-name="Table7.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7.B2" office:value-type="string">
            <text:p text:style-name="P21"><text:span text:style-name="T29">L’utilisateur : Ajouter un convoyeur au design</text:span></text:p>
          </table:table-cell>
        </table:table-row>
        <text:soft-page-break/>
        <table:table-row table:style-name="Table7.1">
          <table:table-cell table:style-name="Table7.A2" office:value-type="string">
            <text:p text:style-name="P27"><text:span text:style-name="T21">Préconditions</text:span></text:p>
          </table:table-cell>
          <table:table-cell table:style-name="Table7.B2" office:value-type="string">
            <text:p text:style-name="P27"><text:span text:style-name="T21">L’élément source et l’élément destination des entrées/sorties de libre.</text:span></text:p>
          </table:table-cell>
        </table:table-row>
        <table:table-row table:style-name="Table7.1">
          <table:table-cell table:style-name="Table7.A2" office:value-type="string">
            <text:p text:style-name="P21"><text:span text:style-name="T23">Garanties en cas de succ</text:span><text:span text:style-name="T21">è</text:span><text:span text:style-name="T23">s (postcondition) :</text:span></text:p>
          </table:table-cell>
          <table:table-cell table:style-name="Table7.B2" office:value-type="string">
            <text:p text:style-name="P21"><text:span text:style-name="T21">Un convoyeur est ajouté au design</text:span></text:p>
          </table:table-cell>
        </table:table-row>
        <table:table-row table:style-name="Table7.1">
          <table:table-cell table:style-name="Table7.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7.B2" office:value-type="string">
            <text:p text:style-name="P21"><text:span text:style-name="T21">L’utilisateur ajoute un convoyeur, et <text:s/>ce dernier relie deux éléments du design</text:span></text:p>
          </table:table-cell>
        </table:table-row>
        <table:table-row table:style-name="Table7.1">
          <table:table-cell table:style-name="Table7.A2" office:value-type="string">
            <text:p text:style-name="P21"><text:span text:style-name="T23">Extensions (ou sc</text:span><text:span text:style-name="T21">é</text:span><text:span text:style-name="T23">narios alternatifs) :</text:span></text:p>
          </table:table-cell>
          <table:table-cell table:style-name="Table7.B2" office:value-type="string">
            <text:p text:style-name="P21"><text:span text:style-name="T21">Voir cas d’utilisation « défaire opération » ,« refaire opération » et « valider le design »</text:span></text:p>
            <text:p text:style-name="P18"/>
          </table:table-cell>
        </table:table-row>
      </table:table>
      <text:p text:style-name="P25"/>
      <text:p text:style-name="P25"/>
      <table:table table:name="Table8" table:style-name="Table8">
        <table:table-column table:style-name="Table8.A"/>
        <table:table-column table:style-name="Table8.B"/>
        <table:table-row table:style-name="Table8.1">
          <table:table-cell table:style-name="Table8.A1" office:value-type="string">
            <text:p text:style-name="P33"><text:span text:style-name="T17">Cas d'utilisation</text:span></text:p>
          </table:table-cell>
          <table:table-cell table:style-name="Table8.B1" office:value-type="string">
            <text:p text:style-name="P33"><text:span text:style-name="T18">CU8</text:span><text:span text:style-name="T19"> </text:span><text:span text:style-name="T18">: Supprimer un convoyeur</text:span></text:p>
          </table:table-cell>
        </table:table-row>
        <table:table-row table:style-name="Table8.1">
          <table:table-cell table:style-name="Table8.A2" office:value-type="string">
            <text:p text:style-name="P27"><text:span text:style-name="T21">Système</text:span></text:p>
          </table:table-cell>
          <table:table-cell table:style-name="Table8.B2" office:value-type="string">
            <text:p text:style-name="P21"><text:span text:style-name="T23">application RecyclApp</text:span></text:p>
          </table:table-cell>
        </table:table-row>
        <table:table-row table:style-name="Table8.1">
          <table:table-cell table:style-name="Table8.A2" office:value-type="string">
            <text:p text:style-name="P27"><text:span text:style-name="T21">Acteur principal</text:span></text:p>
          </table:table-cell>
          <table:table-cell table:style-name="Table8.B2" office:value-type="string">
            <text:p text:style-name="P27"><text:span text:style-name="T21">L’utilisateur</text:span></text:p>
          </table:table-cell>
        </table:table-row>
        <table:table-row table:style-name="Table8.1">
          <table:table-cell table:style-name="Table8.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8.B2" office:value-type="string">
            <text:p text:style-name="P21"><text:span text:style-name="T29">L’utilisateur : supprimer un convoyeur </text:span></text:p>
          </table:table-cell>
        </table:table-row>
        <table:table-row table:style-name="Table8.1">
          <table:table-cell table:style-name="Table8.A2" office:value-type="string">
            <text:p text:style-name="P27"><text:span text:style-name="T21">Préconditions</text:span></text:p>
          </table:table-cell>
          <table:table-cell table:style-name="Table8.B2" office:value-type="string">
            <text:p text:style-name="P27"><text:span text:style-name="T21">Sélectionner un convoyeur du design</text:span></text:p>
          </table:table-cell>
        </table:table-row>
        <table:table-row table:style-name="Table8.1">
          <table:table-cell table:style-name="Table8.A2" office:value-type="string">
            <text:p text:style-name="P21"><text:span text:style-name="T23">Garanties en cas de succ</text:span><text:span text:style-name="T21">è</text:span><text:span text:style-name="T23">s (postcondition) :</text:span></text:p>
          </table:table-cell>
          <table:table-cell table:style-name="Table8.B2" office:value-type="string">
            <text:p text:style-name="P21"><text:span text:style-name="T21">Le convoyeur est supprimé</text:span></text:p>
          </table:table-cell>
        </table:table-row>
        <table:table-row table:style-name="Table8.1">
          <table:table-cell table:style-name="Table8.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8.B2" office:value-type="string">
            <text:p text:style-name="P21"><text:span text:style-name="T21">L’utilisateur sélectionne un convoyeur et le supprime</text:span></text:p>
          </table:table-cell>
        </table:table-row>
        <table:table-row table:style-name="Table8.1">
          <table:table-cell table:style-name="Table8.A2" office:value-type="string">
            <text:p text:style-name="P21"><text:span text:style-name="T23">Extensions (ou sc</text:span><text:span text:style-name="T21">é</text:span><text:span text:style-name="T23">narios alternatifs) :</text:span></text:p>
          </table:table-cell>
          <table:table-cell table:style-name="Table8.B2" office:value-type="string">
            <text:p text:style-name="P18"/>
            <text:p text:style-name="P21"><text:span text:style-name="T21">Voir cas d’utilisation « défaire opération » ,« refaire opération » et « valider le design »</text:span></text:p>
            <text:p text:style-name="P18"/>
          </table:table-cell>
        </table:table-row>
      </table:table>
      <text:p text:style-name="P25"/>
      <text:p text:style-name="P25"/>
      <table:table table:name="Table9" table:style-name="Table9">
        <table:table-column table:style-name="Table9.A"/>
        <table:table-column table:style-name="Table9.B"/>
        <table:table-row table:style-name="Table9.1">
          <table:table-cell table:style-name="Table9.A1" office:value-type="string">
            <text:p text:style-name="P33"><text:span text:style-name="T17">Cas d'utilisation</text:span></text:p>
          </table:table-cell>
          <table:table-cell table:style-name="Table9.B1" office:value-type="string">
            <text:p text:style-name="P33"><text:span text:style-name="T18">CU9</text:span><text:span text:style-name="T19"> </text:span><text:span text:style-name="T18">: Modifier les paramètres d’un convoyeur</text:span></text:p>
          </table:table-cell>
        </table:table-row>
        <table:table-row table:style-name="Table9.1">
          <table:table-cell table:style-name="Table9.A2" office:value-type="string">
            <text:p text:style-name="P27"><text:span text:style-name="T21">Système</text:span></text:p>
          </table:table-cell>
          <table:table-cell table:style-name="Table9.B2" office:value-type="string">
            <text:p text:style-name="P21"><text:span text:style-name="T23">application RecyclApp</text:span></text:p>
          </table:table-cell>
        </table:table-row>
        <table:table-row table:style-name="Table9.1">
          <table:table-cell table:style-name="Table9.A2" office:value-type="string">
            <text:p text:style-name="P27"><text:span text:style-name="T21">Acteur principal</text:span></text:p>
          </table:table-cell>
          <table:table-cell table:style-name="Table9.B2" office:value-type="string">
            <text:p text:style-name="P27"><text:span text:style-name="T21">L’utilisateur</text:span></text:p>
          </table:table-cell>
        </table:table-row>
        <table:table-row table:style-name="Table9.1">
          <table:table-cell table:style-name="Table9.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9.B2" office:value-type="string">
            <text:p text:style-name="P21"><text:span text:style-name="T29">L’utilisateur : modifier les paramètres d’un convoyeur</text:span></text:p>
          </table:table-cell>
        </table:table-row>
        <table:table-row table:style-name="Table9.1">
          <table:table-cell table:style-name="Table9.A2" office:value-type="string">
            <text:p text:style-name="P27"><text:span text:style-name="T21">Préconditions</text:span></text:p>
          </table:table-cell>
          <table:table-cell table:style-name="Table9.B2" office:value-type="string">
            <text:p text:style-name="P27"><text:span text:style-name="T21">Sélectionner un convoyeur</text:span></text:p>
          </table:table-cell>
        </table:table-row>
        <table:table-row table:style-name="Table9.1">
          <table:table-cell table:style-name="Table9.A2" office:value-type="string">
            <text:p text:style-name="P21"><text:span text:style-name="T23">Garanties en cas de succ</text:span><text:span text:style-name="T21">è</text:span><text:span text:style-name="T23">s (postcondition) :</text:span></text:p>
          </table:table-cell>
          <table:table-cell table:style-name="Table9.B2" office:value-type="string">
            <text:p text:style-name="P21"><text:span text:style-name="T21">Les paramètres du convoyeur sont modifiés. </text:span><text:span text:style-name="T23">Le syst</text:span><text:span text:style-name="T21">è</text:span><text:span text:style-name="T23">me propage la mise </text:span><text:span text:style-name="T21">à</text:span><text:span text:style-name="T23"> jour des valeurs des stations/jonctions qui y sont li</text:span><text:span text:style-name="T21">é</text:span><text:span text:style-name="T23">s.</text:span></text:p>
          </table:table-cell>
        </table:table-row>
        <text:soft-page-break/>
        <table:table-row table:style-name="Table9.1">
          <table:table-cell table:style-name="Table9.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9.B2" office:value-type="string">
            <text:p text:style-name="P21"><text:span text:style-name="T21">L’utilisateur modifie les paramètres du convoyeur </text:span></text:p>
          </table:table-cell>
        </table:table-row>
        <table:table-row table:style-name="Table9.1">
          <table:table-cell table:style-name="Table9.A2" office:value-type="string">
            <text:p text:style-name="P21"><text:span text:style-name="T23">Extensions (ou sc</text:span><text:span text:style-name="T21">é</text:span><text:span text:style-name="T23">narios alternatifs) :</text:span></text:p>
          </table:table-cell>
          <table:table-cell table:style-name="Table9.B2" office:value-type="string">
            <text:p text:style-name="P21"><text:span text:style-name="T21">Voir cas d’utilisation « défaire opération »</text:span><text:span text:style-name="T28">,</text:span><text:span text:style-name="T21"> « refaire opération » et « valider le design »</text:span></text:p>
            <text:p text:style-name="P18"/>
            <text:p text:style-name="P18"/>
          </table:table-cell>
        </table:table-row>
      </table:table>
      <text:p text:style-name="P25"/>
      <text:p text:style-name="P25"/>
      <table:table table:name="Table10" table:style-name="Table10">
        <table:table-column table:style-name="Table10.A"/>
        <table:table-column table:style-name="Table10.B"/>
        <table:table-row table:style-name="Table10.1">
          <table:table-cell table:style-name="Table10.A1" office:value-type="string">
            <text:p text:style-name="P33"><text:span text:style-name="T17">Cas d'utilisation</text:span></text:p>
          </table:table-cell>
          <table:table-cell table:style-name="Table10.B1" office:value-type="string">
            <text:p text:style-name="P33"><text:span text:style-name="T18">CU10</text:span><text:span text:style-name="T19"> </text:span><text:span text:style-name="T18">: Consulter la charge des stations / jonctions / convoyeurs</text:span></text:p>
          </table:table-cell>
        </table:table-row>
        <table:table-row table:style-name="Table10.1">
          <table:table-cell table:style-name="Table10.A2" office:value-type="string">
            <text:p text:style-name="P27"><text:span text:style-name="T21">Système</text:span></text:p>
          </table:table-cell>
          <table:table-cell table:style-name="Table10.B2" office:value-type="string">
            <text:p text:style-name="P21"><text:span text:style-name="T23">application RecyclApp</text:span></text:p>
          </table:table-cell>
        </table:table-row>
        <table:table-row table:style-name="Table10.1">
          <table:table-cell table:style-name="Table10.A2" office:value-type="string">
            <text:p text:style-name="P27"><text:span text:style-name="T21">Acteur principal</text:span></text:p>
          </table:table-cell>
          <table:table-cell table:style-name="Table10.B2" office:value-type="string">
            <text:p text:style-name="P27"><text:span text:style-name="T21">L’utilisateur</text:span></text:p>
          </table:table-cell>
        </table:table-row>
        <table:table-row table:style-name="Table10.1">
          <table:table-cell table:style-name="Table10.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10.B2" office:value-type="string">
            <text:p text:style-name="P21"><text:span text:style-name="T29">L’utilisateur : l’utilisateur a besoin de connaitre la charge des éléments du design</text:span></text:p>
          </table:table-cell>
        </table:table-row>
        <table:table-row table:style-name="Table10.1">
          <table:table-cell table:style-name="Table10.A2" office:value-type="string">
            <text:p text:style-name="P27"><text:span text:style-name="T21">Préconditions</text:span></text:p>
          </table:table-cell>
          <table:table-cell table:style-name="Table10.B2" office:value-type="string">
            <text:p text:style-name="P27"><text:span text:style-name="T21">Sélection d’un élément ou selon le mode d’affichage</text:span></text:p>
          </table:table-cell>
        </table:table-row>
        <table:table-row table:style-name="Table10.1">
          <table:table-cell table:style-name="Table10.A2" office:value-type="string">
            <text:p text:style-name="P21"><text:span text:style-name="T23">Garanties en cas de succ</text:span><text:span text:style-name="T21">è</text:span><text:span text:style-name="T23">s (postcondition) :</text:span></text:p>
          </table:table-cell>
          <table:table-cell table:style-name="Table10.B2" office:value-type="string">
            <text:p text:style-name="P21"><text:span text:style-name="T21">La charge est affichée</text:span></text:p>
          </table:table-cell>
        </table:table-row>
        <table:table-row table:style-name="Table10.1">
          <table:table-cell table:style-name="Table10.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10.B2" office:value-type="string">
            <text:p text:style-name="P21"><text:span text:style-name="T21">L’utilisateur vérifie la charge des stations / jonctions / convoyeurs selon les sélection ou le mode d’affichage</text:span></text:p>
          </table:table-cell>
        </table:table-row>
        <table:table-row table:style-name="Table10.1">
          <table:table-cell table:style-name="Table10.A2" office:value-type="string">
            <text:p text:style-name="P21"><text:span text:style-name="T23">Extensions (ou sc</text:span><text:span text:style-name="T21">é</text:span><text:span text:style-name="T23">narios alternatifs) :</text:span></text:p>
          </table:table-cell>
          <table:table-cell table:style-name="Table10.B2" office:value-type="string">
            <text:p text:style-name="P21"><text:span text:style-name="T21">Voir cas d’utilisation « défaire opération »</text:span><text:span text:style-name="T28">,</text:span><text:span text:style-name="T21"> « refaire opération » et « valider le design »</text:span></text:p>
            <text:p text:style-name="P18"/>
          </table:table-cell>
        </table:table-row>
      </table:table>
      <text:p text:style-name="P25"/>
      <text:p text:style-name="P25"/>
      <table:table table:name="Table11" table:style-name="Table11">
        <table:table-column table:style-name="Table11.A"/>
        <table:table-column table:style-name="Table11.B"/>
        <table:table-row table:style-name="Table11.1">
          <table:table-cell table:style-name="Table11.A1" office:value-type="string">
            <text:p text:style-name="P33"><text:span text:style-name="T17">Cas d'utilisation</text:span></text:p>
          </table:table-cell>
          <table:table-cell table:style-name="Table11.B1" office:value-type="string">
            <text:p text:style-name="P33"><text:span text:style-name="T18">CU11</text:span><text:span text:style-name="T19"> </text:span><text:span text:style-name="T18">: Valider le design</text:span></text:p>
          </table:table-cell>
        </table:table-row>
        <table:table-row table:style-name="Table11.1">
          <table:table-cell table:style-name="Table11.A2" office:value-type="string">
            <text:p text:style-name="P27"><text:span text:style-name="T21">Système</text:span></text:p>
          </table:table-cell>
          <table:table-cell table:style-name="Table11.B2" office:value-type="string">
            <text:p text:style-name="P21"><text:span text:style-name="T23">application RecyclApp</text:span></text:p>
          </table:table-cell>
        </table:table-row>
        <table:table-row table:style-name="Table11.1">
          <table:table-cell table:style-name="Table11.A2" office:value-type="string">
            <text:p text:style-name="P27"><text:span text:style-name="T21">Acteur principal</text:span></text:p>
          </table:table-cell>
          <table:table-cell table:style-name="Table11.B2" office:value-type="string">
            <text:p text:style-name="P27"><text:span text:style-name="T21">L’utilisateur</text:span></text:p>
          </table:table-cell>
        </table:table-row>
        <table:table-row table:style-name="Table11.1">
          <table:table-cell table:style-name="Table11.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11.B2" office:value-type="string">
            <text:p text:style-name="P21"><text:span text:style-name="T29">L’utilisateur : L’utilisateur veut construire un design valide</text:span></text:p>
          </table:table-cell>
        </table:table-row>
        <table:table-row table:style-name="Table11.1">
          <table:table-cell table:style-name="Table11.A2" office:value-type="string">
            <text:p text:style-name="P27"><text:span text:style-name="T21">Préconditions</text:span></text:p>
          </table:table-cell>
          <table:table-cell table:style-name="Table11.B2" office:value-type="string">
            <text:p text:style-name="P27"><text:span text:style-name="T21">Le design contient des éléments</text:span></text:p>
          </table:table-cell>
        </table:table-row>
        <table:table-row table:style-name="Table11.1">
          <table:table-cell table:style-name="Table11.A2" office:value-type="string">
            <text:p text:style-name="P21"><text:span text:style-name="T23">Garanties en cas de succ</text:span><text:span text:style-name="T21">è</text:span><text:span text:style-name="T23">s (postcondition) :</text:span></text:p>
          </table:table-cell>
          <table:table-cell table:style-name="Table11.B2" office:value-type="string">
            <text:p text:style-name="P21"><text:span text:style-name="T21">Un témoin indique si le design est valide ou pas</text:span></text:p>
          </table:table-cell>
        </table:table-row>
        <table:table-row table:style-name="Table11.1">
          <table:table-cell table:style-name="Table11.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11.B2" office:value-type="string">
            <text:p text:style-name="P21"><text:span text:style-name="T21">À chaque modification du design, un témoin indique la validité.</text:span></text:p>
          </table:table-cell>
        </table:table-row>
        <text:soft-page-break/>
        <table:table-row table:style-name="Table11.1">
          <table:table-cell table:style-name="Table11.A2" office:value-type="string">
            <text:p text:style-name="P21"><text:span text:style-name="T23">Extensions (ou sc</text:span><text:span text:style-name="T21">é</text:span><text:span text:style-name="T23">narios alternatifs) :</text:span></text:p>
          </table:table-cell>
          <table:table-cell table:style-name="Table11.B2" office:value-type="string">
            <text:p text:style-name="P18"/>
            <text:p text:style-name="P18"/>
          </table:table-cell>
        </table:table-row>
      </table:table>
      <text:p text:style-name="P25"/>
      <text:p text:style-name="P25"/>
      <table:table table:name="Table12" table:style-name="Table12">
        <table:table-column table:style-name="Table12.A"/>
        <table:table-column table:style-name="Table12.B"/>
        <table:table-row table:style-name="Table12.1">
          <table:table-cell table:style-name="Table12.A1" office:value-type="string">
            <text:p text:style-name="P33"><text:span text:style-name="T17">Cas d'utilisation</text:span></text:p>
          </table:table-cell>
          <table:table-cell table:style-name="Table12.B1" office:value-type="string">
            <text:p text:style-name="P33"><text:span text:style-name="T18">CU12</text:span><text:span text:style-name="T19"> </text:span><text:span text:style-name="T18">: Défaire l’opération</text:span></text:p>
          </table:table-cell>
        </table:table-row>
        <table:table-row table:style-name="Table12.1">
          <table:table-cell table:style-name="Table12.A2" office:value-type="string">
            <text:p text:style-name="P27"><text:span text:style-name="T21">Système</text:span></text:p>
          </table:table-cell>
          <table:table-cell table:style-name="Table12.B2" office:value-type="string">
            <text:p text:style-name="P21"><text:span text:style-name="T23">application RecyclApp</text:span></text:p>
          </table:table-cell>
        </table:table-row>
        <table:table-row table:style-name="Table12.1">
          <table:table-cell table:style-name="Table12.A2" office:value-type="string">
            <text:p text:style-name="P27"><text:span text:style-name="T21">Acteur principal</text:span></text:p>
          </table:table-cell>
          <table:table-cell table:style-name="Table12.B2" office:value-type="string">
            <text:p text:style-name="P27"><text:span text:style-name="T21">L’utilisateur</text:span></text:p>
          </table:table-cell>
        </table:table-row>
        <table:table-row table:style-name="Table12.1">
          <table:table-cell table:style-name="Table12.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12.B2" office:value-type="string">
            <text:p text:style-name="P21"><text:span text:style-name="T29">L’utilisateur : défaire une opération non désirée</text:span></text:p>
          </table:table-cell>
        </table:table-row>
        <table:table-row table:style-name="Table12.1">
          <table:table-cell table:style-name="Table12.A2" office:value-type="string">
            <text:p text:style-name="P27"><text:span text:style-name="T21">Préconditions</text:span></text:p>
          </table:table-cell>
          <table:table-cell table:style-name="Table12.B2" office:value-type="string">
            <text:p text:style-name="P27"><text:span text:style-name="T21">Une opération a été exécuté</text:span></text:p>
          </table:table-cell>
        </table:table-row>
        <table:table-row table:style-name="Table12.1">
          <table:table-cell table:style-name="Table12.A2" office:value-type="string">
            <text:p text:style-name="P21"><text:span text:style-name="T23">Garanties en cas de succ</text:span><text:span text:style-name="T21">è</text:span><text:span text:style-name="T23">s (postcondition) :</text:span></text:p>
          </table:table-cell>
          <table:table-cell table:style-name="Table12.B2" office:value-type="string">
            <text:p text:style-name="P21"><text:span text:style-name="T21">L’opération défaite dans l’ordre chronologiques</text:span></text:p>
          </table:table-cell>
        </table:table-row>
        <table:table-row table:style-name="Table12.1">
          <table:table-cell table:style-name="Table12.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12.B2" office:value-type="string">
            <text:p text:style-name="P21"><text:span text:style-name="T21">L’utilisateur défait la ou les dernières opérations</text:span></text:p>
          </table:table-cell>
        </table:table-row>
        <table:table-row table:style-name="Table12.1">
          <table:table-cell table:style-name="Table12.A2" office:value-type="string">
            <text:p text:style-name="P21"><text:span text:style-name="T23">Extensions (ou sc</text:span><text:span text:style-name="T21">é</text:span><text:span text:style-name="T23">narios alternatifs) :</text:span></text:p>
          </table:table-cell>
          <table:table-cell table:style-name="Table12.B2" office:value-type="string">
            <text:p text:style-name="P18"/>
            <text:p text:style-name="P21"><text:span text:style-name="T21">Voir cas d’utilisation « refaire opération » et « valider le design »</text:span></text:p>
            <text:p text:style-name="P18"/>
          </table:table-cell>
        </table:table-row>
      </table:table>
      <text:p text:style-name="P25"/>
      <text:p text:style-name="P25"/>
      <table:table table:name="Table13" table:style-name="Table13">
        <table:table-column table:style-name="Table13.A"/>
        <table:table-column table:style-name="Table13.B"/>
        <table:table-row table:style-name="Table13.1">
          <table:table-cell table:style-name="Table13.A1" office:value-type="string">
            <text:p text:style-name="P33"><text:span text:style-name="T17">Cas d'utilisation</text:span></text:p>
          </table:table-cell>
          <table:table-cell table:style-name="Table13.B1" office:value-type="string">
            <text:p text:style-name="P33"><text:span text:style-name="T18">CU13</text:span><text:span text:style-name="T19"> </text:span><text:span text:style-name="T18">: Refaire l’opération</text:span></text:p>
          </table:table-cell>
        </table:table-row>
        <table:table-row table:style-name="Table13.1">
          <table:table-cell table:style-name="Table13.A2" office:value-type="string">
            <text:p text:style-name="P27"><text:span text:style-name="T21">Système</text:span></text:p>
          </table:table-cell>
          <table:table-cell table:style-name="Table13.B2" office:value-type="string">
            <text:p text:style-name="P21"><text:span text:style-name="T23">application RecyclApp</text:span></text:p>
          </table:table-cell>
        </table:table-row>
        <table:table-row table:style-name="Table13.1">
          <table:table-cell table:style-name="Table13.A2" office:value-type="string">
            <text:p text:style-name="P27"><text:span text:style-name="T21">Acteur principal</text:span></text:p>
          </table:table-cell>
          <table:table-cell table:style-name="Table13.B2" office:value-type="string">
            <text:p text:style-name="P27"><text:span text:style-name="T21">L’utilisateur</text:span></text:p>
          </table:table-cell>
        </table:table-row>
        <table:table-row table:style-name="Table13.1">
          <table:table-cell table:style-name="Table13.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13.B2" office:value-type="string">
            <text:p text:style-name="P21"><text:span text:style-name="T29">L’utilisateur : refaire une opération qui a été defaite</text:span></text:p>
          </table:table-cell>
        </table:table-row>
        <table:table-row table:style-name="Table13.1">
          <table:table-cell table:style-name="Table13.A2" office:value-type="string">
            <text:p text:style-name="P27"><text:span text:style-name="T21">Préconditions</text:span></text:p>
          </table:table-cell>
          <table:table-cell table:style-name="Table13.B2" office:value-type="string">
            <text:p text:style-name="P27"><text:span text:style-name="T21">Une opération a été défaite</text:span></text:p>
          </table:table-cell>
        </table:table-row>
        <table:table-row table:style-name="Table13.1">
          <table:table-cell table:style-name="Table13.A2" office:value-type="string">
            <text:p text:style-name="P21"><text:span text:style-name="T23">Garanties en cas de succ</text:span><text:span text:style-name="T21">è</text:span><text:span text:style-name="T23">s (postcondition) :</text:span></text:p>
          </table:table-cell>
          <table:table-cell table:style-name="Table13.B2" office:value-type="string">
            <text:p text:style-name="P21"><text:span text:style-name="T21">Opération est refaite</text:span></text:p>
          </table:table-cell>
        </table:table-row>
        <table:table-row table:style-name="Table13.1">
          <table:table-cell table:style-name="Table13.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13.B2" office:value-type="string">
            <text:p text:style-name="P21"><text:span text:style-name="T21">L’utilisateur décide de refaire une opération préalablement défaite.</text:span></text:p>
          </table:table-cell>
        </table:table-row>
        <table:table-row table:style-name="Table13.1">
          <table:table-cell table:style-name="Table13.A2" office:value-type="string">
            <text:p text:style-name="P21"><text:span text:style-name="T23">Extensions (ou sc</text:span><text:span text:style-name="T21">é</text:span><text:span text:style-name="T23">narios alternatifs) :</text:span></text:p>
          </table:table-cell>
          <table:table-cell table:style-name="Table13.B2" office:value-type="string">
            <text:p text:style-name="P18"/>
            <text:p text:style-name="P21"><text:span text:style-name="T21">Voir cas d’utilisation « défaire opération »et « valider le design »</text:span></text:p>
            <text:p text:style-name="P18"/>
          </table:table-cell>
        </table:table-row>
      </table:table>
      <text:p text:style-name="P25"/>
      <text:p text:style-name="P25"/>
      <table:table table:name="Table14" table:style-name="Table14">
        <table:table-column table:style-name="Table14.A"/>
        <table:table-column table:style-name="Table14.B"/>
        <text:soft-page-break/>
        <table:table-row table:style-name="Table14.1">
          <table:table-cell table:style-name="Table14.A1" office:value-type="string">
            <text:p text:style-name="P33"><text:span text:style-name="T17">Cas d'utilisation</text:span></text:p>
          </table:table-cell>
          <table:table-cell table:style-name="Table14.B1" office:value-type="string">
            <text:p text:style-name="P33"><text:span text:style-name="T18">CU14</text:span><text:span text:style-name="T19"> </text:span><text:span text:style-name="T18">: Configurer la taille du design</text:span></text:p>
          </table:table-cell>
        </table:table-row>
        <table:table-row table:style-name="Table14.1">
          <table:table-cell table:style-name="Table14.A2" office:value-type="string">
            <text:p text:style-name="P27"><text:span text:style-name="T21">Système</text:span></text:p>
          </table:table-cell>
          <table:table-cell table:style-name="Table14.B2" office:value-type="string">
            <text:p text:style-name="P21"><text:span text:style-name="T23">application RecyclApp</text:span></text:p>
          </table:table-cell>
        </table:table-row>
        <table:table-row table:style-name="Table14.1">
          <table:table-cell table:style-name="Table14.A2" office:value-type="string">
            <text:p text:style-name="P27"><text:span text:style-name="T21">Acteur principal</text:span></text:p>
          </table:table-cell>
          <table:table-cell table:style-name="Table14.B2" office:value-type="string">
            <text:p text:style-name="P27"><text:span text:style-name="T21">L’utilisateur</text:span></text:p>
          </table:table-cell>
        </table:table-row>
        <table:table-row table:style-name="Table14.1">
          <table:table-cell table:style-name="Table14.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14.B2" office:value-type="string">
            <text:p text:style-name="P21"><text:span text:style-name="T29">L’utilisateur</text:span><text:span text:style-name="T32"> </text:span><text:span text:style-name="T29">: avoir une taille du design adéquat.</text:span></text:p>
          </table:table-cell>
        </table:table-row>
        <table:table-row table:style-name="Table14.1">
          <table:table-cell table:style-name="Table14.A2" office:value-type="string">
            <text:p text:style-name="P27"><text:span text:style-name="T21">Préconditions</text:span></text:p>
          </table:table-cell>
          <table:table-cell table:style-name="Table14.B2" office:value-type="string">
            <text:p text:style-name="P27"><text:span text:style-name="T21">Disponible si un design est chargé dans l'application (nouveau ou existant)</text:span></text:p>
          </table:table-cell>
        </table:table-row>
        <table:table-row table:style-name="Table14.1">
          <table:table-cell table:style-name="Table14.A2" office:value-type="string">
            <text:p text:style-name="P21"><text:span text:style-name="T23">Garanties en cas de succ</text:span><text:span text:style-name="T21">è</text:span><text:span text:style-name="T23">s (postcondition) :</text:span></text:p>
          </table:table-cell>
          <table:table-cell table:style-name="Table14.B2" office:value-type="string">
            <text:p text:style-name="P21"><text:span text:style-name="T21">Les réglages choisis sont appliqués. Les éléments du design ne sont pas modifiés</text:span></text:p>
          </table:table-cell>
        </table:table-row>
        <table:table-row table:style-name="Table14.1">
          <table:table-cell table:style-name="Table14.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14.B2" office:value-type="string">
            <text:p text:style-name="P21"><text:span text:style-name="T21">1. L'utilisateur choisi l’option de modifier la taille du design</text:span></text:p>
            <text:p text:style-name="P21"><text:span text:style-name="T21">1.1</text:span><text:span text:style-name="T28">.</text:span><text:span text:style-name="T21"> L’utilisateur augmente ou diminue la largeur et/ou la haute du design</text:span><text:span text:style-name="T28">.</text:span></text:p>
          </table:table-cell>
        </table:table-row>
        <table:table-row table:style-name="Table14.1">
          <table:table-cell table:style-name="Table14.A2" office:value-type="string">
            <text:p text:style-name="P21"><text:span text:style-name="T23">Extensions (ou sc</text:span><text:span text:style-name="T21">é</text:span><text:span text:style-name="T23">narios alternatifs) :</text:span></text:p>
          </table:table-cell>
          <table:table-cell table:style-name="Table14.B2" office:value-type="string">
            <text:p text:style-name="P18"/>
            <text:p text:style-name="P18"/>
          </table:table-cell>
        </table:table-row>
        <table:table-row table:style-name="Table14.1">
          <table:table-cell table:style-name="Table14.A2" office:value-type="string">
            <text:p text:style-name="P18"/>
          </table:table-cell>
          <table:table-cell table:style-name="Table14.B2" office:value-type="string">
            <text:p text:style-name="P34"/>
          </table:table-cell>
        </table:table-row>
      </table:table>
      <text:p text:style-name="P19"/>
      <table:table table:name="Table15" table:style-name="Table15">
        <table:table-column table:style-name="Table15.A"/>
        <table:table-column table:style-name="Table15.B"/>
        <table:table-row table:style-name="Table15.1">
          <table:table-cell table:style-name="Table15.A1" office:value-type="string">
            <text:p text:style-name="P33"><text:span text:style-name="T17">Cas d'utilisation</text:span></text:p>
          </table:table-cell>
          <table:table-cell table:style-name="Table15.B1" office:value-type="string">
            <text:p text:style-name="P33"><text:span text:style-name="T18">CU15 : Configurer la dimension d’affichage</text:span></text:p>
          </table:table-cell>
        </table:table-row>
        <table:table-row table:style-name="Table15.1">
          <table:table-cell table:style-name="Table15.A2" office:value-type="string">
            <text:p text:style-name="P27"><text:span text:style-name="T21">Périmètre</text:span></text:p>
          </table:table-cell>
          <table:table-cell table:style-name="Table15.B2" office:value-type="string">
            <text:p text:style-name="P21"><text:span text:style-name="T23">application RecyclApp</text:span></text:p>
          </table:table-cell>
        </table:table-row>
        <table:table-row table:style-name="Table15.1">
          <table:table-cell table:style-name="Table15.A2" office:value-type="string">
            <text:p text:style-name="P27"><text:span text:style-name="T21">Acteur principal</text:span></text:p>
          </table:table-cell>
          <table:table-cell table:style-name="Table15.B2" office:value-type="string">
            <text:p text:style-name="P27"><text:span text:style-name="T21">L’utilisateur</text:span></text:p>
          </table:table-cell>
        </table:table-row>
        <table:table-row table:style-name="Table15.1">
          <table:table-cell table:style-name="Table15.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15.B2" office:value-type="string">
            <text:p text:style-name="P21"><text:span text:style-name="T29">L’utilisateur : agrandir ou diminuer la dimension de l’affichage afin d’avoir une meilleure vue sur une zone du design ou avoir un</text:span><text:span text:style-name="T21">e vue d’ensemble. Ceci consister à zoomer.</text:span></text:p>
          </table:table-cell>
        </table:table-row>
        <table:table-row table:style-name="Table15.1">
          <table:table-cell table:style-name="Table15.A2" office:value-type="string">
            <text:p text:style-name="P27"><text:span text:style-name="T21">Préconditions</text:span></text:p>
          </table:table-cell>
          <table:table-cell table:style-name="Table15.B2" office:value-type="string">
            <text:p text:style-name="P27"><text:span text:style-name="T21">Disponible si un design est chargé dans l'application (nouveau ou existant)</text:span></text:p>
          </table:table-cell>
        </table:table-row>
        <table:table-row table:style-name="Table15.1">
          <table:table-cell table:style-name="Table15.A2" office:value-type="string">
            <text:p text:style-name="P21"><text:span text:style-name="T23">Garanties en cas de succ</text:span><text:span text:style-name="T21">è</text:span><text:span text:style-name="T23">s (postcondition) :</text:span></text:p>
          </table:table-cell>
          <table:table-cell table:style-name="Table15.B2" office:value-type="string">
            <text:p text:style-name="P21"><text:span text:style-name="T21">Les réglages choisis sont appliqués. Les éléments du design ne sont pas modifiés</text:span></text:p>
          </table:table-cell>
        </table:table-row>
        <table:table-row table:style-name="Table15.1">
          <table:table-cell table:style-name="Table15.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15.B2" office:value-type="string">
            <text:p text:style-name="P21"><text:span text:style-name="T21"><text:s/>1. L’utilisateur choisi d’augmenter ou de diminuer la dimension d’affichage.</text:span></text:p>
          </table:table-cell>
        </table:table-row>
        <table:table-row table:style-name="Table15.1">
          <table:table-cell table:style-name="Table15.A2" office:value-type="string">
            <text:p text:style-name="P21"><text:span text:style-name="T23">Extensions (ou sc</text:span><text:span text:style-name="T21">é</text:span><text:span text:style-name="T23">narios alternatifs) :</text:span></text:p>
          </table:table-cell>
          <table:table-cell table:style-name="Table15.B2" office:value-type="string">
            <text:p text:style-name="P18"/>
          </table:table-cell>
        </table:table-row>
        <table:table-row table:style-name="Table15.1">
          <table:table-cell table:style-name="Table15.A2" office:value-type="string">
            <text:p text:style-name="P18"/>
          </table:table-cell>
          <table:table-cell table:style-name="Table15.B2" office:value-type="string">
            <text:p text:style-name="P34"/>
          </table:table-cell>
        </table:table-row>
      </table:table>
      <text:p text:style-name="P25"/>
      <text:p text:style-name="P25"/>
      <table:table table:name="Table16" table:style-name="Table16">
        <table:table-column table:style-name="Table16.A"/>
        <table:table-column table:style-name="Table16.B"/>
        <text:soft-page-break/>
        <table:table-row table:style-name="Table16.1">
          <table:table-cell table:style-name="Table16.A1" office:value-type="string">
            <text:p text:style-name="P33"><text:span text:style-name="T17">Cas d'utilisation</text:span></text:p>
          </table:table-cell>
          <table:table-cell table:style-name="Table16.B1" office:value-type="string">
            <text:p text:style-name="P33"><text:span text:style-name="T18">CU16</text:span><text:span text:style-name="T19"> </text:span><text:span text:style-name="T18">: Configurer l’affichage de la grille</text:span></text:p>
          </table:table-cell>
        </table:table-row>
        <table:table-row table:style-name="Table16.1">
          <table:table-cell table:style-name="Table16.A2" office:value-type="string">
            <text:p text:style-name="P27"><text:span text:style-name="T21">Périmètre</text:span></text:p>
          </table:table-cell>
          <table:table-cell table:style-name="Table16.B2" office:value-type="string">
            <text:p text:style-name="P21"><text:span text:style-name="T23">application RecyclApp</text:span></text:p>
          </table:table-cell>
        </table:table-row>
        <table:table-row table:style-name="Table16.1">
          <table:table-cell table:style-name="Table16.A2" office:value-type="string">
            <text:p text:style-name="P27"><text:span text:style-name="T21">Acteur principal</text:span></text:p>
          </table:table-cell>
          <table:table-cell table:style-name="Table16.B2" office:value-type="string">
            <text:p text:style-name="P27"><text:span text:style-name="T21">L’utilisateur</text:span></text:p>
          </table:table-cell>
        </table:table-row>
        <table:table-row table:style-name="Table16.1">
          <table:table-cell table:style-name="Table16.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16.B2" office:value-type="string">
            <text:p text:style-name="P21"><text:span text:style-name="T21">L’utilisateur : afficher ou cacher une grille en arrière-plan.</text:span></text:p>
          </table:table-cell>
        </table:table-row>
        <table:table-row table:style-name="Table16.1">
          <table:table-cell table:style-name="Table16.A2" office:value-type="string">
            <text:p text:style-name="P27"><text:span text:style-name="T21">Préconditions</text:span></text:p>
          </table:table-cell>
          <table:table-cell table:style-name="Table16.B2" office:value-type="string">
            <text:p text:style-name="P27"><text:span text:style-name="T21">Disponible si un fichier est chargé dans l'application (nouveau ou existant)</text:span></text:p>
          </table:table-cell>
        </table:table-row>
        <table:table-row table:style-name="Table16.1">
          <table:table-cell table:style-name="Table16.A2" office:value-type="string">
            <text:p text:style-name="P21"><text:span text:style-name="T23">Garanties en cas de succ</text:span><text:span text:style-name="T21">è</text:span><text:span text:style-name="T23">s (postcondition) :</text:span></text:p>
          </table:table-cell>
          <table:table-cell table:style-name="Table16.B2" office:value-type="string">
            <text:p text:style-name="P21"><text:span text:style-name="T21">Les réglages choisis sont appliqués. Les éléments du design ne sont pas modifiés</text:span></text:p>
          </table:table-cell>
        </table:table-row>
        <table:table-row table:style-name="Table16.1">
          <table:table-cell table:style-name="Table16.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16.B2" office:value-type="string">
            <text:p text:style-name="P21"><text:span text:style-name="T21">1. Une grille en arrière-plan <text:s/>apparait ou disparait. </text:span></text:p>
          </table:table-cell>
        </table:table-row>
        <table:table-row table:style-name="Table16.1">
          <table:table-cell table:style-name="Table16.A2" office:value-type="string">
            <text:p text:style-name="P21"><text:span text:style-name="T23">Extensions (ou sc</text:span><text:span text:style-name="T21">é</text:span><text:span text:style-name="T23">narios alternatifs) :</text:span></text:p>
          </table:table-cell>
          <table:table-cell table:style-name="Table16.B2" office:value-type="string">
            <text:list xml:id="list7146662713586061614" text:style-name="WWNum2">
              <text:list-item>
                <text:p text:style-name="P15"><text:span text:style-name="T21">Si la grille est présente, l’option de rendre cette grille magnétique est disponible (voir cas d’utilisation « Rendre la grille magnétique »)</text:span><text:span text:style-name="T28">.</text:span></text:p>
              </text:list-item>
              <text:list-item>
                <text:p text:style-name="P15"><text:span text:style-name="T21">Il peut aussi définir la taille de la grille. (Voir cas d’utilisation « Définir la taille de la grille) </text:span></text:p>
              </text:list-item>
            </text:list>
            <text:p text:style-name="P35"/>
          </table:table-cell>
        </table:table-row>
        <table:table-row table:style-name="Table16.1">
          <table:table-cell table:style-name="Table16.A2" office:value-type="string">
            <text:p text:style-name="P18"/>
          </table:table-cell>
          <table:table-cell table:style-name="Table16.B2" office:value-type="string">
            <text:p text:style-name="P34"/>
          </table:table-cell>
        </table:table-row>
      </table:table>
      <text:p text:style-name="P26"/>
      <table:table table:name="Table17" table:style-name="Table17">
        <table:table-column table:style-name="Table17.A"/>
        <table:table-column table:style-name="Table17.B"/>
        <table:table-row table:style-name="Table17.1">
          <table:table-cell table:style-name="Table17.A1" office:value-type="string">
            <text:p text:style-name="P33"><text:span text:style-name="T17">Cas d'utilisation</text:span></text:p>
          </table:table-cell>
          <table:table-cell table:style-name="Table17.B1" office:value-type="string">
            <text:p text:style-name="P33"><text:span text:style-name="T18">CU17</text:span><text:span text:style-name="T19"> </text:span><text:span text:style-name="T18">: Rendre la grille magnétique</text:span></text:p>
          </table:table-cell>
        </table:table-row>
        <table:table-row table:style-name="Table17.1">
          <table:table-cell table:style-name="Table17.A2" office:value-type="string">
            <text:p text:style-name="P27"><text:span text:style-name="T21">Périmètre</text:span></text:p>
          </table:table-cell>
          <table:table-cell table:style-name="Table17.B2" office:value-type="string">
            <text:p text:style-name="P21"><text:span text:style-name="T23">application RecyclApp</text:span></text:p>
          </table:table-cell>
        </table:table-row>
        <table:table-row table:style-name="Table17.1">
          <table:table-cell table:style-name="Table17.A2" office:value-type="string">
            <text:p text:style-name="P27"><text:span text:style-name="T21">Acteur principal</text:span></text:p>
          </table:table-cell>
          <table:table-cell table:style-name="Table17.B2" office:value-type="string">
            <text:p text:style-name="P27"><text:span text:style-name="T21">L’utilisateur</text:span></text:p>
          </table:table-cell>
        </table:table-row>
        <table:table-row table:style-name="Table17.1">
          <table:table-cell table:style-name="Table17.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17.B2" office:value-type="string">
            <text:p text:style-name="P21"><text:span text:style-name="T29">L’utilisateur : rendre la grille magnétique pour facilité la tâche de bouger les éléments du design.</text:span></text:p>
            <text:p text:style-name="P34"/>
          </table:table-cell>
        </table:table-row>
        <table:table-row table:style-name="Table17.1">
          <table:table-cell table:style-name="Table17.A2" office:value-type="string">
            <text:p text:style-name="P27"><text:span text:style-name="T21">Préconditions</text:span></text:p>
          </table:table-cell>
          <table:table-cell table:style-name="Table17.B2" office:value-type="string">
            <text:p text:style-name="P27"><text:span text:style-name="T21">La grille en arrière-plan doit être visible.</text:span></text:p>
          </table:table-cell>
        </table:table-row>
        <table:table-row table:style-name="Table17.1">
          <table:table-cell table:style-name="Table17.A2" office:value-type="string">
            <text:p text:style-name="P21"><text:span text:style-name="T23">Garanties en cas de succ</text:span><text:span text:style-name="T21">è</text:span><text:span text:style-name="T23">s (postcondition) :</text:span></text:p>
          </table:table-cell>
          <table:table-cell table:style-name="Table17.B2" office:value-type="string">
            <text:p text:style-name="P21"><text:span text:style-name="T21">Les réglages choisis sont appliqués. Les éléments du design ne sont pas modifiés</text:span><text:span text:style-name="T28">.</text:span></text:p>
            <text:p text:style-name="P21"><text:span text:style-name="T21">Si l’utilisateur désactive l’affichage de la grille, la grille n’est plus magnétique.</text:span></text:p>
          </table:table-cell>
        </table:table-row>
        <table:table-row table:style-name="Table17.1">
          <table:table-cell table:style-name="Table17.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17.B2" office:value-type="string">
            <text:list xml:id="list4660787529966422485" text:style-name="WWNum1">
              <text:list-item>
                <text:p text:style-name="P16"><text:span text:style-name="T21">L’utilisateur rend ou non la grille magnétique</text:span></text:p>
              </text:list-item>
            </text:list>
          </table:table-cell>
        </table:table-row>
        <table:table-row table:style-name="Table17.1">
          <table:table-cell table:style-name="Table17.A2" office:value-type="string">
            <text:p text:style-name="P21"><text:span text:style-name="T23">Extensions (ou sc</text:span><text:span text:style-name="T21">é</text:span><text:span text:style-name="T23">narios alternatifs) :</text:span></text:p>
          </table:table-cell>
          <table:table-cell table:style-name="Table17.B2" office:value-type="string">
            <text:p text:style-name="P18"/>
          </table:table-cell>
        </table:table-row>
        <text:soft-page-break/>
        <table:table-row table:style-name="Table17.1">
          <table:table-cell table:style-name="Table17.A2" office:value-type="string">
            <text:p text:style-name="P18"/>
          </table:table-cell>
          <table:table-cell table:style-name="Table17.B2" office:value-type="string">
            <text:p text:style-name="P34"/>
          </table:table-cell>
        </table:table-row>
      </table:table>
      <text:p text:style-name="P26"/>
      <table:table table:name="Table18" table:style-name="Table18">
        <table:table-column table:style-name="Table18.A"/>
        <table:table-column table:style-name="Table18.B"/>
        <table:table-row table:style-name="Table18.1">
          <table:table-cell table:style-name="Table18.A1" office:value-type="string">
            <text:p text:style-name="P33"><text:span text:style-name="T17">Cas d'utilisation</text:span></text:p>
          </table:table-cell>
          <table:table-cell table:style-name="Table18.B1" office:value-type="string">
            <text:p text:style-name="P33"><text:span text:style-name="T18">CU18: Définir la taille de la grille</text:span></text:p>
          </table:table-cell>
        </table:table-row>
        <table:table-row table:style-name="Table18.1">
          <table:table-cell table:style-name="Table18.A2" office:value-type="string">
            <text:p text:style-name="P27"><text:span text:style-name="T21">Périmètre</text:span></text:p>
          </table:table-cell>
          <table:table-cell table:style-name="Table18.B2" office:value-type="string">
            <text:p text:style-name="P21"><text:span text:style-name="T23">application RecyclApp</text:span></text:p>
          </table:table-cell>
        </table:table-row>
        <table:table-row table:style-name="Table18.1">
          <table:table-cell table:style-name="Table18.A2" office:value-type="string">
            <text:p text:style-name="P27"><text:span text:style-name="T21">Acteur principal</text:span></text:p>
          </table:table-cell>
          <table:table-cell table:style-name="Table18.B2" office:value-type="string">
            <text:p text:style-name="P27"><text:span text:style-name="T21">L’utilisateur</text:span></text:p>
          </table:table-cell>
        </table:table-row>
        <table:table-row table:style-name="Table18.1">
          <table:table-cell table:style-name="Table18.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18.B2" office:value-type="string">
            <text:p text:style-name="P21"><text:span text:style-name="T29">L’utilisateur : </text:span><text:span text:style-name="T23">définir la taille de la grille qu’il lui convient</text:span></text:p>
            <text:p text:style-name="P34"/>
          </table:table-cell>
        </table:table-row>
        <table:table-row table:style-name="Table18.1">
          <table:table-cell table:style-name="Table18.A2" office:value-type="string">
            <text:p text:style-name="P27"><text:span text:style-name="T21">Préconditions</text:span></text:p>
          </table:table-cell>
          <table:table-cell table:style-name="Table18.B2" office:value-type="string">
            <text:p text:style-name="P27"><text:span text:style-name="T20"><text:s/></text:span><text:span text:style-name="T21">La grille en arrière-plan doit être visible.</text:span></text:p>
          </table:table-cell>
        </table:table-row>
        <table:table-row table:style-name="Table18.1">
          <table:table-cell table:style-name="Table18.A2" office:value-type="string">
            <text:p text:style-name="P21"><text:span text:style-name="T23">Garanties en cas de succ</text:span><text:span text:style-name="T21">è</text:span><text:span text:style-name="T23">s (postcondition) :</text:span></text:p>
          </table:table-cell>
          <table:table-cell table:style-name="Table18.B2" office:value-type="string">
            <text:p text:style-name="P21"><text:span text:style-name="T21">Les réglages choisis sont appliqués. Les éléments du design ne sont pas modifiés</text:span><text:span text:style-name="T28">.</text:span></text:p>
            <text:p text:style-name="P21"><text:span text:style-name="T21">Si l’utilisateur désactive l’affichage de la grille, la grille n’est plus magnétique.</text:span></text:p>
          </table:table-cell>
        </table:table-row>
        <table:table-row table:style-name="Table18.1">
          <table:table-cell table:style-name="Table18.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18.B2" office:value-type="string">
            <text:p text:style-name="P21"><text:span text:style-name="T21">1. La taille de la grille est modifié</text:span></text:p>
          </table:table-cell>
        </table:table-row>
        <table:table-row table:style-name="Table18.1">
          <table:table-cell table:style-name="Table18.A2" office:value-type="string">
            <text:p text:style-name="P21"><text:span text:style-name="T23">Extensions (ou sc</text:span><text:span text:style-name="T21">é</text:span><text:span text:style-name="T23">narios alternatifs) :</text:span></text:p>
          </table:table-cell>
          <table:table-cell table:style-name="Table18.B2" office:value-type="string">
            <text:p text:style-name="P18"/>
          </table:table-cell>
        </table:table-row>
        <table:table-row table:style-name="Table18.1">
          <table:table-cell table:style-name="Table18.A2" office:value-type="string">
            <text:p text:style-name="P18"/>
          </table:table-cell>
          <table:table-cell table:style-name="Table18.B2" office:value-type="string">
            <text:p text:style-name="P34"/>
          </table:table-cell>
        </table:table-row>
      </table:table>
      <text:p text:style-name="P26"/>
      <table:table table:name="Table19" table:style-name="Table19">
        <table:table-column table:style-name="Table19.A"/>
        <table:table-column table:style-name="Table19.B"/>
        <table:table-row table:style-name="Table19.1">
          <table:table-cell table:style-name="Table19.A1" office:value-type="string">
            <text:p text:style-name="P33"><text:span text:style-name="T17">Cas d'utilisation</text:span></text:p>
          </table:table-cell>
          <table:table-cell table:style-name="Table19.B1" office:value-type="string">
            <text:p text:style-name="P33"><text:span text:style-name="T18">CU19</text:span><text:span text:style-name="T19"> </text:span><text:span text:style-name="T18">: Configurer le mode d’affichage</text:span></text:p>
          </table:table-cell>
        </table:table-row>
        <table:table-row table:style-name="Table19.1">
          <table:table-cell table:style-name="Table19.A2" office:value-type="string">
            <text:p text:style-name="P27"><text:span text:style-name="T21">Périmètre</text:span></text:p>
          </table:table-cell>
          <table:table-cell table:style-name="Table19.B2" office:value-type="string">
            <text:p text:style-name="P21"><text:span text:style-name="T23">application RecyclApp</text:span></text:p>
          </table:table-cell>
        </table:table-row>
        <table:table-row table:style-name="Table19.1">
          <table:table-cell table:style-name="Table19.A2" office:value-type="string">
            <text:p text:style-name="P27"><text:span text:style-name="T21">Acteur principal</text:span></text:p>
          </table:table-cell>
          <table:table-cell table:style-name="Table19.B2" office:value-type="string">
            <text:p text:style-name="P27"><text:span text:style-name="T21">L’utilisateur</text:span></text:p>
          </table:table-cell>
        </table:table-row>
        <table:table-row table:style-name="Table19.1">
          <table:table-cell table:style-name="Table19.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19.B2" office:value-type="string">
            <text:p text:style-name="P21"><text:span text:style-name="T29">L’utilisateur : </text:span><text:span text:style-name="T23">veut le mode « textuelle » afin d’avoir plus d’information sur les éléments. Il veut le mode « image » pour avoir un design plus visible.</text:span></text:p>
            <text:p text:style-name="P34"/>
          </table:table-cell>
        </table:table-row>
        <table:table-row table:style-name="Table19.1">
          <table:table-cell table:style-name="Table19.A2" office:value-type="string">
            <text:p text:style-name="P27"><text:span text:style-name="T21">Préconditions</text:span></text:p>
          </table:table-cell>
          <table:table-cell table:style-name="Table19.B2" office:value-type="string">
            <text:p text:style-name="P27"><text:span text:style-name="T21">Disponible si un desing est chargé dans l'application (nouveau ou existant)</text:span></text:p>
          </table:table-cell>
        </table:table-row>
        <table:table-row table:style-name="Table19.1">
          <table:table-cell table:style-name="Table19.A2" office:value-type="string">
            <text:p text:style-name="P21"><text:span text:style-name="T23">Garanties en cas de succ</text:span><text:span text:style-name="T21">è</text:span><text:span text:style-name="T23">s (postcondition) :</text:span></text:p>
          </table:table-cell>
          <table:table-cell table:style-name="Table19.B2" office:value-type="string">
            <text:p text:style-name="P21"><text:span text:style-name="T21">Les réglages choisis sont appliqués. Les éléments du design ne sont pas modifiés</text:span></text:p>
          </table:table-cell>
        </table:table-row>
        <table:table-row table:style-name="Table19.1">
          <table:table-cell table:style-name="Table19.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19.B2" office:value-type="string">
            <text:p text:style-name="P21"><text:span text:style-name="T21">1. L’utilisateur modifie le mode d’affichage (textuelle ou image)</text:span></text:p>
          </table:table-cell>
        </table:table-row>
        <table:table-row table:style-name="Table19.1">
          <table:table-cell table:style-name="Table19.A2" office:value-type="string">
            <text:p text:style-name="P21"><text:span text:style-name="T23">Extensions (ou sc</text:span><text:span text:style-name="T21">é</text:span><text:span text:style-name="T23">narios alternatifs) :</text:span></text:p>
          </table:table-cell>
          <table:table-cell table:style-name="Table19.B2" office:value-type="string">
            <text:p text:style-name="P18"/>
          </table:table-cell>
        </table:table-row>
        <table:table-row table:style-name="Table19.1">
          <table:table-cell table:style-name="Table19.A2" office:value-type="string">
            <text:p text:style-name="P18"/>
          </table:table-cell>
          <table:table-cell table:style-name="Table19.B2" office:value-type="string">
            <text:p text:style-name="P34"/>
          </table:table-cell>
        </table:table-row>
      </table:table>
      <text:p text:style-name="P26"><text:soft-page-break/></text:p>
      <table:table table:name="Table20" table:style-name="Table20">
        <table:table-column table:style-name="Table20.A"/>
        <table:table-column table:style-name="Table20.B"/>
        <table:table-row table:style-name="Table20.1">
          <table:table-cell table:style-name="Table20.A1" office:value-type="string">
            <text:p text:style-name="P33"><text:span text:style-name="T17">Cas d'utilisation</text:span></text:p>
          </table:table-cell>
          <table:table-cell table:style-name="Table20.B1" office:value-type="string">
            <text:p text:style-name="P33"><text:span text:style-name="T18">CU20</text:span><text:span text:style-name="T19"> </text:span><text:span text:style-name="T18">: Charger un projet</text:span></text:p>
          </table:table-cell>
        </table:table-row>
        <table:table-row table:style-name="Table20.1">
          <table:table-cell table:style-name="Table20.A2" office:value-type="string">
            <text:p text:style-name="P27"><text:span text:style-name="T21">Périmètre</text:span></text:p>
          </table:table-cell>
          <table:table-cell table:style-name="Table20.B2" office:value-type="string">
            <text:p text:style-name="P21"><text:span text:style-name="T23">application RecyclApp</text:span></text:p>
          </table:table-cell>
        </table:table-row>
        <table:table-row table:style-name="Table20.1">
          <table:table-cell table:style-name="Table20.A2" office:value-type="string">
            <text:p text:style-name="P27"><text:span text:style-name="T21">Acteur principal</text:span></text:p>
          </table:table-cell>
          <table:table-cell table:style-name="Table20.B2" office:value-type="string">
            <text:p text:style-name="P27"><text:span text:style-name="T21">L’utilisateur</text:span></text:p>
          </table:table-cell>
        </table:table-row>
        <table:table-row table:style-name="Table20.1">
          <table:table-cell table:style-name="Table20.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20.B2" office:value-type="string">
            <text:p text:style-name="P21"><text:span text:style-name="T29">L’utilisateur : </text:span><text:span text:style-name="T23">charger un projet <text:s/>afin de poursuivre son travail.</text:span></text:p>
            <text:p text:style-name="P34"/>
          </table:table-cell>
        </table:table-row>
        <table:table-row table:style-name="Table20.1">
          <table:table-cell table:style-name="Table20.A2" office:value-type="string">
            <text:p text:style-name="P27"><text:span text:style-name="T21">Préconditions</text:span></text:p>
          </table:table-cell>
          <table:table-cell table:style-name="Table20.B2" office:value-type="string">
            <text:p text:style-name="P27"><text:span text:style-name="T21">Il existe un fichier au format conforme</text:span></text:p>
          </table:table-cell>
        </table:table-row>
        <table:table-row table:style-name="Table20.1">
          <table:table-cell table:style-name="Table20.A2" office:value-type="string">
            <text:p text:style-name="P21"><text:span text:style-name="T23">Garanties en cas de succ</text:span><text:span text:style-name="T21">è</text:span><text:span text:style-name="T23">s (postcondition) :</text:span></text:p>
          </table:table-cell>
          <table:table-cell table:style-name="Table20.B2" office:value-type="string">
            <text:p text:style-name="P21"><text:span text:style-name="T21">Le projet chargé contient toutes les données.</text:span></text:p>
          </table:table-cell>
        </table:table-row>
        <table:table-row table:style-name="Table20.1">
          <table:table-cell table:style-name="Table20.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20.B2" office:value-type="string">
            <text:p text:style-name="P21"><text:span text:style-name="T21">L’utilisateur choisi d’ouvrir un fichier qui contient un projet existant.</text:span></text:p>
          </table:table-cell>
        </table:table-row>
        <table:table-row table:style-name="Table20.1">
          <table:table-cell table:style-name="Table20.A2" office:value-type="string">
            <text:p text:style-name="P21"><text:span text:style-name="T23">Extensions (ou sc</text:span><text:span text:style-name="T21">é</text:span><text:span text:style-name="T23">narios alternatifs) :</text:span></text:p>
          </table:table-cell>
          <table:table-cell table:style-name="Table20.B2" office:value-type="string">
            <text:p text:style-name="P18"/>
          </table:table-cell>
        </table:table-row>
        <table:table-row table:style-name="Table20.1">
          <table:table-cell table:style-name="Table20.A2" office:value-type="string">
            <text:p text:style-name="P18"/>
          </table:table-cell>
          <table:table-cell table:style-name="Table20.B2" office:value-type="string">
            <text:p text:style-name="P34"/>
          </table:table-cell>
        </table:table-row>
      </table:table>
      <text:p text:style-name="P26"/>
      <table:table table:name="Table21" table:style-name="Table21">
        <table:table-column table:style-name="Table21.A"/>
        <table:table-column table:style-name="Table21.B"/>
        <table:table-row table:style-name="Table21.1">
          <table:table-cell table:style-name="Table21.A1" office:value-type="string">
            <text:p text:style-name="P33"><text:span text:style-name="T17">Cas d'utilisation</text:span></text:p>
          </table:table-cell>
          <table:table-cell table:style-name="Table21.B1" office:value-type="string">
            <text:p text:style-name="P33"><text:span text:style-name="T18">CU21</text:span><text:span text:style-name="T19"> </text:span><text:span text:style-name="T18">: Créer un projet</text:span></text:p>
          </table:table-cell>
        </table:table-row>
        <table:table-row table:style-name="Table21.1">
          <table:table-cell table:style-name="Table21.A2" office:value-type="string">
            <text:p text:style-name="P27"><text:span text:style-name="T21">Périmètre</text:span></text:p>
          </table:table-cell>
          <table:table-cell table:style-name="Table21.B2" office:value-type="string">
            <text:p text:style-name="P21"><text:span text:style-name="T23">application RecyclApp</text:span></text:p>
          </table:table-cell>
        </table:table-row>
        <table:table-row table:style-name="Table21.1">
          <table:table-cell table:style-name="Table21.A2" office:value-type="string">
            <text:p text:style-name="P27"><text:span text:style-name="T21">Acteur principal</text:span></text:p>
          </table:table-cell>
          <table:table-cell table:style-name="Table21.B2" office:value-type="string">
            <text:p text:style-name="P27"><text:span text:style-name="T21">L’utilisateur</text:span></text:p>
          </table:table-cell>
        </table:table-row>
        <table:table-row table:style-name="Table21.1">
          <table:table-cell table:style-name="Table21.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21.B2" office:value-type="string">
            <text:p text:style-name="P21"><text:span text:style-name="T29">L’utilisateur : </text:span><text:span text:style-name="T23">créé un nouveau projet. </text:span><text:span text:style-name="T21">Le design est vide.</text:span></text:p>
            <text:p text:style-name="P34"/>
          </table:table-cell>
        </table:table-row>
        <table:table-row table:style-name="Table21.1">
          <table:table-cell table:style-name="Table21.A2" office:value-type="string">
            <text:p text:style-name="P27"><text:span text:style-name="T21">Préconditions</text:span></text:p>
          </table:table-cell>
          <table:table-cell table:style-name="Table21.B2" office:value-type="string">
            <text:p text:style-name="P27"><text:span text:style-name="T20">Aucune.</text:span></text:p>
          </table:table-cell>
        </table:table-row>
        <table:table-row table:style-name="Table21.1">
          <table:table-cell table:style-name="Table21.A2" office:value-type="string">
            <text:p text:style-name="P21"><text:span text:style-name="T23">Garanties en cas de succ</text:span><text:span text:style-name="T21">è</text:span><text:span text:style-name="T23">s (postcondition) :</text:span></text:p>
          </table:table-cell>
          <table:table-cell table:style-name="Table21.B2" office:value-type="string">
            <text:p text:style-name="P21"><text:span text:style-name="T21">Le projet peut être sauvegardé</text:span></text:p>
          </table:table-cell>
        </table:table-row>
        <table:table-row table:style-name="Table21.1">
          <table:table-cell table:style-name="Table21.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21.B2" office:value-type="string">
            <text:p text:style-name="P21"><text:span text:style-name="T21">L’utilisateur choisi l’option de créer un nouveau projet. </text:span></text:p>
          </table:table-cell>
        </table:table-row>
        <table:table-row table:style-name="Table21.1">
          <table:table-cell table:style-name="Table21.A2" office:value-type="string">
            <text:p text:style-name="P21"><text:span text:style-name="T23">Extensions (ou sc</text:span><text:span text:style-name="T21">é</text:span><text:span text:style-name="T23">narios alternatifs) :</text:span></text:p>
          </table:table-cell>
          <table:table-cell table:style-name="Table21.B2" office:value-type="string">
            <text:p text:style-name="P18"/>
          </table:table-cell>
        </table:table-row>
        <table:table-row table:style-name="Table21.1">
          <table:table-cell table:style-name="Table21.A2" office:value-type="string">
            <text:p text:style-name="P18"/>
          </table:table-cell>
          <table:table-cell table:style-name="Table21.B2" office:value-type="string">
            <text:p text:style-name="P34"/>
          </table:table-cell>
        </table:table-row>
      </table:table>
      <text:p text:style-name="P26"/>
      <table:table table:name="Table22" table:style-name="Table22">
        <table:table-column table:style-name="Table22.A"/>
        <table:table-column table:style-name="Table22.B"/>
        <table:table-row table:style-name="Table22.1">
          <table:table-cell table:style-name="Table22.A1" office:value-type="string">
            <text:p text:style-name="P33"><text:span text:style-name="T17">Cas d'utilisation</text:span></text:p>
          </table:table-cell>
          <table:table-cell table:style-name="Table22.B1" office:value-type="string">
            <text:p text:style-name="P33"><text:span text:style-name="T18">CU22</text:span><text:span text:style-name="T19"> </text:span><text:span text:style-name="T18">: Sauvegarder un projet</text:span></text:p>
          </table:table-cell>
        </table:table-row>
        <table:table-row table:style-name="Table22.1">
          <table:table-cell table:style-name="Table22.A2" office:value-type="string">
            <text:p text:style-name="P27"><text:span text:style-name="T21">Périmètre</text:span></text:p>
          </table:table-cell>
          <table:table-cell table:style-name="Table22.B2" office:value-type="string">
            <text:p text:style-name="P21"><text:span text:style-name="T23">application RecyclApp</text:span></text:p>
          </table:table-cell>
        </table:table-row>
        <table:table-row table:style-name="Table22.1">
          <table:table-cell table:style-name="Table22.A2" office:value-type="string">
            <text:p text:style-name="P27"><text:span text:style-name="T21">Acteur principal</text:span></text:p>
          </table:table-cell>
          <table:table-cell table:style-name="Table22.B2" office:value-type="string">
            <text:p text:style-name="P27"><text:span text:style-name="T21">L’utilisateur</text:span></text:p>
          </table:table-cell>
        </table:table-row>
        <text:soft-page-break/>
        <table:table-row table:style-name="Table22.1">
          <table:table-cell table:style-name="Table22.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22.B2" office:value-type="string">
            <text:p text:style-name="P21"><text:span text:style-name="T29">L’utilisateur : </text:span><text:span text:style-name="T23">sauvegarder toutes les informations relatives au design dans un fichier qui pourra être consulté ou modifié plus tard</text:span></text:p>
            <text:p text:style-name="P34"/>
          </table:table-cell>
        </table:table-row>
        <table:table-row table:style-name="Table22.1">
          <table:table-cell table:style-name="Table22.A2" office:value-type="string">
            <text:p text:style-name="P27"><text:span text:style-name="T21">Préconditions</text:span></text:p>
          </table:table-cell>
          <table:table-cell table:style-name="Table22.B2" office:value-type="string">
            <text:p text:style-name="P27"><text:span text:style-name="T21">un projet est chargé</text:span></text:p>
          </table:table-cell>
        </table:table-row>
        <table:table-row table:style-name="Table22.1">
          <table:table-cell table:style-name="Table22.A2" office:value-type="string">
            <text:p text:style-name="P21"><text:span text:style-name="T23">Garanties en cas de succ</text:span><text:span text:style-name="T21">è</text:span><text:span text:style-name="T23">s (postcondition) :</text:span></text:p>
          </table:table-cell>
          <table:table-cell table:style-name="Table22.B2" office:value-type="string">
            <text:p text:style-name="P21"><text:span text:style-name="T21">On assure l’intégrité des données lors de la sauvegarde.</text:span></text:p>
          </table:table-cell>
        </table:table-row>
        <table:table-row table:style-name="Table22.1">
          <table:table-cell table:style-name="Table22.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22.B2" office:value-type="string">
            <text:p text:style-name="P21"><text:span text:style-name="T21">L’utilisateur sauvegarde les données d’un projet.</text:span></text:p>
          </table:table-cell>
        </table:table-row>
        <table:table-row table:style-name="Table22.1">
          <table:table-cell table:style-name="Table22.A2" office:value-type="string">
            <text:p text:style-name="P21"><text:span text:style-name="T23">Extensions (ou sc</text:span><text:span text:style-name="T21">é</text:span><text:span text:style-name="T23">narios alternatifs) :</text:span></text:p>
          </table:table-cell>
          <table:table-cell table:style-name="Table22.B2" office:value-type="string">
            <text:p text:style-name="P18"/>
          </table:table-cell>
        </table:table-row>
        <table:table-row table:style-name="Table22.1">
          <table:table-cell table:style-name="Table22.A2" office:value-type="string">
            <text:p text:style-name="P18"/>
          </table:table-cell>
          <table:table-cell table:style-name="Table22.B2" office:value-type="string">
            <text:p text:style-name="P34"/>
          </table:table-cell>
        </table:table-row>
      </table:table>
      <text:p text:style-name="P26"/>
      <table:table table:name="Table23" table:style-name="Table23">
        <table:table-column table:style-name="Table23.A"/>
        <table:table-column table:style-name="Table23.B"/>
        <table:table-row table:style-name="Table23.1">
          <table:table-cell table:style-name="Table23.A1" office:value-type="string">
            <text:p text:style-name="P33"><text:span text:style-name="T17">Cas d'utilisation</text:span></text:p>
          </table:table-cell>
          <table:table-cell table:style-name="Table23.B1" office:value-type="string">
            <text:p text:style-name="P33"><text:span text:style-name="T18">CU23</text:span><text:span text:style-name="T19"> </text:span><text:span text:style-name="T18">: Exporter l’image du design</text:span></text:p>
          </table:table-cell>
        </table:table-row>
        <table:table-row table:style-name="Table23.1">
          <table:table-cell table:style-name="Table23.A2" office:value-type="string">
            <text:p text:style-name="P27"><text:span text:style-name="T21">Périmètre</text:span></text:p>
          </table:table-cell>
          <table:table-cell table:style-name="Table23.B2" office:value-type="string">
            <text:p text:style-name="P21"><text:span text:style-name="T23">application RecyclApp</text:span></text:p>
          </table:table-cell>
        </table:table-row>
        <table:table-row table:style-name="Table23.1">
          <table:table-cell table:style-name="Table23.A2" office:value-type="string">
            <text:p text:style-name="P27"><text:span text:style-name="T21">Acteur principal</text:span></text:p>
          </table:table-cell>
          <table:table-cell table:style-name="Table23.B2" office:value-type="string">
            <text:p text:style-name="P27"><text:span text:style-name="T21">L’utilisateur</text:span></text:p>
          </table:table-cell>
        </table:table-row>
        <table:table-row table:style-name="Table23.1">
          <table:table-cell table:style-name="Table23.A2" office:value-type="string">
            <text:p text:style-name="P21"><text:span text:style-name="T23">Parties prenantes et int</text:span><text:span text:style-name="T25">é</text:span><text:span text:style-name="T23">r</text:span><text:span text:style-name="T25">ê</text:span><text:span text:style-name="T23">ts</text:span></text:p>
          </table:table-cell>
          <table:table-cell table:style-name="Table23.B2" office:value-type="string">
            <text:p text:style-name="P21"><text:span text:style-name="T29">L’utilisateur : </text:span><text:span text:style-name="T23">exporter une capture d’écran du design dans un fichier image.</text:span></text:p>
            <text:p text:style-name="P34"/>
          </table:table-cell>
        </table:table-row>
        <table:table-row table:style-name="Table23.1">
          <table:table-cell table:style-name="Table23.A2" office:value-type="string">
            <text:p text:style-name="P27"><text:span text:style-name="T21">Préconditions</text:span></text:p>
          </table:table-cell>
          <table:table-cell table:style-name="Table23.B2" office:value-type="string">
            <text:p text:style-name="P27"><text:span text:style-name="T21">Un projet est chargé</text:span></text:p>
          </table:table-cell>
        </table:table-row>
        <table:table-row table:style-name="Table23.1">
          <table:table-cell table:style-name="Table23.A2" office:value-type="string">
            <text:p text:style-name="P21"><text:span text:style-name="T23">Garanties en cas de succ</text:span><text:span text:style-name="T21">è</text:span><text:span text:style-name="T23">s (postcondition) :</text:span></text:p>
          </table:table-cell>
          <table:table-cell table:style-name="Table23.B2" office:value-type="string">
            <text:p text:style-name="P21"><text:span text:style-name="T21">Un fichier image qui contient une capture d’écran du design</text:span><text:span text:style-name="T28">.</text:span></text:p>
          </table:table-cell>
        </table:table-row>
        <table:table-row table:style-name="Table23.1">
          <table:table-cell table:style-name="Table23.A2" office:value-type="string">
            <text:p text:style-name="P21"><text:span text:style-name="T23">Sc</text:span><text:span text:style-name="T21">é</text:span><text:span text:style-name="T23">nario principal (succ</text:span><text:span text:style-name="T21">è</text:span><text:span text:style-name="T23">s) :</text:span></text:p>
          </table:table-cell>
          <table:table-cell table:style-name="Table23.B2" office:value-type="string">
            <text:p text:style-name="P21"><text:span text:style-name="T21">L’utilisateur exporte l’image du design dans un fichier.</text:span></text:p>
          </table:table-cell>
        </table:table-row>
        <table:table-row table:style-name="Table23.1">
          <table:table-cell table:style-name="Table23.A2" office:value-type="string">
            <text:p text:style-name="P21"><text:span text:style-name="T23">Extensions (ou sc</text:span><text:span text:style-name="T21">é</text:span><text:span text:style-name="T23">narios alternatifs) :</text:span></text:p>
          </table:table-cell>
          <table:table-cell table:style-name="Table23.B2" office:value-type="string">
            <text:p text:style-name="P18"/>
          </table:table-cell>
        </table:table-row>
        <table:table-row table:style-name="Table23.1">
          <table:table-cell table:style-name="Table23.A2" office:value-type="string">
            <text:p text:style-name="P18"/>
          </table:table-cell>
          <table:table-cell table:style-name="Table23.B2" office:value-type="string">
            <text:p text:style-name="P34"/>
          </table:table-cell>
        </table:table-row>
      </table:table>
      <text:p text:style-name="P22"/>
      <text:h text:style-name="P4" text:outline-level="1"><text:bookmark-start text:name="__RefHeading__6937_698844749"/><text:span text:style-name="T12">Spécifications supplémentaires</text:span><text:bookmark-end text:name="__RefHeading__6937_698844749"/></text:h>
      <text:p text:style-name="P28"/>
      <text:h text:style-name="P7" text:outline-level="2"><text:bookmark-start text:name="__RefHeading__6939_698844749"/><text:span text:style-name="T12">Introduction</text:span><text:bookmark-end text:name="__RefHeading__6939_698844749"/></text:h>
      <text:p text:style-name="P32"><text:span text:style-name="T13">Ce document a pour but de décrire tous les besoins de l'application </text:span><text:span text:style-name="T14">RecyclApp</text:span><text:span text:style-name="T15"> qui ne sont pas documentés dans les cas d'utilisation.</text:span></text:p>
      <text:p text:style-name="P30"/>
      <text:h text:style-name="P7" text:outline-level="2"><text:bookmark-start text:name="__RefHeading__6941_698844749"/><text:span text:style-name="T16">Fonctionnalité</text:span><text:bookmark-end text:name="__RefHeading__6941_698844749"/></text:h>
      <text:list xml:id="list1047019624434256848" text:style-name="WWNum3">
        <text:list-item>
          <text:p text:style-name="P36"><text:span text:style-name="T15">Une matrice de tri peut-être définie par l'utilisateur afin de spécifier les quantités de chaque matière se retrouvant à chaque sortie d'une station de tri.</text:span></text:p>
        </text:list-item>
        <text:list-item>
          <text:p text:style-name="P36"><text:span text:style-name="T15">Des matrices de transformation peuvent être définies par l'utilisateur afin de spécifier les quantités de chaque matière se retrouv</text:span><text:bookmark text:name="__UnoMark__415_1620967944"/><text:bookmark text:name="__UnoMark__319_1620967944"/><text:bookmark text:name="__UnoMark__223_1620967944"/><text:bookmark text:name="__UnoMark__127_1620967944"/><text:span text:style-name="T15">ant à chaque sortie d'une station de transformation. <text:s/>Chaque matière transformée doit avoir une matrice de transformation.</text:span></text:p>
        </text:list-item>
        <text:list-item>
          <text:p text:style-name="P36"><text:span text:style-name="T15">Chaque sortie d'un nœud est numérotée dans l'ordre qu'elle a été ajoutée au nœud.</text:span></text:p>
        </text:list-item>
        <text:list-item>
          <text:p text:style-name="P36"><text:span text:style-name="T15">L'édition du plan et de la taille des stations et convoyeurs se fait en mètres.</text:span></text:p>
        </text:list-item>
        <text:list-item>
          <text:p text:style-name="P36"><text:span text:style-name="T15">Des paramètres sont établis par défaut lors de la création d'un nouveau plan, mais peuvent être modifiés par l'utilisateur.</text:span></text:p>
        </text:list-item>
      </text:list>
      <text:h text:style-name="P8" text:outline-level="3"><text:bookmark-start text:name="__RefHeading__6943_698844749"/><text:span text:style-name="T14">Validation</text:span><text:bookmark-end text:name="__RefHeading__6943_698844749"/></text:h>
      <text:list xml:id="list194323221165600" text:continue-numbering="true" text:style-name="WWNum3">
        <text:list-item>
          <text:p text:style-name="P36"><text:span text:style-name="T13">L'application fait une vérification du design suggéré par l'utilisateur, et offre une rétroaction à ce dernier si une des conditions suivantes n'est pas respectée :</text:span></text:p>
          <text:list>
            <text:list-item>
              <text:p text:style-name="P40"><text:span text:style-name="T15">Chaque arc est connecté de la sortie d'un nœud à l'entrée d'un nœud.</text:span></text:p>
            </text:list-item>
            <text:list-item>
              <text:p text:style-name="P40"><text:span text:style-name="T15">Pour tous les nœuds (mis à part les jonctions), il y a un maximum d'un arc en entrée.</text:span></text:p>
            </text:list-item>
            <text:list-item>
              <text:p text:style-name="P40"><text:span text:style-name="T15">La taille du plan doit être au moins aussi grande que l'espace occupé par les éléments du design.</text:span></text:p>
            </text:list-item>
            <text:list-item>
              <text:p text:style-name="P40"><text:span text:style-name="T15">Le taux de pureté des ext</text:span><text:bookmark text:name="__UnoMark__368_1281911299"/><text:bookmark text:name="__UnoMark__496_1281911299"/><text:bookmark text:name="__UnoMark__624_1281911299"/><text:bookmark text:name="__UnoMark__752_1281911299"/><text:span text:style-name="T15">rants doit être au moins égal au taux spécifié.</text:span></text:p>
            </text:list-item>
            <text:list-item>
              <text:p text:style-name="P40"><text:span text:style-name="T15">Une jonction ne peut avoir qu'une seule sortie.</text:span></text:p>
            </text:list-item>
          </text:list>
        </text:list-item>
      </text:list>
      <text:h text:style-name="P8" text:outline-level="3"><text:bookmark-start text:name="__RefHeading__6945_698844749"/><text:span text:style-name="T14">Paramètres par défaut</text:span><text:bookmark-end text:name="__RefHeading__6945_698844749"/></text:h>
      <text:list xml:id="list2617832662370528326" text:style-name="WWNum4">
        <text:list-item>
          <text:p text:style-name="P37"><text:span text:style-name="T15">Si aucune matrice n'est spécifiée pour une station de tri, la matière en entrée se retrouvera à 100% à la première sortie de la station.</text:span></text:p>
        </text:list-item>
        <text:list-item>
          <text:p text:style-name="P37"><text:span text:style-name="T15">Si aucune matrice n'est spécifiée pour une station de transformation, la matière en entrée se retrouvera à 100% à la première sortie de la station.</text:span></text:p>
        </text:list-item>
      </text:list>
      <text:p text:style-name="P29"/>
      <text:h text:style-name="P7" text:outline-level="2"><text:bookmark-start text:name="__RefHeading__6947_698844749"/><text:span text:style-name="T16">Utilisation</text:span><text:bookmark-end text:name="__RefHeading__6947_698844749"/></text:h>
      <text:p text:style-name="P32"><text:span text:style-name="T14">Affichage</text:span></text:p>
      <text:list xml:id="list194323224156797" text:continue-list="list4660787529966422485" text:style-name="WWNum1">
        <text:list-item>
          <text:p text:style-name="P38"><text:span text:style-name="T15">Le plan est représenté sous la forme d'un graphe où les nœuds représentent les stations, les entrées au centre de tri, les sorties de ce dernier et les points de jonction. Les arcs du </text:span><text:soft-page-break/><text:span text:style-name="T15">graphe correspondent aux convoyeurs reliant les éléments représentés par les noeuds.</text:span></text:p>
        </text:list-item>
        <text:list-item>
          <text:p text:style-name="P38"><text:span text:style-name="T15">Un nœud est représenté par un rectangle (taille définie par l'utilisateur) et soit du texte, une couleur ou une image (aussi défini par l'utilisateur).</text:span></text:p>
        </text:list-item>
        <text:list-item>
          <text:p text:style-name="P38"><text:span text:style-name="T15">Un arc est représenté par une ligne avec une flèche pleine à son extrémité.</text:span></text:p>
        </text:list-item>
        <text:list-item>
          <text:p text:style-name="P38"><text:span text:style-name="T15">L'utilisateur peut voir les quantités en kg/h de chaque matière passant en tout point du réseau.</text:span></text:p>
        </text:list-item>
        <text:list-item>
          <text:p text:style-name="P38"><text:span text:style-name="T15">Chaque sortie de la station est identifiée par un petit numéro.</text:span></text:p>
        </text:list-item>
        <text:list-item>
          <text:p text:style-name="P38"><text:span text:style-name="T15">L'utilisateur peut faire un agrandissement ou une réduction de l'affichage du plan (</text:span><text:span text:style-name="T14">zoom</text:span><text:span text:style-name="T15">) à l'intérieur d'une plage de valeurs (en pourcentage) définie par une borne supérieure et une borne inférieure.</text:span></text:p>
        </text:list-item>
        <text:list-item>
          <text:p text:style-name="P38"><text:span text:style-name="T15">Une grille peut être activée par l'utilisateur : celle-ci aura la forme d'un quadrillage à taille fixe (défini par l'utilisateur) et son affichage peut être agrandi ou réduit par le </text:span><text:span text:style-name="T14">zoom</text:span><text:span text:style-name="T15">.</text:span></text:p>
        </text:list-item>
      </text:list>
      <text:p text:style-name="P29"/>
      <text:h text:style-name="P7" text:outline-level="2"><text:bookmark-start text:name="__RefHeading__6949_698844749"/><text:span text:style-name="T16">Fiabilité</text:span><text:bookmark-end text:name="__RefHeading__6949_698844749"/></text:h>
      <text:p text:style-name="P32"><text:span text:style-name="T15">Étant donné la taille du projet, nous prévoyons que le logiciel soit complètement fiable. Des tests seront fait en cours de route pour s'assurer de la fiabilité de l'application. De plus, une procédure de révision est mise en place tout au long du développement pour valider le bon fonctionnement de l'application.</text:span></text:p>
      <text:p text:style-name="P29"/>
      <text:h text:style-name="P7" text:outline-level="2"><text:bookmark-start text:name="__RefHeading__6951_698844749"/><text:span text:style-name="T16">Performance</text:span><text:bookmark-end text:name="__RefHeading__6951_698844749"/></text:h>
      <text:p text:style-name="P32"><text:span text:style-name="T15">Étant donné la taille de l'application, aucun problème de performance n'est prévu.</text:span></text:p>
      <text:p text:style-name="P29"/>
      <text:h text:style-name="P7" text:outline-level="2"><text:bookmark-start text:name="__RefHeading__6953_698844749"/><text:span text:style-name="T16">Support</text:span><text:bookmark-end text:name="__RefHeading__6953_698844749"/></text:h>
      <text:p text:style-name="P32"><text:span text:style-name="T15">Aucun support n'est prévu.</text:span></text:p>
      <text:p text:style-name="P29"/>
      <text:h text:style-name="P7" text:outline-level="2"><text:bookmark-start text:name="__RefHeading__6955_698844749"/><text:span text:style-name="T16">Contraintes d'implémentation</text:span><text:bookmark-end text:name="__RefHeading__6955_698844749"/></text:h>
      <text:p text:style-name="P32"><text:span text:style-name="T13">Aucune contrainte supplémentaire n'a été identifié jusqu'à présent.</text:span></text:p>
      <text:p text:style-name="P29"/>
      <text:h text:style-name="P7" text:outline-level="2"><text:bookmark-start text:name="__RefHeading__6957_698844749"/><text:span text:style-name="T16">Interfaces</text:span><text:bookmark-end text:name="__RefHeading__6957_698844749"/></text:h>
      <text:h text:style-name="P8" text:outline-level="3"><text:bookmark-start text:name="__RefHeading__6959_698844749"/><text:span text:style-name="T14">Matériel</text:span><text:bookmark-end text:name="__RefHeading__6959_698844749"/></text:h>
      <text:list xml:id="list194323230167574" text:continue-list="list7146662713586061614" text:style-name="WWNum2">
        <text:list-item>
          <text:p text:style-name="P39"><text:span text:style-name="T15">Une souris est utilisée pour la plus grande partie des fonctionnalités (placer un élément, obtenir de l'information, faire une sélection, etc.).</text:span></text:p>
        </text:list-item>
        <text:list-item>
          <text:p text:style-name="P39"><text:span text:style-name="T15">Le clavier est utilisé pour des entrées alphanumériques (noms des stations, quantités en entrée/sortie d'une station, etc.).</text:span></text:p>
        </text:list-item>
      </text:list>
      <text:p text:style-name="P31"/>
      <text:p text:style-name="P23"/>
      <text:h text:style-name="P5" text:outline-level="1"><text:bookmark-start text:name="__RefHeading__6961_698844749"/>Glossaire<text:bookmark-end text:name="__RefHeading__6961_698844749"/></text:h>
      <text:p text:style-name="Text_20_body"/>
      <text:p text:style-name="P47"><text:span text:style-name="Strong_20_Emphasis"><text:span text:style-name="T5">Arc </text:span></text:span><text:span text:style-name="T4">:</text:span><text:span text:style-name="T3"> Dans l’application, un arc (une ligne avec une flèche pleine à son extrémité) représente un convoyeur.</text:span></text:p>
      <text:p text:style-name="P45"><text:span text:style-name="Strong_20_Emphasis"><text:span text:style-name="T9">Ballot </text:span></text:span><text:span text:style-name="T7">:</text:span><text:span text:style-name="T6"> Regroupement de matière donné en sortie du centre de tri.</text:span></text:p>
      <text:p text:style-name="P45"><text:span text:style-name="Strong_20_Emphasis"><text:span text:style-name="T9">Capacité maximale </text:span></text:span><text:span text:style-name="T6">: En kg/h, la quantité maximale de matière qu’une station ou un arc peut traiter.</text:span></text:p>
      <text:p text:style-name="P45"><text:span text:style-name="Strong_20_Emphasis"><text:span text:style-name="T9">Centre de tri</text:span></text:span><text:span text:style-name="Strong_20_Emphasis"><text:span text:style-name="T6"> </text:span></text:span><text:span text:style-name="T6">: Une usine qui reçoit du contenu pêle-mêle et qui, après un traitement, donne en sortie des ballots de matière plus ou moins purs.</text:span></text:p>
      <text:p text:style-name="P45"><text:span text:style-name="Strong_20_Emphasis"><text:span text:style-name="T9">Concepteur </text:span></text:span><text:span text:style-name="T6">: Voir utilisateur.</text:span></text:p>
      <text:p text:style-name="P45"><text:span text:style-name="Strong_20_Emphasis"><text:span text:style-name="T9">Design</text:span></text:span><text:span text:style-name="Strong_20_Emphasis"><text:span text:style-name="T6"> </text:span></text:span><text:span text:style-name="T6">: Le plan du centre de tri fait par l'utilisateur.</text:span></text:p>
      <text:p text:style-name="P45"><text:span text:style-name="Strong_20_Emphasis"><text:span text:style-name="T9">Entrant </text:span></text:span><text:span text:style-name="T6">: Matière en entrée au centre de tri.</text:span></text:p>
      <text:p text:style-name="P45"><text:span text:style-name="Strong_20_Emphasis"><text:span text:style-name="T9">Entrée (du centre de tri) </text:span></text:span><text:span text:style-name="T6">: Point d’entrée où la matière est introduite au centre de tri.</text:span></text:p>
      <text:p text:style-name="P45"><text:span text:style-name="Strong_20_Emphasis"><text:span text:style-name="T9">Équipement de tri</text:span></text:span><text:span text:style-name="Strong_20_Emphasis"><text:span text:style-name="T6"> </text:span></text:span><text:span text:style-name="T6">: Voir station.</text:span></text:p>
      <text:p text:style-name="P45"><text:span text:style-name="Strong_20_Emphasis"><text:span text:style-name="T9">Extrant </text:span></text:span><text:span text:style-name="T6">: Matière en sortie au centre de tri.</text:span></text:p>
      <text:p text:style-name="P45"><text:span text:style-name="Strong_20_Emphasis"><text:span text:style-name="T9">Grille</text:span></text:span><text:span text:style-name="Strong_20_Emphasis"><text:span text:style-name="T6"> </text:span></text:span><text:span text:style-name="T6">: Dans l’application, un aide visuel composé d’une grille de points qui peut être activé et configuré par l’utilisateur afin de faciliter l’édition. La configuration permettra à l’utilisateur de modifier la distance (en mètres) entre les points de la grille.</text:span></text:p>
      <text:p text:style-name="P45"><text:span text:style-name="Strong_20_Emphasis"><text:span text:style-name="T9">Grille magnétique </text:span></text:span><text:span text:style-name="T6">: Fait en sorte que chaque nœud posé sur la grille se retrouve sur un point de celle-ci, et non entre deux points.</text:span></text:p>
      <text:p text:style-name="P45"><text:span text:style-name="Strong_20_Emphasis"><text:span text:style-name="T9">Jonction</text:span></text:span><text:span text:style-name="Strong_20_Emphasis"><text:span text:style-name="T6"> </text:span></text:span><text:span text:style-name="T6">: Point où plusieurs convoyeurs se rencontrent. À noter qu’une jonction est le seul type de nœud qui peut avoir plusieurs arcs entrants.</text:span></text:p>
      <text:p text:style-name="P45"><text:span text:style-name="Strong_20_Emphasis"><text:span text:style-name="T9">Machine </text:span></text:span><text:span text:style-name="T6">: Voir station.</text:span></text:p>
      <text:p text:style-name="P45"><text:span text:style-name="Strong_20_Emphasis"><text:span text:style-name="T9">Matière</text:span></text:span><text:span text:style-name="Strong_20_Emphasis"><text:span text:style-name="T6"> </text:span></text:span><text:span text:style-name="T6">: Tout type de matière pouvant être traité par le centre de tri. Ex : plastique, verre, etc.</text:span></text:p>
      <text:p text:style-name="P46"><text:span text:style-name="Strong_20_Emphasis"><text:span text:style-name="T8">Matrice de récupération</text:span></text:span><text:span text:style-name="T6">: Chaque station de tri possède une telle matrice. Celle-ci permet de spécifier pour chaque produit en entrée à une station, le pourcentage de ce produit qui se retrouve à chacune de ses sorties. La somme x de chaque ligne d'une matrice de récupération doit être comprise entre 0 et 1 (0 &lt;= x &lt;= 1). x=1 implique qu'il n'y a aucune perte de matière dans le traitement. Exemple :</text:span></text:p>
      <table:table table:name="Table24" table:style-name="Table24">
        <table:table-column table:style-name="Table24.A"/>
        <table:table-column table:style-name="Table24.B" table:number-columns-repeated="2"/>
        <table:table-column table:style-name="Table24.D"/>
        <table:table-column table:style-name="Table24.E"/>
        <text:soft-page-break/>
        <table:table-row>
          <table:table-cell table:style-name="Table24.A1" office:value-type="string">
            <text:p text:style-name="P17">Station A</text:p>
          </table:table-cell>
          <table:table-cell table:style-name="Table24.A1" office:value-type="string">
            <text:p text:style-name="P17">Sortie 1</text:p>
          </table:table-cell>
          <table:table-cell table:style-name="Table24.A1" office:value-type="string">
            <text:p text:style-name="P17">Sortie 2</text:p>
          </table:table-cell>
          <table:table-cell table:style-name="Table24.A1" office:value-type="string">
            <text:p text:style-name="P17">..</text:p>
          </table:table-cell>
          <table:table-cell table:style-name="Table24.A1" office:value-type="string">
            <text:p text:style-name="P17">Sortie n</text:p>
          </table:table-cell>
        </table:table-row>
        <table:table-row>
          <table:table-cell table:style-name="Table24.A1" office:value-type="string">
            <text:p text:style-name="P17">Papier</text:p>
          </table:table-cell>
          <table:table-cell table:style-name="Table24.A1" office:value-type="string">
            <text:p text:style-name="P17">0.25</text:p>
          </table:table-cell>
          <table:table-cell table:style-name="Table24.A1" office:value-type="string">
            <text:p text:style-name="P17">0.25</text:p>
          </table:table-cell>
          <table:table-cell table:style-name="Table24.A1" office:value-type="string">
            <text:p text:style-name="P17">..</text:p>
          </table:table-cell>
          <table:table-cell table:style-name="Table24.A1" office:value-type="string">
            <text:p text:style-name="P17">0.50</text:p>
          </table:table-cell>
        </table:table-row>
        <table:table-row>
          <table:table-cell table:style-name="Table24.A1" office:value-type="string">
            <text:p text:style-name="P17">Métal</text:p>
          </table:table-cell>
          <table:table-cell table:style-name="Table24.A1" office:value-type="string">
            <text:p text:style-name="P17">0.10</text:p>
          </table:table-cell>
          <table:table-cell table:style-name="Table24.A1" office:value-type="string">
            <text:p text:style-name="P17">0.80</text:p>
          </table:table-cell>
          <table:table-cell table:style-name="Table24.A1" office:value-type="string">
            <text:p text:style-name="P17">..</text:p>
          </table:table-cell>
          <table:table-cell table:style-name="Table24.A1" office:value-type="string">
            <text:p text:style-name="P17">0.10</text:p>
          </table:table-cell>
        </table:table-row>
      </table:table>
      <text:p text:style-name="P46"/>
      <text:p text:style-name="P46"><text:span text:style-name="Strong_20_Emphasis"><text:span text:style-name="T8">Matrice de transformation</text:span></text:span><text:span text:style-name="T6">: Chaque station de transformation possède une telle matrice pour chaque produit qu’elle peut transformer. Celle-ci permet de spécifier pour chaque produit en entrée à une station, le pourcentage de l’ancienne et des nouvelles matières qui sont présentes à chaque sortie de l’appareil. La somme x de tous les éléments d’une matrice de transformation pour une matière donnée doit être comprise entre 0 et 1 (0 &lt;= x &lt;= 1). À noter que chaque matière transformée nécessite une matrice de transformation. Exemple :</text:span></text:p>
      <table:table table:name="Table25" table:style-name="Table25">
        <table:table-column table:style-name="Table25.A"/>
        <table:table-column table:style-name="Table25.B" table:number-columns-repeated="2"/>
        <table:table-column table:style-name="Table25.D"/>
        <table:table-column table:style-name="Table25.E"/>
        <table:table-row>
          <table:table-cell table:style-name="Table25.A1" office:value-type="string">
            <text:p text:style-name="P17">MATIÈRE A</text:p>
          </table:table-cell>
          <table:table-cell table:style-name="Table25.A1" office:value-type="string">
            <text:p text:style-name="P17">Sortie 1</text:p>
          </table:table-cell>
          <table:table-cell table:style-name="Table25.A1" office:value-type="string">
            <text:p text:style-name="P17">Sortie 2</text:p>
          </table:table-cell>
          <table:table-cell table:style-name="Table25.A1" office:value-type="string">
            <text:p text:style-name="P17">..</text:p>
          </table:table-cell>
          <table:table-cell table:style-name="Table25.A1" office:value-type="string">
            <text:p text:style-name="P17">Sortie n</text:p>
          </table:table-cell>
        </table:table-row>
        <table:table-row>
          <table:table-cell table:style-name="Table25.A1" office:value-type="string">
            <text:p text:style-name="P17">Matière A</text:p>
          </table:table-cell>
          <table:table-cell table:style-name="Table25.A1" office:value-type="string">
            <text:p text:style-name="P17">0.80</text:p>
          </table:table-cell>
          <table:table-cell table:style-name="Table25.A1" office:value-type="string">
            <text:p text:style-name="P17">0.10</text:p>
          </table:table-cell>
          <table:table-cell table:style-name="Table25.A1" office:value-type="string">
            <text:p text:style-name="P17">..</text:p>
          </table:table-cell>
          <table:table-cell table:style-name="Table25.A1" office:value-type="string">
            <text:p text:style-name="P17">0.00</text:p>
          </table:table-cell>
        </table:table-row>
        <table:table-row>
          <table:table-cell table:style-name="Table25.A1" office:value-type="string">
            <text:p text:style-name="P17">Matière B</text:p>
          </table:table-cell>
          <table:table-cell table:style-name="Table25.A1" office:value-type="string">
            <text:p text:style-name="P17">0.00</text:p>
          </table:table-cell>
          <table:table-cell table:style-name="Table25.A1" office:value-type="string">
            <text:p text:style-name="P17">0.00</text:p>
          </table:table-cell>
          <table:table-cell table:style-name="Table25.A1" office:value-type="string">
            <text:p text:style-name="P17">..</text:p>
          </table:table-cell>
          <table:table-cell table:style-name="Table25.A1" office:value-type="string">
            <text:p text:style-name="P17">0.10</text:p>
          </table:table-cell>
        </table:table-row>
      </table:table>
      <text:p text:style-name="P45"/>
      <text:p text:style-name="P45"><text:span text:style-name="Strong_20_Emphasis"><text:span text:style-name="T9">Nœud </text:span></text:span><text:span text:style-name="T6">: Dans l’application, un nœud peut représenter soit une station, une jonction, une entrée à l’usine ou une sortie de l’usine.</text:span></text:p>
      <text:p text:style-name="P45"><text:span text:style-name="Strong_20_Emphasis"><text:span text:style-name="T9">Panier</text:span></text:span><text:span text:style-name="Strong_20_Emphasis"><text:span text:style-name="T6"> </text:span></text:span><text:span text:style-name="T6">: Regroupement de matière reçu en entrée au centre de tri.</text:span></text:p>
      <text:p text:style-name="P45"><text:span text:style-name="Strong_20_Emphasis"><text:span text:style-name="T9">Produit </text:span></text:span><text:span text:style-name="T6">: Voir matière.</text:span></text:p>
      <text:p text:style-name="P45"><text:span text:style-name="Strong_20_Emphasis"><text:span text:style-name="T9">Projet</text:span></text:span><text:span text:style-name="Strong_20_Emphasis"><text:span text:style-name="T6"> </text:span></text:span><text:span text:style-name="T6">: Dans RecyclApp, un projet contient le design du concepteur.</text:span></text:p>
      <text:p text:style-name="P45"><text:span text:style-name="Strong_20_Emphasis"><text:span text:style-name="T9">Sortie (du centre de tri) </text:span></text:span><text:span text:style-name="T6">: Point de sortie là où la matière quitte le centre de tri.</text:span></text:p>
      <text:p text:style-name="P45"><text:span text:style-name="Strong_20_Emphasis"><text:span text:style-name="T9">Station</text:span></text:span><text:span text:style-name="Strong_20_Emphasis"><text:span text:style-name="T6"> </text:span></text:span><text:span text:style-name="T6">: De façon générique, un appareil servant soit à trier ou à transformer de la matière. La station a un nom, une description et un nombre de sorties. Dans l’application, une station est représentée par une boîte rectangulaire qui peut contenir soit une image, une couleur ou du texte, tel que choisit par l’utilisateur.</text:span></text:p>
      <text:p text:style-name="P45"><text:span text:style-name="Strong_20_Emphasis"><text:span text:style-name="T9">Station (tri) </text:span></text:span><text:span text:style-name="T6">: Station qui sépare les matières reçues en entrée.</text:span></text:p>
      <text:p text:style-name="P45"><text:span text:style-name="Strong_20_Emphasis"><text:span text:style-name="T9">Station (transformation) </text:span></text:span><text:span text:style-name="T6">: Station qui transforme une matière en une autre.</text:span></text:p>
      <text:p text:style-name="P45"><text:span text:style-name="Strong_20_Emphasis"><text:span text:style-name="T9">Utilisateur</text:span></text:span><text:span text:style-name="Strong_20_Emphasis"><text:span text:style-name="T6"> </text:span></text:span><text:span text:style-name="T6">: Un ingénieur chargé de la conception d’un centre de tri.</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Verdana" svg:font-family="Verdana, sans-serif"/>
    <style:font-face style:name="Cambria1" svg:font-family="Cambria" style:font-family-generic="roman" style:font-pitch="variable"/>
    <style:font-face style:name="Cambria" svg:font-family="Cambria" style:font-adornments="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rps_20_de_20_texte" style:display-name="Corps de texte" style:family="paragraph" style:parent-style-name="Standard" style:default-outline-level="">
      <style:paragraph-properties fo:margin-top="0cm" fo:margin-bottom="0.212cm" loext:contextual-spacing="false" fo:text-align="start" style:justify-single-word="false" fo:orphans="0" fo:widows="0"/>
      <style:text-properties fo:color="#000000" style:font-name="Times New Roman" fo:font-family="'Times New Roman'" style:font-family-generic="roman" style:font-pitch="variable" fo:font-size="12pt" fo:language="fr" fo:country="CA" style:letter-kerning="true" style:font-name-asian="Times New Roman1" style:font-family-asian="'Times New Roman'" style:font-family-generic-asian="system" style:font-pitch-asian="variable" style:font-size-asian="12pt" style:language-asian="hi" style:country-asian="I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mbria" fo:font-family="Cambria"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align="start" style:justify-single-word="false" fo:orphans="2" fo:widows="2" fo:text-indent="0cm" style:auto-text-indent="false" style:vertical-align="auto"/>
      <style:text-properties style:font-name="Cambria1" fo:font-family="Cambria" style:font-family-generic="roman" style:font-pitch="variable" fo:font-size="12pt" fo:language="fr" fo:country="FR" style:font-name-asian="MS Mincho" style:font-family-asian="'MS Mincho'" style:font-family-generic-asian="system" style:font-pitch-asian="variable" style:font-size-asian="12pt" style:language-asian="fr" style:country-asian="FR" style:font-name-complex="Cambria2" style:font-family-complex="Cambria"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fdaa" officeooo:paragraph-rsid="0002fdaa"/>
    </style:style>
    <style:style style:name="MT1" style:family="text">
      <style:text-properties style:font-name="Cambria1" fo:font-size="10pt"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tab/><text:span text:style-name="MT1"><text:page-number text:select-page="current">1</text:page-number></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18:29:22.477000000</meta:creation-date>
    <dc:date>2014-09-22T19:43:22.722000000</dc:date>
    <meta:editing-duration>PT14M42S</meta:editing-duration>
    <meta:editing-cycles>3</meta:editing-cycles>
    <meta:generator>LibreOffice/4.3.1.2$Windows_x86 LibreOffice_project/958349dc3b25111dbca392fbc281a05559ef6848</meta:generator>
    <meta:document-statistic meta:table-count="25" meta:image-count="0" meta:object-count="0" meta:page-count="19" meta:paragraph-count="492" meta:word-count="3599" meta:character-count="23189" meta:non-whitespace-character-count="20085"/>
  </office:meta>
</office:document-meta>
</file>